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heriff" svg:font-family="'Liberation Sheriff'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:dlig&amp;smcp" svg:font-family="'Times New Roman:dlig&amp;smcp'" style:font-adornments="Bold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490e2" officeooo:paragraph-rsid="003490e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ace8" officeooo:paragraph-rsid="0007c3e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ace8" officeooo:paragraph-rsid="0022ace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ace8" officeooo:paragraph-rsid="0022ace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3942" officeooo:paragraph-rsid="0024394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43942" officeooo:paragraph-rsid="0024394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c3ef" officeooo:paragraph-rsid="0007c3e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7c3ef" officeooo:paragraph-rsid="0007c3e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165b" officeooo:paragraph-rsid="0009165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9165b" officeooo:paragraph-rsid="0009165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610a" officeooo:paragraph-rsid="000a610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0e177" officeooo:paragraph-rsid="0030e17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e177" officeooo:paragraph-rsid="0030e17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490e2" officeooo:paragraph-rsid="003490e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90e2" officeooo:paragraph-rsid="003490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588ea" officeooo:paragraph-rsid="003588e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88ea" officeooo:paragraph-rsid="003588e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7a782" officeooo:paragraph-rsid="0037a78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782" officeooo:paragraph-rsid="0037a78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976b3" officeooo:paragraph-rsid="003976b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9a90a" officeooo:paragraph-rsid="0039a90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9a90a" officeooo:paragraph-rsid="0039a90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b26d8" officeooo:paragraph-rsid="003b26d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26d8" officeooo:paragraph-rsid="003b26d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2d94" officeooo:paragraph-rsid="003b2d9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e68b0" officeooo:paragraph-rsid="003e68b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68b0" officeooo:paragraph-rsid="003e68b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38be1" officeooo:paragraph-rsid="00438be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8be1" officeooo:paragraph-rsid="00438be1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style:text-underline-style="solid" style:text-underline-width="auto" style:text-underline-color="font-color" fo:font-weight="bold" officeooo:paragraph-rsid="0044e2b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85e09" officeooo:paragraph-rsid="00485e0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85e09" officeooo:paragraph-rsid="00485e0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8fd59" officeooo:paragraph-rsid="0048fd5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8fd59" officeooo:paragraph-rsid="0048fd5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ca16c" officeooo:paragraph-rsid="004ca16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a16c" officeooo:paragraph-rsid="004ca16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e2a3a" officeooo:paragraph-rsid="004e2a3a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fad97" officeooo:paragraph-rsid="004fad9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fad97" officeooo:paragraph-rsid="004fad97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ace8" officeooo:paragraph-rsid="0022ace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610a" officeooo:paragraph-rsid="000a610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2f06" officeooo:paragraph-rsid="000a610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2f06" officeooo:paragraph-rsid="002f073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41b6" officeooo:paragraph-rsid="001b41b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f0fb" officeooo:paragraph-rsid="001ef0f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fd0f8" officeooo:paragraph-rsid="002fd0f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90e2" officeooo:paragraph-rsid="003490e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88ea" officeooo:paragraph-rsid="003588e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ca26" officeooo:paragraph-rsid="0035ca26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a610a" officeooo:paragraph-rsid="000a610a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1629e0" officeooo:paragraph-rsid="001629e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629e0" officeooo:paragraph-rsid="001629e0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41b6" officeooo:paragraph-rsid="000a610a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41b6" officeooo:paragraph-rsid="001b41b6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1b41b6" officeooo:paragraph-rsid="001b41b6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ef0fb" officeooo:paragraph-rsid="001ef0fb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2fd0f8" officeooo:paragraph-rsid="002fd0f8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fd0f8" officeooo:paragraph-rsid="002fd0f8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5c5eb" officeooo:paragraph-rsid="0035c5eb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c3ef" officeooo:paragraph-rsid="0007c3e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3942" officeooo:paragraph-rsid="00243942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177" officeooo:paragraph-rsid="0030e17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177" officeooo:paragraph-rsid="0032129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90e2" officeooo:paragraph-rsid="003490e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a782" officeooo:paragraph-rsid="0037a782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7a782" officeooo:paragraph-rsid="0037a78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76b3" officeooo:paragraph-rsid="003976b3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76b3" officeooo:paragraph-rsid="00397a5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a90a" officeooo:paragraph-rsid="0039a90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26d8" officeooo:paragraph-rsid="003b26d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2d94" officeooo:paragraph-rsid="003b2d9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68b0" officeooo:paragraph-rsid="003e68b0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2631c" officeooo:paragraph-rsid="00438be1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8be1" officeooo:paragraph-rsid="0044e2b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8be1" officeooo:paragraph-rsid="00438be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0d68" officeooo:paragraph-rsid="00470d68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5e09" officeooo:paragraph-rsid="00485e09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fd59" officeooo:paragraph-rsid="0048fd59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a16c" officeooo:paragraph-rsid="004ca16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e2a3a" officeooo:paragraph-rsid="004e2a3a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ad97" officeooo:paragraph-rsid="004fad9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3942" officeooo:paragraph-rsid="00243942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7c3ef" officeooo:paragraph-rsid="0007c3ef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9165b" officeooo:paragraph-rsid="0009165b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a610a" officeooo:paragraph-rsid="000a610a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629e0" officeooo:paragraph-rsid="001629e0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b41b6" officeooo:paragraph-rsid="001b41b6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text-properties fo:font-size="12pt" officeooo:paragraph-rsid="0044e2b3" style:font-size-asian="12pt" style:font-size-complex="12pt"/>
    </style:style>
    <style:style style:name="P89" style:family="paragraph" style:parent-style-name="Standard">
      <style:text-properties fo:font-size="12pt" officeooo:paragraph-rsid="00485e09" style:font-size-asian="12pt" style:font-size-complex="12pt"/>
    </style:style>
    <style:style style:name="P90" style:family="paragraph" style:parent-style-name="Normal">
      <loext:graphic-properties draw:fill="solid" draw:fill-color="#ffffff" draw:opacity="100%"/>
      <style:paragraph-properties style:line-height-at-least="0.503cm" fo:hyphenation-ladder-count="no-limit" fo:background-color="#ffffff" style:vertical-align="auto"/>
      <style:text-properties fo:font-size="12pt" officeooo:paragraph-rsid="0044e2b3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1" style:family="paragraph" style:parent-style-name="Normal">
      <loext:graphic-properties draw:fill="solid" draw:fill-color="#ffffff" draw:opacity="100%"/>
      <style:paragraph-properties style:line-height-at-least="0.503cm" fo:hyphenation-ladder-count="no-limit" fo:background-color="#ffffff" style:vertical-align="auto"/>
      <style:text-properties fo:font-size="12pt" officeooo:paragraph-rsid="0045c3f2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2" style:family="paragraph" style:parent-style-name="Normal">
      <loext:graphic-properties draw:fill="solid" draw:fill-color="#ffffff" draw:opacity="100%"/>
      <style:paragraph-properties style:line-height-at-least="0.503cm" fo:hyphenation-ladder-count="no-limit" fo:background-color="#ffffff" style:vertical-align="auto"/>
      <style:text-properties fo:font-size="12pt" officeooo:paragraph-rsid="004fad97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3" style:family="paragraph" style:parent-style-name="Normal">
      <loext:graphic-properties draw:fill="solid" draw:fill-color="#ffffff" draw:opacity="100%"/>
      <style:paragraph-properties style:line-height-at-least="0.503cm" fo:hyphenation-ladder-count="no-limit" fo:background-color="#ffffff" style:vertical-align="auto"/>
      <style:text-properties fo:font-size="12pt" officeooo:rsid="004fad97" officeooo:paragraph-rsid="004fad97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4" style:family="paragraph" style:parent-style-name="Normal">
      <loext:graphic-properties draw:fill="solid" draw:fill-color="#ffffff" draw:opacity="100%"/>
      <style:paragraph-properties style:line-height-at-least="0.503cm" fo:text-align="start" style:justify-single-word="false" fo:hyphenation-ladder-count="no-limit" fo:background-color="#ffffff" style:vertical-align="auto"/>
      <style:text-properties fo:font-size="12pt" style:text-underline-style="none" fo:font-weight="normal" officeooo:rsid="004fad97" officeooo:paragraph-rsid="004fad97" style:letter-kerning="false" style:font-name-asian="Times New Roman" style:font-size-asian="12pt" style:language-asian="en" style:country-asian="IN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/>
    </style:style>
    <style:style style:name="P95" style:family="paragraph" style:parent-style-name="Normal">
      <loext:graphic-properties draw:fill="solid" draw:fill-color="#ffffff" draw:opacity="100%"/>
      <style:paragraph-properties style:line-height-at-least="0.503cm" fo:text-align="start" style:justify-single-word="false" fo:hyphenation-ladder-count="no-limit" fo:background-color="#ffffff" style:vertical-align="auto"/>
      <style:text-properties fo:font-size="12pt" style:text-underline-style="none" fo:font-weight="normal" officeooo:rsid="0050b44c" officeooo:paragraph-rsid="0050b44c" style:letter-kerning="false" style:font-name-asian="Times New Roman" style:font-size-asian="12pt" style:language-asian="en" style:country-asian="IN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/>
    </style:style>
    <style:style style:name="P96" style:family="paragraph" style:parent-style-name="Normal">
      <loext:graphic-properties draw:fill="solid" draw:fill-color="#ffffff" draw:opacity="100%"/>
      <style:paragraph-properties style:line-height-at-least="0.503cm" fo:text-align="start" style:justify-single-word="false" fo:hyphenation-ladder-count="no-limit" fo:background-color="#ffffff" style:vertical-align="auto"/>
      <style:text-properties fo:font-size="12pt" style:text-underline-style="solid" style:text-underline-width="auto" style:text-underline-color="font-color" fo:font-weight="bold" officeooo:rsid="0050b44c" officeooo:paragraph-rsid="0050b44c" style:letter-kerning="false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97" style:family="paragraph" style:parent-style-name="Normal">
      <loext:graphic-properties draw:fill="solid" draw:fill-color="#ffffff" draw:opacity="100%"/>
      <style:paragraph-properties style:line-height-at-least="0.503cm" fo:hyphenation-ladder-count="no-limit" fo:background-color="#ffffff" style:vertical-align="auto"/>
      <style:text-properties fo:color="#000000" fo:font-size="12pt" officeooo:paragraph-rsid="0044e2b3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8" style:family="paragraph" style:parent-style-name="Normal">
      <loext:graphic-properties draw:fill="solid" draw:fill-color="#ffffff" draw:opacity="100%"/>
      <style:paragraph-properties fo:margin-top="0cm" fo:margin-bottom="0.423cm" loext:contextual-spacing="false" style:line-height-at-least="0.503cm" fo:hyphenation-ladder-count="no-limit" fo:background-color="#ffffff" style:vertical-align="auto"/>
      <style:text-properties fo:font-size="12pt" officeooo:paragraph-rsid="0044e2b3" style:letter-kerning="false" style:font-name-asian="Times New Roman" style:font-size-asian="12pt" style:language-asian="en" style:country-asian="IN" style:font-name-complex="Times New Roman" style:font-size-complex="12pt" style:language-complex="ar" style:country-complex="SA" fo:hyphenate="true" fo:hyphenation-remain-char-count="2" fo:hyphenation-push-char-count="2"/>
    </style:style>
    <style:style style:name="P9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Standard">
      <style:text-properties style:text-underline-style="none" fo:font-weight="normal" style:font-weight-asian="normal" style:font-weight-complex="normal"/>
    </style:style>
    <style:style style:name="P102" style:family="paragraph" style:parent-style-name="Standard">
      <style:text-properties officeooo:paragraph-rsid="00581168"/>
    </style:style>
    <style:style style:name="P103" style:family="paragraph" style:parent-style-name="Standard">
      <style:text-properties officeooo:rsid="00581168" officeooo:paragraph-rsid="00581168"/>
    </style:style>
    <style:style style:name="P104" style:family="paragraph" style:parent-style-name="Normal">
      <loext:graphic-properties draw:fill="solid" draw:fill-color="#ffffff" draw:opacity="100%"/>
      <style:paragraph-properties style:line-height-at-least="0.503cm" fo:text-align="start" style:justify-single-word="false" fo:hyphenation-ladder-count="no-limit" fo:background-color="#ffffff" style:vertical-align="auto"/>
      <style:text-properties fo:font-size="12pt" style:text-underline-style="none" fo:font-weight="normal" officeooo:rsid="0050b44c" officeooo:paragraph-rsid="0050b44c" style:letter-kerning="false" style:font-name-asian="Times New Roman" style:font-size-asian="12pt" style:language-asian="en" style:country-asian="IN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/>
    </style:style>
    <style:style style:name="P105" style:family="paragraph" style:parent-style-name="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7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8" style:family="paragraph" style:parent-style-name="Normal">
      <style:text-properties style:text-underline-style="none" fo:font-weight="normal" style:font-weight-asian="normal" style:font-weight-complex="normal"/>
    </style:style>
    <style:style style:name="T1" style:family="text">
      <style:text-properties officeooo:rsid="00172f0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2f06" style:font-weight-asian="bold" style:font-weight-complex="bold"/>
    </style:style>
    <style:style style:name="T5" style:family="text">
      <style:text-properties officeooo:rsid="0009165b"/>
    </style:style>
    <style:style style:name="T6" style:family="text">
      <style:text-properties style:font-name="Times New Roman" fo:font-size="12pt" style:font-size-asian="12pt" style:font-name-complex="Times New Roman:dlig&amp;smcp" style:font-size-complex="12pt"/>
    </style:style>
    <style:style style:name="T7" style:family="text">
      <style:text-properties officeooo:rsid="003976b3"/>
    </style:style>
    <style:style style:name="T8" style:family="text">
      <style:text-properties officeooo:rsid="00485e09"/>
    </style:style>
    <style:style style:name="T9" style:family="text">
      <style:text-properties style:text-underline-style="none" fo:font-weight="normal" officeooo:rsid="0052631c" style:font-weight-asian="normal" style:font-weight-complex="normal"/>
    </style:style>
    <style:style style:name="T10" style:family="text">
      <style:text-properties officeooo:rsid="004fad97"/>
    </style:style>
    <style:style style:name="T11" style:family="text">
      <style:text-properties officeooo:rsid="0054095a"/>
    </style:style>
    <style:style style:name="T12" style:family="text">
      <style:text-properties officeooo:rsid="00554b81"/>
    </style:style>
    <style:style style:name="T13" style:family="text">
      <style:text-properties fo:font-style="normal"/>
    </style:style>
    <style:style style:name="T14" style:family="text">
      <style:text-properties fo:font-style="normal" fo:font-weight="bold"/>
    </style:style>
    <style:style style:name="T15" style:family="text">
      <style:text-properties fo:font-style="normal" fo:font-weight="bold" officeooo:rsid="0056fc18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56fc18"/>
    </style:style>
    <style:style style:name="T19" style:family="text">
      <style:text-properties fo:font-style="normal" fo:font-weight="normal" officeooo:rsid="00581168"/>
    </style:style>
    <style:style style:name="T20" style:family="text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system-ui" fo:font-style="normal" fo:font-weight="bold"/>
    </style:style>
    <style:style style:name="T22" style:family="text">
      <style:text-properties style:font-name="system-ui" fo:font-style="normal" fo:font-weight="normal"/>
    </style:style>
    <style:style style:name="T23" style:family="text">
      <style:text-properties officeooo:rsid="0056fc18"/>
    </style:style>
    <style:style style:name="T24" style:family="text">
      <style:text-properties officeooo:rsid="005811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SERTION SORT</text:p>
      <text:p text:style-name="P4">PROGRAM CODE:-</text:p>
      <text:p text:style-name="P40">//SANIN MOHAMMED N</text:p>
      <text:p text:style-name="P40">//B21CSB55</text:p>
      <text:p text:style-name="P40">#include&lt;stdio.h&gt;</text:p>
      <text:p text:style-name="P40">void main()</text:p>
      <text:p text:style-name="P40">{</text:p>
      <text:p text:style-name="P40"><text:s/>int i,j,n,temp,a[10];</text:p>
      <text:p text:style-name="P40"><text:s/>printf("enter the number of elements");</text:p>
      <text:p text:style-name="P40"><text:s/>scanf("%d",&amp;n);</text:p>
      <text:p text:style-name="P40"><text:s/>printf("elements in array is:");</text:p>
      <text:p text:style-name="P40"><text:s/>for(i=0;i&lt;n;i++)</text:p>
      <text:p text:style-name="P40"><text:s/>{scanf("%d",&amp;a[i]);</text:p>
      <text:p text:style-name="P40"><text:s/>}</text:p>
      <text:p text:style-name="P40"><text:s/>for(i=0;i&lt;n;i++)</text:p>
      <text:p text:style-name="P40"><text:s text:c="2"/>{</text:p>
      <text:p text:style-name="P40"><text:s text:c="4"/>temp=a[i];</text:p>
      <text:p text:style-name="P40"><text:s text:c="4"/>j=i-1;</text:p>
      <text:p text:style-name="P40"><text:s text:c="5"/>while(j&gt;=0&amp;&amp;a[j]&gt;temp)</text:p>
      <text:p text:style-name="P40"><text:s text:c="6"/>{</text:p>
      <text:p text:style-name="P40"><text:s text:c="7"/>a[j+1]=a[j];</text:p>
      <text:p text:style-name="P40"><text:s text:c="7"/>j--;</text:p>
      <text:p text:style-name="P40"><text:s text:c="6"/></text:p>
      <text:p text:style-name="P40"><text:s text:c="6"/>}</text:p>
      <text:p text:style-name="P40"><text:s text:c="5"/>a[j+1]=temp;</text:p>
      <text:p text:style-name="P40"><text:s text:c="2"/>}</text:p>
      <text:p text:style-name="P40">printf("sorted elements are:");</text:p>
      <text:p text:style-name="P40">for(i=0;i&lt;n;i++)</text:p>
      <text:p text:style-name="P40"><text:s/>{ printf("%d\t",a[i]);</text:p>
      <text:p text:style-name="P40"><text:s/>}</text:p>
      <text:p text:style-name="P40"/>
      <text:p text:style-name="P40"/>
      <text:p text:style-name="P40">}</text:p>
      <text:p text:style-name="P5">OUTPUT</text:p>
      <text:p text:style-name="P5"/>
      <text:p text:style-name="P60">enter the number of elements 6</text:p>
      <text:p text:style-name="P60">elements in array is:4 3 2 6 7 8</text:p>
      <text:p text:style-name="P60">sorted elements are:2 <text:s text:c="5"/>3 <text:s text:c="6"/>4 <text:s text:c="6"/>6 <text:s text:c="6"/>7 <text:s text:c="6"/>8</text:p>
      <text:p text:style-name="P6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6"><text:soft-page-break/>BINARY SEARCH</text:p>
      <text:p text:style-name="P5">PROGRAM CODE:-</text:p>
      <text:p text:style-name="P61">//<text:span text:style-name="T12">SANIN MOHAMMED N</text:span></text:p>
      <text:p text:style-name="P61">//<text:span text:style-name="T12">B21CSB55</text:span></text:p>
      <text:p text:style-name="P61">#include&lt;stdio.h&gt;</text:p>
      <text:p text:style-name="P61">int main()</text:p>
      <text:p text:style-name="P61">{int i,j,temp,n;</text:p>
      <text:p text:style-name="P61"><text:s/>int left,right,mid;</text:p>
      <text:p text:style-name="P61"><text:s/>int flag=0,key,a[10];</text:p>
      <text:p text:style-name="P61"><text:s/>printf("enter the number of elements\n");</text:p>
      <text:p text:style-name="P61"><text:s/>scanf("%d",&amp;n);</text:p>
      <text:p text:style-name="P61"><text:s/>left=0;right=n-1;mid=0;</text:p>
      <text:p text:style-name="P61"><text:s/>printf("elements in the array \n");</text:p>
      <text:p text:style-name="P61"><text:s/>for(i=0;i&lt;n;i++)</text:p>
      <text:p text:style-name="P61"><text:s/>{scanf("%d",&amp;a[i]);</text:p>
      <text:p text:style-name="P61"><text:s/>}</text:p>
      <text:p text:style-name="P61"><text:s/>for(i=0;i&lt;n-1;i++)</text:p>
      <text:p text:style-name="P61"><text:s text:c="2"/>{</text:p>
      <text:p text:style-name="P61"><text:s text:c="4"/>for(j=0;j&lt;n-i-1;j++)</text:p>
      <text:p text:style-name="P61"><text:s text:c="5"/>{if(a[j]&gt;a[j+1])</text:p>
      <text:p text:style-name="P61"><text:s text:c="6"/>{ temp=a[j];</text:p>
      <text:p text:style-name="P61"><text:s text:c="6"/>a[j]=a[j+1];</text:p>
      <text:p text:style-name="P61"><text:s text:c="6"/>a[j+1]=temp; </text:p>
      <text:p text:style-name="P61"><text:s text:c="6"/>}</text:p>
      <text:p text:style-name="P61"><text:s text:c="5"/>}</text:p>
      <text:p text:style-name="P61"><text:s/>}</text:p>
      <text:p text:style-name="P61"><text:s/>printf("enter the element which is needed to find\n");</text:p>
      <text:p text:style-name="P61"><text:s/>scanf("%d",&amp;key);</text:p>
      <text:p text:style-name="P61"><text:s/>while(left&lt;=right)h</text:p>
      <text:p text:style-name="P61"><text:s text:c="2"/>{</text:p>
      <text:p text:style-name="P61"><text:s text:c="3"/>mid=(left+right)/2;</text:p>
      <text:p text:style-name="P61"><text:s text:c="3"/>if(a[mid]==key)</text:p>
      <text:p text:style-name="P61"><text:s text:c="4"/>{flag=1;</text:p>
      <text:p text:style-name="P61"><text:s text:c="5"/>break;}</text:p>
      <text:p text:style-name="P61"><text:s text:c="4"/>else if(a[mid]&lt;key)</text:p>
      <text:p text:style-name="P61"><text:s text:c="5"/>{left=mid+1;</text:p>
      <text:p text:style-name="P61"><text:s text:c="6"/>} </text:p>
      <text:p text:style-name="P61"><text:s text:c="4"/>else</text:p>
      <text:p text:style-name="P61"><text:s text:c="5"/>{right=mid-1;</text:p>
      <text:p text:style-name="P61"><text:s text:c="5"/>}</text:p>
      <text:p text:style-name="P61"><text:s text:c="4"/>}</text:p>
      <text:p text:style-name="P61"><text:s text:c="2"/></text:p>
      <text:p text:style-name="P61"><text:s/>if(flag==1)</text:p>
      <text:p text:style-name="P61"><text:s text:c="2"/>{</text:p>
      <text:p text:style-name="P61"><text:s text:c="4"/>printf("the element is found at a position %d",mid+1);</text:p>
      <text:p text:style-name="P61"><text:s text:c="3"/>}</text:p>
      <text:p text:style-name="P61"><text:s/>else</text:p>
      <text:p text:style-name="P61"><text:s text:c="2"/>{printf("element is not found");</text:p>
      <text:p text:style-name="P61"><text:s text:c="3"/>}</text:p>
      <text:p text:style-name="P61">return 0;</text:p>
      <text:p text:style-name="P61">}</text:p>
      <text:p text:style-name="P61"/>
      <text:p text:style-name="P5"><text:soft-page-break/>OUTPUT</text:p>
      <text:p text:style-name="P5"/>
      <text:p text:style-name="P60">enter the number of elements</text:p>
      <text:p text:style-name="P60">7 <text:s text:c="11"/></text:p>
      <text:p text:style-name="P60">elements in the array</text:p>
      <text:p text:style-name="P60">1 2 3 4 5 6 7</text:p>
      <text:p text:style-name="P60">enter the element which is needed to find</text:p>
      <text:p text:style-name="P60">5</text:p>
      <text:p text:style-name="P60">the element is found at a position 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OLYNOMIAL ADDITION</text:p>
      <text:p text:style-name="P83"/>
      <text:p text:style-name="P7">PROGRAM CODE:-</text:p>
      <text:p text:style-name="P84">//SANIN MOHAMMED N</text:p>
      <text:p text:style-name="P84">//B21CSB55</text:p>
      <text:p text:style-name="P60">#include&lt;stdio.h&gt;</text:p>
      <text:p text:style-name="P60">struct poly</text:p>
      <text:p text:style-name="P60">{int coef;</text:p>
      <text:p text:style-name="P60"><text:s/>int exp;</text:p>
      <text:p text:style-name="P60">}p[100];</text:p>
      <text:p text:style-name="P60">void main()</text:p>
      <text:p text:style-name="P60">{</text:p>
      <text:p text:style-name="P60"><text:s/>int i,j,k,m,n;</text:p>
      <text:p text:style-name="P60"><text:s/>printf("the number of elements in first polynomial:");</text:p>
      <text:p text:style-name="P60"><text:s/>scanf("%d",&amp;m);</text:p>
      <text:p text:style-name="P60"><text:s/>printf("exponentials and coeficiant in ascending order is\n");</text:p>
      <text:p text:style-name="P60"><text:s/>for(i=0;i&lt;m;i++)</text:p>
      <text:p text:style-name="P60"><text:s text:c="2"/>{ printf("coefficiant\texponential\n");</text:p>
      <text:p text:style-name="P60"><text:s text:c="4"/>scanf("%d",&amp;p[i].coef);</text:p>
      <text:p text:style-name="P60"><text:s text:c="4"/></text:p>
      <text:p text:style-name="P60"><text:s text:c="4"/>scanf("%d",&amp;p[i].exp);</text:p>
      <text:p text:style-name="P60"><text:s text:c="2"/>}</text:p>
      <text:p text:style-name="P60"><text:s text:c="3"/>printf("the number of elements in second polynomial:");</text:p>
      <text:p text:style-name="P60"><text:s/>scanf("%d",&amp;n);</text:p>
      <text:p text:style-name="P60"><text:s/>printf("exponentials and coefficient in ascending order is\n");</text:p>
      <text:p text:style-name="P60"><text:s/>for(i=m;i&lt;m+n;i++)</text:p>
      <text:p text:style-name="P60"><text:s text:c="2"/>{ printf("coefficiant\texponential\n");</text:p>
      <text:p text:style-name="P60"><text:s text:c="4"/>scanf("%d",&amp;p[i].coef);</text:p>
      <text:p text:style-name="P60"><text:s text:c="3"/></text:p>
      <text:p text:style-name="P60"><text:s text:c="4"/>scanf("%d",&amp;p[i].exp);</text:p>
      <text:p text:style-name="P60"><text:s text:c="2"/></text:p>
      <text:p text:style-name="P60"><text:s text:c="2"/>}</text:p>
      <text:p text:style-name="P60"><text:s/>i=0;</text:p>
      <text:p text:style-name="P60"><text:s/>k=m+n;</text:p>
      <text:p text:style-name="P60"><text:s/>j=m;</text:p>
      <text:p text:style-name="P60"><text:s/>while(i&lt;m&amp;&amp;j&lt;m+n)</text:p>
      <text:p text:style-name="P60"><text:s text:c="3"/>{</text:p>
      <text:p text:style-name="P60"><text:s text:c="4"/>if(p[i].exp&lt;p[j].exp)</text:p>
      <text:p text:style-name="P60"><text:s text:c="6"/>{</text:p>
      <text:p text:style-name="P60"><text:s text:c="7"/>p[k].exp=p[i].exp;</text:p>
      <text:p text:style-name="P60"><text:s text:c="7"/>p[k].coef=p[i].coef;</text:p>
      <text:p text:style-name="P60"><text:s text:c="7"/>k++;</text:p>
      <text:p text:style-name="P60"><text:s text:c="7"/>i++;</text:p>
      <text:p text:style-name="P60"><text:s text:c="6"/>}</text:p>
      <text:p text:style-name="P60"><text:s text:c="5"/>else if(p[j].exp&lt;p[i].exp)</text:p>
      <text:p text:style-name="P60"><text:s text:c="7"/>{</text:p>
      <text:p text:style-name="P60"><text:s text:c="9"/>p[k].exp=p[j].exp;</text:p>
      <text:p text:style-name="P60"><text:s text:c="9"/>p[k].coef=p[j].coef;</text:p>
      <text:p text:style-name="P60"><text:s text:c="9"/>k++;</text:p>
      <text:p text:style-name="P60"><text:s text:c="9"/>j++;</text:p>
      <text:p text:style-name="P60"><text:s text:c="7"/></text:p>
      <text:p text:style-name="P60"><text:s text:c="7"/>}</text:p>
      <text:p text:style-name="P60"><text:soft-page-break/><text:s text:c="5"/>else</text:p>
      <text:p text:style-name="P60"><text:s text:c="5"/>{</text:p>
      <text:p text:style-name="P60"><text:s text:c="7"/>p[k].exp=p[j].exp;</text:p>
      <text:p text:style-name="P60"><text:s text:c="7"/>p[k].coef=p[i].coef+p[j].coef;</text:p>
      <text:p text:style-name="P60"><text:s text:c="7"/>k++;</text:p>
      <text:p text:style-name="P60"><text:s text:c="7"/>i++;</text:p>
      <text:p text:style-name="P60"><text:s text:c="7"/>j++;</text:p>
      <text:p text:style-name="P60"><text:s text:c="5"/>}</text:p>
      <text:p text:style-name="P60"><text:s text:c="2"/></text:p>
      <text:p text:style-name="P60"><text:s text:c="3"/>}</text:p>
      <text:p text:style-name="P60"><text:s text:c="3"/>while(i&lt;m)</text:p>
      <text:p text:style-name="P60"/>
      <text:p text:style-name="P60"><text:s text:c="6"/>{</text:p>
      <text:p text:style-name="P60"><text:s text:c="7"/>p[k].exp=p[i].exp;</text:p>
      <text:p text:style-name="P60"><text:s text:c="7"/>p[k].coef=p[i].coef;</text:p>
      <text:p text:style-name="P60"><text:s text:c="7"/>k++;</text:p>
      <text:p text:style-name="P60"><text:s text:c="7"/>i++;</text:p>
      <text:p text:style-name="P60"><text:s text:c="6"/>}</text:p>
      <text:p text:style-name="P60"><text:s text:c="3"/></text:p>
      <text:p text:style-name="P60"><text:s text:c="3"/>while(j&lt;m+n)</text:p>
      <text:p text:style-name="P60"><text:s text:c="3"/></text:p>
      <text:p text:style-name="P60"><text:s text:c="4"/>{ p[k].exp=p[j].exp;</text:p>
      <text:p text:style-name="P60"><text:s text:c="9"/>p[k].coef=p[j].coef;</text:p>
      <text:p text:style-name="P60"><text:s text:c="9"/>k++;</text:p>
      <text:p text:style-name="P60"><text:s text:c="9"/>j++;</text:p>
      <text:p text:style-name="P60"><text:s text:c="3"/>}</text:p>
      <text:p text:style-name="P60"><text:s text:c="3"/></text:p>
      <text:p text:style-name="P60"><text:s/></text:p>
      <text:p text:style-name="P60"><text:s text:c="3"/>printf("addition of polynomial is:");</text:p>
      <text:p text:style-name="P60"><text:s text:c="3"/>for(i=k-1;i&gt;=m+n;i--)</text:p>
      <text:p text:style-name="P60"><text:s text:c="4"/>{</text:p>
      <text:p text:style-name="P60"><text:s text:c="5"/>printf("%dX^(%d)+",p[i].coef,p[i].exp);</text:p>
      <text:p text:style-name="P60"><text:s text:c="4"/>} </text:p>
      <text:p text:style-name="P60"><text:s/>}</text:p>
      <text:p text:style-name="P60"/>
      <text:p text:style-name="P60"/>
      <text:p text:style-name="P60"/>
      <text:p text:style-name="P60"><text:s/><text:span text:style-name="T3">OUTPUT</text:span></text:p>
      <text:p text:style-name="P60"/>
      <text:p text:style-name="P60">the number of elements in first polynomial:4</text:p>
      <text:p text:style-name="P60">exponentials and coeficiant in ascending order is</text:p>
      <text:p text:style-name="P60">coefficiant<text:tab/>exponential</text:p>
      <text:p text:style-name="P60">3 <text:s text:c="17"/>2</text:p>
      <text:p text:style-name="P60">coefficiant<text:tab/>exponential</text:p>
      <text:p text:style-name="P60">1 <text:s text:c="17"/>4</text:p>
      <text:p text:style-name="P60">coefficiant<text:tab/>exponential</text:p>
      <text:p text:style-name="P60">5 <text:s text:c="17"/>5</text:p>
      <text:p text:style-name="P60">coefficiant<text:tab/>exponential</text:p>
      <text:p text:style-name="P60">3 <text:s text:c="17"/>6</text:p>
      <text:p text:style-name="P60">the number of elements in second polynomial:3</text:p>
      <text:p text:style-name="P60">exponentials and coefficient in ascending order is</text:p>
      <text:p text:style-name="P60">coefficiant<text:tab/>exponential</text:p>
      <text:p text:style-name="P60"><text:soft-page-break/>4 <text:s text:c="17"/>1</text:p>
      <text:p text:style-name="P60">coefficiant<text:tab/>exponential</text:p>
      <text:p text:style-name="P60">3 <text:s text:c="17"/>4</text:p>
      <text:p text:style-name="P60">coefficiant<text:tab/>exponential</text:p>
      <text:p text:style-name="P60">5 <text:s text:c="17"/>5</text:p>
      <text:p text:style-name="P60">addition of polynomial is:3X^(6)+10X^(5)+4X^(4)+3X^(2)+4X^(1)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SPARSE MATRIX</text:p>
      <text:p text:style-name="P9"/>
      <text:p text:style-name="P11"><text:span text:style-name="T5">P</text:span>ROGRAM CODE;-</text:p>
      <text:p text:style-name="P85">//SANIN MOHAMMED N</text:p>
      <text:p text:style-name="P85">//B21CSB55</text:p>
      <text:p text:style-name="P41"/>
      <text:p text:style-name="P41">#include &lt;stdio.h&gt;</text:p>
      <text:p text:style-name="P41"/>
      <text:p text:style-name="P41">struct sparse</text:p>
      <text:p text:style-name="P41"/>
      <text:p text:style-name="P41">{ <text:s text:c="2"/>int row,col;</text:p>
      <text:p text:style-name="P41"/>
      <text:p text:style-name="P41"><text:s text:c="4"/>int a[10][10];</text:p>
      <text:p text:style-name="P41"/>
      <text:p text:style-name="P41"><text:s text:c="4"/>int tuple[100][3];</text:p>
      <text:p text:style-name="P41"/>
      <text:p text:style-name="P41">};</text:p>
      <text:p text:style-name="P41"/>
      <text:p text:style-name="P41">void readarray(struct sparse *sp,int i)</text:p>
      <text:p text:style-name="P41"/>
      <text:p text:style-name="P41">{printf("Enter no of rows and columns of matrix %d\n",i);</text:p>
      <text:p text:style-name="P41"/>
      <text:p text:style-name="P41">scanf("%d%d",&amp;sp-&gt;row,&amp;sp-&gt;col);</text:p>
      <text:p text:style-name="P41"/>
      <text:p text:style-name="P41">printf("Enter the elements\n");</text:p>
      <text:p text:style-name="P41"/>
      <text:p text:style-name="P41">for (int i=0;i&lt;sp-&gt;row;i++)</text:p>
      <text:p text:style-name="P41"/>
      <text:p text:style-name="P41">for (int j=0;j&lt;sp-&gt;col;j++)</text:p>
      <text:p text:style-name="P41"/>
      <text:p text:style-name="P41">scanf("%d",&amp;sp-&gt;a[i][j]);</text:p>
      <text:p text:style-name="P41"/>
      <text:p text:style-name="P41">}</text:p>
      <text:p text:style-name="P41">void disparray(struct sparse *sp,int i)</text:p>
      <text:p text:style-name="P41"/>
      <text:p text:style-name="P41">{printf("The matrix %d\n",i);</text:p>
      <text:p text:style-name="P41"/>
      <text:p text:style-name="P41"><text:s text:c="2"/>for (int i=0;i&lt;sp-&gt;row;i++)</text:p>
      <text:p text:style-name="P41"/>
      <text:p text:style-name="P41"><text:s/>{ for (int j=0;j&lt;sp-&gt;col;j++)</text:p>
      <text:p text:style-name="P41"/>
      <text:p text:style-name="P41"><text:s text:c="4"/>{printf("%d <text:s/>",sp-&gt;a[i][j]);}</text:p>
      <text:p text:style-name="P41"/>
      <text:p text:style-name="P41"><text:s text:c="2"/>printf("\n");</text:p>
      <text:p text:style-name="P41"/>
      <text:p text:style-name="P41"><text:s text:c="2"/>}</text:p>
      <text:p text:style-name="P41"/>
      <text:p text:style-name="P41">}</text:p>
      <text:p text:style-name="P41"/>
      <text:p text:style-name="P41">void disptuple(struct sparse *sp,int i)</text:p>
      <text:p text:style-name="P41"/>
      <text:p text:style-name="P41">{printf("The tuple representation of sparse matrix %d\n",i);</text:p>
      <text:p text:style-name="P41"><text:soft-page-break/></text:p>
      <text:p text:style-name="P41"><text:s text:c="2"/>for (int i=0;i&lt;=sp-&gt;tuple[0][2];i++)</text:p>
      <text:p text:style-name="P41"/>
      <text:p text:style-name="P41"><text:s text:c="2"/>{ for (int j=0;j&lt;3;j++)</text:p>
      <text:p text:style-name="P41"/>
      <text:p text:style-name="P41"><text:s text:c="4"/>{printf("%d <text:s/>",sp-&gt;tuple[i][j]);}</text:p>
      <text:p text:style-name="P41"/>
      <text:p text:style-name="P41"><text:s text:c="2"/>printf("\n");</text:p>
      <text:p text:style-name="P41"/>
      <text:p text:style-name="P41"><text:s text:c="2"/>}</text:p>
      <text:p text:style-name="P41"/>
      <text:p text:style-name="P41">}</text:p>
      <text:p text:style-name="P41"/>
      <text:p text:style-name="P41">void maketuple(struct sparse *sp)</text:p>
      <text:p text:style-name="P41"/>
      <text:p text:style-name="P41">{int k=0;</text:p>
      <text:p text:style-name="P41"/>
      <text:p text:style-name="P41">sp-&gt;tuple[0][0]=sp-&gt;row;</text:p>
      <text:p text:style-name="P41"/>
      <text:p text:style-name="P41">sp-&gt;tuple[0][1]=sp-&gt;col;</text:p>
      <text:p text:style-name="P41"/>
      <text:p text:style-name="P41">for (int i=0;i&lt;sp-&gt;row;i++)</text:p>
      <text:p text:style-name="P41"/>
      <text:p text:style-name="P41">for (int j=0;j&lt;sp-&gt;col;j++)</text:p>
      <text:p text:style-name="P41"/>
      <text:p text:style-name="P41">{if(sp-&gt;a[i][j]!=0)</text:p>
      <text:p text:style-name="P41"/>
      <text:p text:style-name="P41"><text:s text:c="2"/>{k++;</text:p>
      <text:p text:style-name="P41"/>
      <text:p text:style-name="P41"><text:s text:c="3"/>sp-&gt;tuple[k][0]=i;</text:p>
      <text:p text:style-name="P41"/>
      <text:p text:style-name="P41"><text:s text:c="3"/>sp-&gt;tuple[k][1]=j;</text:p>
      <text:p text:style-name="P41"/>
      <text:p text:style-name="P41"><text:s text:c="3"/>sp-&gt;tuple[k][2]=sp-&gt;a[i][j];</text:p>
      <text:p text:style-name="P41"/>
      <text:p text:style-name="P41"><text:s text:c="2"/>}</text:p>
      <text:p text:style-name="P41"/>
      <text:p text:style-name="P41"><text:s text:c="2"/>sp-&gt;tuple[0][2]=k;</text:p>
      <text:p text:style-name="P41"/>
      <text:p text:style-name="P41">}</text:p>
      <text:p text:style-name="P41"/>
      <text:p text:style-name="P41">}</text:p>
      <text:p text:style-name="P41"/>
      <text:p text:style-name="P41">void transtuple(struct sparse *sp1,struct sparse *sp2,int a)</text:p>
      <text:p text:style-name="P41"/>
      <text:p text:style-name="P41">{</text:p>
      <text:p text:style-name="P41"/>
      <text:p text:style-name="P41">if (sp1-&gt;tuple[0][2]==0)</text:p>
      <text:p text:style-name="P41"/>
      <text:p text:style-name="P41">printf("Matrix %d cannot be transposed",a);</text:p>
      <text:p text:style-name="P41"/>
      <text:p text:style-name="P41">else</text:p>
      <text:p text:style-name="P41"><text:soft-page-break/></text:p>
      <text:p text:style-name="P41">{</text:p>
      <text:p text:style-name="P41"/>
      <text:p text:style-name="P41">sp2-&gt;tuple[0][1]=sp1-&gt;tuple[0][0];</text:p>
      <text:p text:style-name="P41"/>
      <text:p text:style-name="P41">sp2-&gt;tuple[0][0]=sp1-&gt;tuple[0][1];</text:p>
      <text:p text:style-name="P41"/>
      <text:p text:style-name="P41">sp2-&gt;tuple[0][2]=sp1-&gt;tuple[0][2];</text:p>
      <text:p text:style-name="P41"/>
      <text:p text:style-name="P41">int k=1;</text:p>
      <text:p text:style-name="P41"/>
      <text:p text:style-name="P41">for(int i=0;i&lt;sp1-&gt;tuple[0][1];i++)</text:p>
      <text:p text:style-name="P41"/>
      <text:p text:style-name="P41">for(int j=1;j&lt;=sp1-&gt;tuple[0][2];j++)</text:p>
      <text:p text:style-name="P41"/>
      <text:p text:style-name="P41">if(i==sp1-&gt;tuple[j][1])</text:p>
      <text:p text:style-name="P41"/>
      <text:p text:style-name="P41">{</text:p>
      <text:p text:style-name="P41"/>
      <text:p text:style-name="P41">sp2-&gt;tuple[k][0]=sp1-&gt;tuple[j][1];</text:p>
      <text:p text:style-name="P41"/>
      <text:p text:style-name="P41">sp2-&gt;tuple[k][1]=sp1-&gt;tuple[j][0];</text:p>
      <text:p text:style-name="P41"/>
      <text:p text:style-name="P41">sp2-&gt;tuple[k][2]=sp1-&gt;tuple[j][2];</text:p>
      <text:p text:style-name="P41"/>
      <text:p text:style-name="P41">k++;</text:p>
      <text:p text:style-name="P41"/>
      <text:p text:style-name="P41">}</text:p>
      <text:p text:style-name="P41"/>
      <text:p text:style-name="P41">printf("Transpose is\n");</text:p>
      <text:p text:style-name="P41"/>
      <text:p text:style-name="P41">disptuple(sp2,a);</text:p>
      <text:p text:style-name="P41"/>
      <text:p text:style-name="P41">}}</text:p>
      <text:p text:style-name="P41"/>
      <text:p text:style-name="P41">void addtuple(struct sparse *sp1,struct sparse *sp2,struct sparse *sp3,int a,int b)</text:p>
      <text:p text:style-name="P41"/>
      <text:p text:style-name="P41">{</text:p>
      <text:p text:style-name="P41"/>
      <text:p text:style-name="P41">int i=1,j=1,k=1;</text:p>
      <text:p text:style-name="P41"/>
      <text:p text:style-name="P41">if(sp1-&gt;tuple[0][0]!=sp2-&gt;tuple[0][0]||sp1-&gt;tuple[0][1]!=sp2-&gt;tuple[0][1])</text:p>
      <text:p text:style-name="P41"/>
      <text:p text:style-name="P41">printf("Matrix %d and Matrix %d cannot be added\n",a,b);</text:p>
      <text:p text:style-name="P41"/>
      <text:p text:style-name="P41">else</text:p>
      <text:p text:style-name="P41">{</text:p>
      <text:p text:style-name="P41">while (i&lt;=sp1-&gt;tuple[0][2]||j&lt;=sp2-&gt;tuple[0][2])</text:p>
      <text:p text:style-name="P41"/>
      <text:p text:style-name="P41">{</text:p>
      <text:p text:style-name="P41"/>
      <text:p text:style-name="P41">if(i&gt;sp1-&gt;tuple[0][2])</text:p>
      <text:p text:style-name="P41"><text:soft-page-break/>{</text:p>
      <text:p text:style-name="P41"/>
      <text:p text:style-name="P41">sp3-&gt;tuple[k][0]=sp2-&gt;tuple[j][0];</text:p>
      <text:p text:style-name="P41"/>
      <text:p text:style-name="P41">sp3-&gt;tuple[k][1]=sp2-&gt;tuple[j][1];</text:p>
      <text:p text:style-name="P41"/>
      <text:p text:style-name="P41">sp3-&gt;tuple[k][2]=sp2-&gt;tuple[j][2];</text:p>
      <text:p text:style-name="P41"/>
      <text:p text:style-name="P41">k++;j++;</text:p>
      <text:p text:style-name="P41"/>
      <text:p text:style-name="P41">}</text:p>
      <text:p text:style-name="P41"/>
      <text:p text:style-name="P41">else if(j&gt;sp2-&gt;tuple[0][2])</text:p>
      <text:p text:style-name="P41">{</text:p>
      <text:p text:style-name="P41">sp3-&gt;tuple[k][0]=sp1-&gt;tuple[i][0];</text:p>
      <text:p text:style-name="P41"/>
      <text:p text:style-name="P41">sp3-&gt;tuple[k][1]=sp1-&gt;tuple[i][1];</text:p>
      <text:p text:style-name="P41"/>
      <text:p text:style-name="P41">sp3-&gt;tuple[k][2]=sp1-&gt;tuple[i][2];</text:p>
      <text:p text:style-name="P41"/>
      <text:p text:style-name="P41">k++;i++;</text:p>
      <text:p text:style-name="P41"/>
      <text:p text:style-name="P41">}</text:p>
      <text:p text:style-name="P41">else if(sp1-&gt;tuple[i][0]==sp2-&gt;tuple[j][0])</text:p>
      <text:p text:style-name="P41"/>
      <text:p text:style-name="P41">{</text:p>
      <text:p text:style-name="P41"/>
      <text:p text:style-name="P41">if(sp1-&gt;tuple[i][1]==sp2-&gt;tuple[j][1])</text:p>
      <text:p text:style-name="P41"/>
      <text:p text:style-name="P41">{</text:p>
      <text:p text:style-name="P41"/>
      <text:p text:style-name="P41">sp3-&gt;tuple[k][0]=sp2-&gt;tuple[j][0];</text:p>
      <text:p text:style-name="P41"/>
      <text:p text:style-name="P41">sp3-&gt;tuple[k][1]=sp2-&gt;tuple[j][1];</text:p>
      <text:p text:style-name="P41"/>
      <text:p text:style-name="P41">sp3-&gt;tuple[k][2]=sp2-&gt;tuple[j][2]+sp1-&gt;tuple[i][2];</text:p>
      <text:p text:style-name="P41"/>
      <text:p text:style-name="P41">k++;i++;j++;</text:p>
      <text:p text:style-name="P41"/>
      <text:p text:style-name="P41">}</text:p>
      <text:p text:style-name="P41"/>
      <text:p text:style-name="P41">else if(sp1-&gt;tuple[i][1]&lt;sp2-&gt;tuple[j][1])</text:p>
      <text:p text:style-name="P41"/>
      <text:p text:style-name="P41">{</text:p>
      <text:p text:style-name="P41"/>
      <text:p text:style-name="P41">sp3-&gt;tuple[k][0]=sp1-&gt;tuple[i][0];</text:p>
      <text:p text:style-name="P41"/>
      <text:p text:style-name="P41">sp3-&gt;tuple[k][1]=sp1-&gt;tuple[i][1];</text:p>
      <text:p text:style-name="P41"/>
      <text:p text:style-name="P41">sp3-&gt;tuple[k][2]=sp1-&gt;tuple[i][2];</text:p>
      <text:p text:style-name="P41"/>
      <text:p text:style-name="P41">k++;i++;</text:p>
      <text:p text:style-name="P41"><text:soft-page-break/></text:p>
      <text:p text:style-name="P41">}</text:p>
      <text:p text:style-name="P41"/>
      <text:p text:style-name="P41">else</text:p>
      <text:p text:style-name="P41"/>
      <text:p text:style-name="P41">{</text:p>
      <text:p text:style-name="P41"/>
      <text:p text:style-name="P41">sp3-&gt;tuple[k][0]=sp2-&gt;tuple[j][0];</text:p>
      <text:p text:style-name="P41"/>
      <text:p text:style-name="P41">sp3-&gt;tuple[k][1]=sp2-&gt;tuple[j][1];</text:p>
      <text:p text:style-name="P41"/>
      <text:p text:style-name="P41">sp3-&gt;tuple[k][2]=sp2-&gt;tuple[j][2];</text:p>
      <text:p text:style-name="P41"/>
      <text:p text:style-name="P41">k++;j++;</text:p>
      <text:p text:style-name="P41"/>
      <text:p text:style-name="P41">}</text:p>
      <text:p text:style-name="P41"/>
      <text:p text:style-name="P41">}</text:p>
      <text:p text:style-name="P41"/>
      <text:p text:style-name="P41">else if(sp1-&gt;tuple[i][0]&lt;sp2-&gt;tuple[j][0])</text:p>
      <text:p text:style-name="P41"/>
      <text:p text:style-name="P41">{</text:p>
      <text:p text:style-name="P41"/>
      <text:p text:style-name="P41">sp3-&gt;tuple[k][0]=sp1-&gt;tuple[i][0];</text:p>
      <text:p text:style-name="P41"/>
      <text:p text:style-name="P41">sp3-&gt;tuple[k][1]=sp1-&gt;tuple[i][1];</text:p>
      <text:p text:style-name="P41"/>
      <text:p text:style-name="P41">sp3-&gt;tuple[k][2]=sp1-&gt;tuple[i][2];</text:p>
      <text:p text:style-name="P41"/>
      <text:p text:style-name="P41">k++;i++;</text:p>
      <text:p text:style-name="P41"/>
      <text:p text:style-name="P41">}</text:p>
      <text:p text:style-name="P41"/>
      <text:p text:style-name="P41">else</text:p>
      <text:p text:style-name="P41"/>
      <text:p text:style-name="P41">{</text:p>
      <text:p text:style-name="P41"/>
      <text:p text:style-name="P41">sp3-&gt;tuple[k][0]=sp2-&gt;tuple[j][0];</text:p>
      <text:p text:style-name="P41"/>
      <text:p text:style-name="P41">sp3-&gt;tuple[k][1]=sp2-&gt;tuple[j][1];</text:p>
      <text:p text:style-name="P41"/>
      <text:p text:style-name="P41">sp3-&gt;tuple[k][2]=sp2-&gt;tuple[j][2];</text:p>
      <text:p text:style-name="P41"/>
      <text:p text:style-name="P41">k++;j++;</text:p>
      <text:p text:style-name="P41"/>
      <text:p text:style-name="P41">}</text:p>
      <text:p text:style-name="P41"/>
      <text:p text:style-name="P41">}</text:p>
      <text:p text:style-name="P41"/>
      <text:p text:style-name="P41">sp3-&gt;tuple[0][0]=sp1-&gt;tuple[0][0];</text:p>
      <text:p text:style-name="P41"/>
      <text:p text:style-name="P41">sp3-&gt;tuple[0][1]=sp1-&gt;tuple[0][1];</text:p>
      <text:p text:style-name="P41"><text:soft-page-break/></text:p>
      <text:p text:style-name="P41">sp3-&gt;tuple[0][2]=k-1;</text:p>
      <text:p text:style-name="P41"/>
      <text:p text:style-name="P41">printf("Sum of Matrices %d and %d\n",a,b);</text:p>
      <text:p text:style-name="P41"/>
      <text:p text:style-name="P41">disptuple(sp3,3);</text:p>
      <text:p text:style-name="P41"/>
      <text:p text:style-name="P41">}</text:p>
      <text:p text:style-name="P41"/>
      <text:p text:style-name="P41">}</text:p>
      <text:p text:style-name="P41">void main()</text:p>
      <text:p text:style-name="P41"/>
      <text:p text:style-name="P41">{</text:p>
      <text:p text:style-name="P41"/>
      <text:p text:style-name="P41">struct sparse sp1,sp2,trans1,trans2,sumsp3;</text:p>
      <text:p text:style-name="P41">readarray(&amp;sp1,1);</text:p>
      <text:p text:style-name="P41">readarray(&amp;sp2,2);</text:p>
      <text:p text:style-name="P41">maketuple(&amp;sp1);</text:p>
      <text:p text:style-name="P41">maketuple(&amp;sp2);</text:p>
      <text:p text:style-name="P41">disptuple(&amp;sp1,1);</text:p>
      <text:p text:style-name="P41"/>
      <text:p text:style-name="P41">disptuple(&amp;sp2,2);</text:p>
      <text:p text:style-name="P41">transtuple(&amp;sp1,&amp;trans1,1);</text:p>
      <text:p text:style-name="P41">transtuple(&amp;sp2,&amp;trans2,2);</text:p>
      <text:p text:style-name="P41">addtuple(&amp;sp1,&amp;sp2,&amp;sumsp3,1,2);</text:p>
      <text:p text:style-name="P41"/>
      <text:p text:style-name="P41">}</text:p>
      <text:p text:style-name="P50">OUTPUT</text:p>
      <text:p text:style-name="P41">Enter no of rows and columns of matrix 1</text:p>
      <text:p text:style-name="P41">3 2</text:p>
      <text:p text:style-name="P41">Enter the elements</text:p>
      <text:p text:style-name="P41">0 2</text:p>
      <text:p text:style-name="P41">3 4</text:p>
      <text:p text:style-name="P41">0 9</text:p>
      <text:p text:style-name="P41">Enter no of rows and columns of matrix 2</text:p>
      <text:p text:style-name="P41">3 2</text:p>
      <text:p text:style-name="P41">Enter the elements</text:p>
      <text:p text:style-name="P41">1 2</text:p>
      <text:p text:style-name="P41">0 4</text:p>
      <text:p text:style-name="P41">5 0</text:p>
      <text:p text:style-name="P41">The tuple representation of sparse matrix 1</text:p>
      <text:p text:style-name="P41">3 <text:s/>2 <text:s/>4 <text:s/></text:p>
      <text:p text:style-name="P41">0 <text:s/>1 <text:s/>2 <text:s/></text:p>
      <text:p text:style-name="P41">1 <text:s/>0 <text:s/>3 <text:s/></text:p>
      <text:p text:style-name="P41">1 <text:s/>1 <text:s/>4 <text:s/></text:p>
      <text:p text:style-name="P41">2 <text:s/>1 <text:s/>9 <text:s/></text:p>
      <text:p text:style-name="P41">The tuple representation of sparse matrix 2</text:p>
      <text:p text:style-name="P41">3 <text:s/>2 <text:s/>4 <text:s/></text:p>
      <text:p text:style-name="P41">0 <text:s/>0 <text:s/>1 <text:s/></text:p>
      <text:p text:style-name="P41">0 <text:s/>1 <text:s/>2 <text:s/></text:p>
      <text:p text:style-name="P41">1 <text:s/>1 <text:s/>4 <text:s/></text:p>
      <text:p text:style-name="P41">2 <text:s/>0 <text:s/>5 <text:s/></text:p>
      <text:p text:style-name="P41"><text:soft-page-break/></text:p>
      <text:p text:style-name="P41"/>
      <text:p text:style-name="P41">Transpose is</text:p>
      <text:p text:style-name="P41">The tuple representation of sparse matrix 1</text:p>
      <text:p text:style-name="P41">2 <text:s/>3 <text:s/>4 <text:s/></text:p>
      <text:p text:style-name="P41">0 <text:s/>1 <text:s/>3 <text:s/></text:p>
      <text:p text:style-name="P41">1 <text:s/>0 <text:s/>2 <text:s/></text:p>
      <text:p text:style-name="P41">1 <text:s/>1 <text:s/>4 <text:s/></text:p>
      <text:p text:style-name="P41">1 <text:s/>2 <text:s/>9 <text:s/></text:p>
      <text:p text:style-name="P41">Transpose is</text:p>
      <text:p text:style-name="P41">The tuple representation of sparse matrix 2</text:p>
      <text:p text:style-name="P41">2 <text:s/>3 <text:s/>4 <text:s/></text:p>
      <text:p text:style-name="P41">0 <text:s/>0 <text:s/>1 <text:s/></text:p>
      <text:p text:style-name="P41">0 <text:s/>2 <text:s/>5 <text:s/></text:p>
      <text:p text:style-name="P41">1 <text:s/>0 <text:s/>2 <text:s/></text:p>
      <text:p text:style-name="P41">1 <text:s/>1 <text:s/>4 <text:s/></text:p>
      <text:p text:style-name="P41">Sum of Matrices 1 and 2</text:p>
      <text:p text:style-name="P41">The tuple representation of sparse matrix 3</text:p>
      <text:p text:style-name="P41">3 <text:s/>2 <text:s/>6 <text:s/></text:p>
      <text:p text:style-name="P41">0 <text:s/>0 <text:s/>1 <text:s/></text:p>
      <text:p text:style-name="P41">0 <text:s/>1 <text:s/>4 <text:s/></text:p>
      <text:p text:style-name="P41">1 <text:s/>0 <text:s/>3 <text:s/></text:p>
      <text:p text:style-name="P41">1 <text:s/>1 <text:s/>8 <text:s/></text:p>
      <text:p text:style-name="P41">2 <text:s/>0 <text:s/>5 <text:s/></text:p>
      <text:p text:style-name="P41">2 <text:s/>1 <text:s/>9 <text:s/></text:p>
      <text:p text:style-name="P41"/>
      <text:p text:style-name="P41"><text:s/></text:p>
      <text:p text:style-name="P41"/>
      <text:p text:style-name="P41"><text:s/></text:p>
      <text:p text:style-name="P41"/>
      <text:p text:style-name="P41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1"><text:soft-page-break/>STACK</text:p>
      <text:p text:style-name="P52">PROGRAM CODE:-</text:p>
      <text:p text:style-name="P86">//SANIN MOHAMMED N</text:p>
      <text:p text:style-name="P86">//B21CSB55</text:p>
      <text:p text:style-name="P41">#include&lt;stdio.h&gt;</text:p>
      <text:p text:style-name="P41">#include&lt;stdlib.h&gt;</text:p>
      <text:p text:style-name="P41">int N,top=-1,stack[100];</text:p>
      <text:p text:style-name="P41"/>
      <text:p text:style-name="P41">void push(int X)</text:p>
      <text:p text:style-name="P41">{ </text:p>
      <text:p text:style-name="P41"><text:s/>if(top==(N-1))</text:p>
      <text:p text:style-name="P41"><text:s text:c="3"/>{</text:p>
      <text:p text:style-name="P41"><text:s text:c="4"/>printf("stack is full \n"); </text:p>
      <text:p text:style-name="P41"><text:s text:c="3"/></text:p>
      <text:p text:style-name="P41"><text:s text:c="3"/>} </text:p>
      <text:p text:style-name="P41"><text:s/>else</text:p>
      <text:p text:style-name="P41"><text:s text:c="2"/>{</text:p>
      <text:p text:style-name="P41"><text:s text:c="4"/>top++;</text:p>
      <text:p text:style-name="P41"><text:s text:c="4"/>stack[top]=X; </text:p>
      <text:p text:style-name="P41"><text:s text:c="3"/>}</text:p>
      <text:p text:style-name="P41">}</text:p>
      <text:p text:style-name="P41"/>
      <text:p text:style-name="P41">int pop()</text:p>
      <text:p text:style-name="P41">{</text:p>
      <text:p text:style-name="P41"><text:s/>if(top==-1)</text:p>
      <text:p text:style-name="P41"><text:s text:c="2"/>{printf("stack is empty");</text:p>
      <text:p text:style-name="P41"><text:s text:c="3"/>}</text:p>
      <text:p text:style-name="P41"><text:s/>else</text:p>
      <text:p text:style-name="P41"><text:s text:c="2"/>{ <text:s text:c="3"/>top--;</text:p>
      <text:p text:style-name="P41"><text:s text:c="4"/>return stack[top+1];</text:p>
      <text:p text:style-name="P41"><text:s/></text:p>
      <text:p text:style-name="P41"><text:s text:c="4"/></text:p>
      <text:p text:style-name="P41"><text:s text:c="3"/>}</text:p>
      <text:p text:style-name="P41">}</text:p>
      <text:p text:style-name="P41"/>
      <text:p text:style-name="P41">void display()</text:p>
      <text:p text:style-name="P41">{</text:p>
      <text:p text:style-name="P41"><text:s text:c="2"/>if(top==-1)</text:p>
      <text:p text:style-name="P41"><text:s text:c="4"/>{</text:p>
      <text:p text:style-name="P41"><text:s text:c="6"/>printf("stack is empty");</text:p>
      <text:p text:style-name="P41"><text:s text:c="5"/>} <text:s/></text:p>
      <text:p text:style-name="P41"><text:s text:c="2"/>else</text:p>
      <text:p text:style-name="P41"><text:s text:c="3"/>{ printf("the stacK is:");</text:p>
      <text:p text:style-name="P41"><text:s text:c="5"/>for(int i=0;i&lt;=top;i++)</text:p>
      <text:p text:style-name="P41"><text:s text:c="6"/>{</text:p>
      <text:p text:style-name="P41"><text:s text:c="8"/>printf("%d\t",stack[i]);</text:p>
      <text:p text:style-name="P41"><text:s text:c="7"/>}</text:p>
      <text:p text:style-name="P41"><text:s text:c="4"/>}</text:p>
      <text:p text:style-name="P41">}</text:p>
      <text:p text:style-name="P41"/>
      <text:p text:style-name="P41">void main()</text:p>
      <text:p text:style-name="P41"><text:s/>{ </text:p>
      <text:p text:style-name="P41"><text:soft-page-break/><text:s text:c="3"/>int choice,X;</text:p>
      <text:p text:style-name="P41"><text:s text:c="3"/>printf("the number of elements in stack:");</text:p>
      <text:p text:style-name="P41"><text:s text:c="3"/>scanf("%d",&amp;N);</text:p>
      <text:p text:style-name="P41"/>
      <text:p text:style-name="P41"><text:s text:c="3"/>while(1)</text:p>
      <text:p text:style-name="P41"><text:s text:c="3"/>{</text:p>
      <text:p text:style-name="P41"><text:s text:c="5"/>printf("\n1:push\n2:pop\n3:display\n4:exit \nother:invalid \n select from 1-4\n");</text:p>
      <text:p text:style-name="P41"><text:s text:c="5"/>scanf("%d",&amp;choice);</text:p>
      <text:p text:style-name="P41"><text:s text:c="5"/></text:p>
      <text:p text:style-name="P41"><text:s text:c="5"/>switch(choice)</text:p>
      <text:p text:style-name="P41"><text:s text:c="6"/>{</text:p>
      <text:p text:style-name="P41"><text:s text:c="7"/>case 1:</text:p>
      <text:p text:style-name="P41"><text:s text:c="8"/>{ printf("enter the element to add:");</text:p>
      <text:p text:style-name="P41"><text:s text:c="10"/>scanf("%d",&amp;X);</text:p>
      <text:p text:style-name="P41"><text:s text:c="10"/>push(X); </text:p>
      <text:p text:style-name="P41"><text:s text:c="10"/>display();</text:p>
      <text:p text:style-name="P41"><text:s text:c="10"/>break; </text:p>
      <text:p text:style-name="P41"><text:s text:c="9"/>}</text:p>
      <text:p text:style-name="P41"><text:s text:c="7"/>case 2:</text:p>
      <text:p text:style-name="P41"><text:s text:c="7"/>{ printf("the removed element is %d",pop());</text:p>
      <text:p text:style-name="P41"><text:s text:c="9"/></text:p>
      <text:p text:style-name="P41"><text:s text:c="9"/>display();</text:p>
      <text:p text:style-name="P41"><text:s text:c="9"/>break; <text:s text:c="6"/></text:p>
      <text:p text:style-name="P41"><text:s text:c="7"/>}</text:p>
      <text:p text:style-name="P41"><text:s text:c="7"/>case 3:</text:p>
      <text:p text:style-name="P41"><text:s text:c="7"/>{display();</text:p>
      <text:p text:style-name="P41"><text:s text:c="8"/>break;</text:p>
      <text:p text:style-name="P41"><text:s text:c="7"/>} <text:s text:c="6"/></text:p>
      <text:p text:style-name="P41"><text:s text:c="7"/>case 4:</text:p>
      <text:p text:style-name="P41"><text:s text:c="8"/>{exit(0);</text:p>
      <text:p text:style-name="P41"><text:s text:c="9"/>break;</text:p>
      <text:p text:style-name="P41"><text:s text:c="8"/>}</text:p>
      <text:p text:style-name="P41"><text:s text:c="7"/>default:</text:p>
      <text:p text:style-name="P41"><text:s text:c="7"/>{printf("invalid choice");</text:p>
      <text:p text:style-name="P41"><text:s text:c="8"/>break;</text:p>
      <text:p text:style-name="P41"><text:s text:c="7"/>}<text:span text:style-name="T1">}}}</text:span></text:p>
      <text:p text:style-name="P41"><text:s text:c="4"/><text:span text:style-name="T4">OUTPUT</text:span></text:p>
      <text:p text:style-name="P42">the number of elements in stack:4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1</text:p>
      <text:p text:style-name="P42">enter the element to add:5</text:p>
      <text:p text:style-name="P42">the stacK is:5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oft-page-break/><text:s/>select from 1-4</text:p>
      <text:p text:style-name="P42">1</text:p>
      <text:p text:style-name="P42">enter the element to add:4</text:p>
      <text:p text:style-name="P42">the stacK is:5<text:tab/>4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1</text:p>
      <text:p text:style-name="P42">enter the element to add:3</text:p>
      <text:p text:style-name="P42">the stacK is:5<text:tab/>4<text:tab/>3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1</text:p>
      <text:p text:style-name="P42">enter the element to add:9</text:p>
      <text:p text:style-name="P42">the stacK is:5<text:tab/>4<text:tab/>3<text:tab/>9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2</text:p>
      <text:p text:style-name="P43">the removed element is 9</text:p>
      <text:p text:style-name="P43">the stacK is:5<text:tab/>4<text:tab/>3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2</text:p>
      <text:p text:style-name="P43">the removed element is 3</text:p>
      <text:p text:style-name="P43">the stacK is:5<text:tab/>4<text:tab/></text:p>
      <text:p text:style-name="P42">1:push</text:p>
      <text:p text:style-name="P42">2:pop</text:p>
      <text:p text:style-name="P42">3:display</text:p>
      <text:p text:style-name="P42">4:exit </text:p>
      <text:p text:style-name="P42">other:invalid </text:p>
      <text:p text:style-name="P42"><text:s/>select from 1-4</text:p>
      <text:p text:style-name="P42">4</text:p>
      <text:p text:style-name="P41"/>
      <text:p text:style-name="P41"><text:s/></text:p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INFIX TO POSTFIX BY USING STACK</text:p>
      <text:p text:style-name="P44"/>
      <text:p text:style-name="P54">PROGRAM CODE:-</text:p>
      <text:p text:style-name="P44">//<text:span text:style-name="T2">SANIN MOHAMMED N</text:span></text:p>
      <text:p text:style-name="P87">//B21CSB55</text:p>
      <text:p text:style-name="P87"/>
      <text:p text:style-name="P87"/>
      <text:p text:style-name="P44">#include &lt;stdio.h&gt;</text:p>
      <text:p text:style-name="P44"/>
      <text:p text:style-name="P44">#include &lt;string.h&gt;</text:p>
      <text:p text:style-name="P44"/>
      <text:p text:style-name="P44">#include &lt;math.h&gt;</text:p>
      <text:p text:style-name="P44"/>
      <text:p text:style-name="P44">#include &lt;ctype.h&gt;</text:p>
      <text:p text:style-name="P44"/>
      <text:p text:style-name="P44"><text:s/></text:p>
      <text:p text:style-name="P44"/>
      <text:p text:style-name="P44">int priority(char ch)</text:p>
      <text:p text:style-name="P44"/>
      <text:p text:style-name="P44">{switch(ch)</text:p>
      <text:p text:style-name="P44"/>
      <text:p text:style-name="P44">{case '+':return 1;break;</text:p>
      <text:p text:style-name="P44"/>
      <text:p text:style-name="P44">case '-':return 1;break;</text:p>
      <text:p text:style-name="P44"/>
      <text:p text:style-name="P44">case '*':return 2;break;</text:p>
      <text:p text:style-name="P44"/>
      <text:p text:style-name="P44">case '/':return 2;break;</text:p>
      <text:p text:style-name="P44"/>
      <text:p text:style-name="P44">case '^':return 3;break;</text:p>
      <text:p text:style-name="P44"/>
      <text:p text:style-name="P44">case '(':return 0;break;</text:p>
      <text:p text:style-name="P44"/>
      <text:p text:style-name="P44">}return 0;</text:p>
      <text:p text:style-name="P44"/>
      <text:p text:style-name="P44">}</text:p>
      <text:p text:style-name="P44"/>
      <text:p text:style-name="P44"><text:s/></text:p>
      <text:p text:style-name="P44"/>
      <text:p text:style-name="P44">void main()</text:p>
      <text:p text:style-name="P44"/>
      <text:p text:style-name="P44">{int len,i=0,o=0,top=-1,j,item1,item2,p1,p2,k=1,a[20];</text:p>
      <text:p text:style-name="P44"/>
      <text:p text:style-name="P44">char stack[100],output[100],ch[100];</text:p>
      <text:p text:style-name="P44"/>
      <text:p text:style-name="P44">printf("Give the input expression\n");</text:p>
      <text:p text:style-name="P44"/>
      <text:p text:style-name="P44">scanf("%s",ch);</text:p>
      <text:p text:style-name="P44"/>
      <text:p text:style-name="P44"/>
      <text:p text:style-name="P44"><text:s/>while (ch[i]!='\0')</text:p>
      <text:p text:style-name="P44"/>
      <text:p text:style-name="P44"><text:soft-page-break/>{ <text:s/>if (isalpha(ch[i]))</text:p>
      <text:p text:style-name="P44"/>
      <text:p text:style-name="P44"><text:s text:c="4"/>{output[o]=ch[i];</text:p>
      <text:p text:style-name="P44"/>
      <text:p text:style-name="P44"><text:s text:c="5"/>i++;o++;</text:p>
      <text:p text:style-name="P44"/>
      <text:p text:style-name="P44"><text:s text:c="4"/>}</text:p>
      <text:p text:style-name="P44"/>
      <text:p text:style-name="P44"><text:s text:c="3"/></text:p>
      <text:p text:style-name="P44"/>
      <text:p text:style-name="P44"><text:s text:c="4"/>else if(ch[i]=='(')</text:p>
      <text:p text:style-name="P44"/>
      <text:p text:style-name="P44"><text:s text:c="4"/>{top++;</text:p>
      <text:p text:style-name="P44"/>
      <text:p text:style-name="P44"><text:s text:c="5"/>stack[top]=ch[i];</text:p>
      <text:p text:style-name="P44"/>
      <text:p text:style-name="P44"><text:s text:c="5"/>i++;</text:p>
      <text:p text:style-name="P44"/>
      <text:p text:style-name="P44"><text:s text:c="4"/>}</text:p>
      <text:p text:style-name="P44"/>
      <text:p text:style-name="P44"><text:s text:c="3"/></text:p>
      <text:p text:style-name="P44"/>
      <text:p text:style-name="P44"><text:s text:c="4"/>else if(ch[i]==')')</text:p>
      <text:p text:style-name="P44"/>
      <text:p text:style-name="P44"><text:s text:c="4"/>{ <text:s text:c="2"/>while(top!=-1)</text:p>
      <text:p text:style-name="P44"/>
      <text:p text:style-name="P44"><text:s text:c="8"/>{ <text:s text:c="2"/>if (stack[top]=='(')</text:p>
      <text:p text:style-name="P44"/>
      <text:p text:style-name="P44"><text:s text:c="16"/>break;</text:p>
      <text:p text:style-name="P44"/>
      <text:p text:style-name="P44"><text:s text:c="12"/>output[o]=stack[top];</text:p>
      <text:p text:style-name="P44"/>
      <text:p text:style-name="P44"><text:s text:c="12"/>o++;top--;</text:p>
      <text:p text:style-name="P44"/>
      <text:p text:style-name="P44"><text:s text:c="8"/>}</text:p>
      <text:p text:style-name="P44"/>
      <text:p text:style-name="P44"><text:s text:c="9"/>if (stack[top]=='(')</text:p>
      <text:p text:style-name="P44"/>
      <text:p text:style-name="P44"><text:s text:c="12"/>top--;</text:p>
      <text:p text:style-name="P44"/>
      <text:p text:style-name="P44"><text:s text:c="9"/>i++;</text:p>
      <text:p text:style-name="P44"/>
      <text:p text:style-name="P44"><text:s text:c="4"/>}</text:p>
      <text:p text:style-name="P44"/>
      <text:p text:style-name="P44"><text:s text:c="3"/></text:p>
      <text:p text:style-name="P44"/>
      <text:p text:style-name="P44"><text:s text:c="4"/>else</text:p>
      <text:p text:style-name="P44"/>
      <text:p text:style-name="P44"><text:s text:c="4"/>{ <text:s text:c="2"/>if(top==-1||stack[top]=='(')</text:p>
      <text:p text:style-name="P44"/>
      <text:p text:style-name="P44"><text:s text:c="8"/>{top++;</text:p>
      <text:p text:style-name="P44"/>
      <text:p text:style-name="P44"><text:soft-page-break/><text:s text:c="9"/>stack[top]=ch[i];</text:p>
      <text:p text:style-name="P44"/>
      <text:p text:style-name="P44"><text:s text:c="9"/>i++;</text:p>
      <text:p text:style-name="P44"/>
      <text:p text:style-name="P44"><text:s text:c="8"/>}</text:p>
      <text:p text:style-name="P44"/>
      <text:p text:style-name="P44"><text:s text:c="7"/></text:p>
      <text:p text:style-name="P44"/>
      <text:p text:style-name="P44"><text:s text:c="8"/>else</text:p>
      <text:p text:style-name="P44"/>
      <text:p text:style-name="P44"><text:s text:c="8"/>{p1=priority(stack[top]);</text:p>
      <text:p text:style-name="P44"/>
      <text:p text:style-name="P44"><text:s text:c="9"/>p2=priority(ch[i]);</text:p>
      <text:p text:style-name="P44"/>
      <text:p text:style-name="P44"><text:s text:c="8"/></text:p>
      <text:p text:style-name="P44"/>
      <text:p text:style-name="P44"><text:s text:c="9"/>if(p1&lt;p2)</text:p>
      <text:p text:style-name="P44"/>
      <text:p text:style-name="P44"><text:s text:c="9"/>{top++;</text:p>
      <text:p text:style-name="P44"/>
      <text:p text:style-name="P44"><text:s text:c="9"/>stack[top]=ch[i];</text:p>
      <text:p text:style-name="P44"/>
      <text:p text:style-name="P44"><text:s text:c="9"/>i++;</text:p>
      <text:p text:style-name="P44"/>
      <text:p text:style-name="P44"><text:s text:c="9"/>}</text:p>
      <text:p text:style-name="P44"/>
      <text:p text:style-name="P44"><text:s text:c="8"/></text:p>
      <text:p text:style-name="P44"/>
      <text:p text:style-name="P44"><text:s text:c="9"/>else if(p1==p2)</text:p>
      <text:p text:style-name="P44"/>
      <text:p text:style-name="P44"><text:s text:c="9"/>{ <text:s/>if(ch[i]=='^')</text:p>
      <text:p text:style-name="P44"/>
      <text:p text:style-name="P44"><text:s text:c="12"/>{top++;</text:p>
      <text:p text:style-name="P44"/>
      <text:p text:style-name="P44"><text:s text:c="12"/>stack[top]=ch[i];</text:p>
      <text:p text:style-name="P44"/>
      <text:p text:style-name="P44"><text:s text:c="12"/>i++;</text:p>
      <text:p text:style-name="P44"/>
      <text:p text:style-name="P44"><text:s text:c="12"/>}</text:p>
      <text:p text:style-name="P44"/>
      <text:p text:style-name="P44"><text:s text:c="11"/></text:p>
      <text:p text:style-name="P44"/>
      <text:p text:style-name="P44"><text:s text:c="12"/>else</text:p>
      <text:p text:style-name="P44"/>
      <text:p text:style-name="P44"><text:s text:c="12"/>{output[o]=stack[top];</text:p>
      <text:p text:style-name="P44"/>
      <text:p text:style-name="P44"><text:s text:c="13"/>stack[top]=ch[i];</text:p>
      <text:p text:style-name="P44"/>
      <text:p text:style-name="P44"><text:s text:c="13"/>i++;o++;</text:p>
      <text:p text:style-name="P44"/>
      <text:p text:style-name="P44"><text:s text:c="12"/>}</text:p>
      <text:p text:style-name="P44"/>
      <text:p text:style-name="P44"><text:soft-page-break/><text:s text:c="9"/>}</text:p>
      <text:p text:style-name="P44"/>
      <text:p text:style-name="P44"><text:s text:c="8"/></text:p>
      <text:p text:style-name="P44"/>
      <text:p text:style-name="P44"><text:s text:c="9"/>else</text:p>
      <text:p text:style-name="P44"/>
      <text:p text:style-name="P44"><text:s text:c="9"/>{ <text:s/>while(p1&gt;=p2)</text:p>
      <text:p text:style-name="P44"/>
      <text:p text:style-name="P44"><text:s text:c="12"/>{output[o]=stack[top];</text:p>
      <text:p text:style-name="P44"/>
      <text:p text:style-name="P44"><text:s text:c="13"/>top--;o++;</text:p>
      <text:p text:style-name="P44"/>
      <text:p text:style-name="P44"><text:s text:c="13"/>if(top==-1)</text:p>
      <text:p text:style-name="P44"/>
      <text:p text:style-name="P44"><text:s text:c="16"/>break;</text:p>
      <text:p text:style-name="P44"/>
      <text:p text:style-name="P44"><text:s text:c="13"/>p1=priority(stack[top]);</text:p>
      <text:p text:style-name="P44"/>
      <text:p text:style-name="P44"><text:s text:c="12"/>}</text:p>
      <text:p text:style-name="P44"/>
      <text:p text:style-name="P44"><text:s text:c="9"/>top++;</text:p>
      <text:p text:style-name="P44"/>
      <text:p text:style-name="P44"><text:s text:c="8"/>stack[top]=ch[i];</text:p>
      <text:p text:style-name="P44"/>
      <text:p text:style-name="P44"><text:s text:c="9"/>i++;</text:p>
      <text:p text:style-name="P44"/>
      <text:p text:style-name="P44"><text:s text:c="9"/>}</text:p>
      <text:p text:style-name="P44"/>
      <text:p text:style-name="P44"><text:s text:c="8"/>}</text:p>
      <text:p text:style-name="P44"/>
      <text:p text:style-name="P44"><text:s text:c="4"/>}</text:p>
      <text:p text:style-name="P44"/>
      <text:p text:style-name="P44">}</text:p>
      <text:p text:style-name="P44"/>
      <text:p text:style-name="P44"/>
      <text:p text:style-name="P44"><text:s/></text:p>
      <text:p text:style-name="P44"/>
      <text:p text:style-name="P44"><text:s/>while(top!=-1)</text:p>
      <text:p text:style-name="P44"/>
      <text:p text:style-name="P44">{ <text:s/>if(stack[top]=='('||stack[top]==')')</text:p>
      <text:p text:style-name="P44"/>
      <text:p text:style-name="P44"><text:s text:c="12"/>continue;</text:p>
      <text:p text:style-name="P44"/>
      <text:p text:style-name="P44"><text:s text:c="4"/>else</text:p>
      <text:p text:style-name="P44"/>
      <text:p text:style-name="P44"><text:s text:c="4"/>{output[o]=stack[top];</text:p>
      <text:p text:style-name="P44"/>
      <text:p text:style-name="P44"><text:s text:c="5"/>top--;</text:p>
      <text:p text:style-name="P44"/>
      <text:p text:style-name="P44"><text:s text:c="5"/>o++;</text:p>
      <text:p text:style-name="P44"/>
      <text:p text:style-name="P44"><text:s text:c="4"/>}</text:p>
      <text:p text:style-name="P44"><text:soft-page-break/></text:p>
      <text:p text:style-name="P44">}</text:p>
      <text:p text:style-name="P44"/>
      <text:p text:style-name="P44"/>
      <text:p text:style-name="P44"><text:s/>for(j=0;j&lt;o;j++)</text:p>
      <text:p text:style-name="P44"/>
      <text:p text:style-name="P44"><text:s text:c="4"/>{printf("%c",output[j]);</text:p>
      <text:p text:style-name="P44"/>
      <text:p text:style-name="P44"><text:s text:c="4"/>}</text:p>
      <text:p text:style-name="P44"/>
      <text:p text:style-name="P44"/>
      <text:p text:style-name="P44"><text:s/>top=-1;</text:p>
      <text:p text:style-name="P44"/>
      <text:p text:style-name="P44">for(i=0;i&lt;strlen(output);i++)</text:p>
      <text:p text:style-name="P44"/>
      <text:p text:style-name="P44">{ <text:s/>if(isalpha(output[i]))</text:p>
      <text:p text:style-name="P44"/>
      <text:p text:style-name="P44"><text:s text:c="4"/>{top++;</text:p>
      <text:p text:style-name="P44"/>
      <text:p text:style-name="P44"><text:s text:c="5"/>printf("\nEnter the value of %c",output[i]);</text:p>
      <text:p text:style-name="P44"/>
      <text:p text:style-name="P44"><text:s text:c="5"/>scanf("\n%d",&amp;a[top]);</text:p>
      <text:p text:style-name="P44"/>
      <text:p text:style-name="P44"><text:s text:c="4"/>}</text:p>
      <text:p text:style-name="P87"/>
      <text:p text:style-name="P87"><text:s text:c="3"/></text:p>
      <text:p text:style-name="P44"/>
      <text:p text:style-name="P44"><text:s text:c="4"/>else if(output[i]=='+'||output[i]=='-'||output[i]=='*'||output[i]=='/'||output[i]=='^')</text:p>
      <text:p text:style-name="P44"/>
      <text:p text:style-name="P44"><text:s text:c="4"/>{item1=a[top];</text:p>
      <text:p text:style-name="P44"/>
      <text:p text:style-name="P44"><text:s text:c="5"/>top--;</text:p>
      <text:p text:style-name="P44"/>
      <text:p text:style-name="P44"><text:s text:c="5"/>item2=a[top];</text:p>
      <text:p text:style-name="P44"/>
      <text:p text:style-name="P44"><text:s text:c="4"/></text:p>
      <text:p text:style-name="P44"/>
      <text:p text:style-name="P44"><text:s text:c="5"/>switch(output[i])</text:p>
      <text:p text:style-name="P44"/>
      <text:p text:style-name="P44"><text:s text:c="5"/>{ <text:s/>case '+':a[top]=item2+item1;break;</text:p>
      <text:p text:style-name="P44"/>
      <text:p text:style-name="P44"><text:s text:c="8"/>case '-':a[top]=item2-item1;break;</text:p>
      <text:p text:style-name="P44"/>
      <text:p text:style-name="P44"><text:s text:c="8"/>case '*':a[top]=item2*item1;break;</text:p>
      <text:p text:style-name="P44"/>
      <text:p text:style-name="P44"><text:s text:c="8"/>case '/':a[top]=item2/item1;break;</text:p>
      <text:p text:style-name="P44"/>
      <text:p text:style-name="P44"><text:s text:c="8"/>case '^':</text:p>
      <text:p text:style-name="P44"/>
      <text:p text:style-name="P44"><text:s text:c="17"/>for(j=0;j&lt;item1;j++)</text:p>
      <text:p text:style-name="P44"/>
      <text:p text:style-name="P44"><text:s text:c="17"/>{k*=item2;}</text:p>
      <text:p text:style-name="P44"><text:soft-page-break/></text:p>
      <text:p text:style-name="P44"><text:s text:c="17"/>a[top]=k;</text:p>
      <text:p text:style-name="P44"/>
      <text:p text:style-name="P44"><text:s text:c="17"/>break;</text:p>
      <text:p text:style-name="P44"><text:s text:c="4"/>} }}</text:p>
      <text:p text:style-name="P44"/>
      <text:p text:style-name="P44">printf("\nPostfix evaluation result is <text:s/>:%d",a[0]);}</text:p>
      <text:p text:style-name="P87"/>
      <text:p text:style-name="P87"/>
      <text:p text:style-name="P56">OUTPUT</text:p>
      <text:p text:style-name="P56"/>
      <text:p text:style-name="P45">Give the input expression</text:p>
      <text:p text:style-name="P45">(a*b-c)/d</text:p>
      <text:p text:style-name="P45">ab*c-d/</text:p>
      <text:p text:style-name="P45">Enter the value of a 3</text:p>
      <text:p text:style-name="P45">3</text:p>
      <text:p text:style-name="P45"/>
      <text:p text:style-name="P45">Enter the value of b 2</text:p>
      <text:p text:style-name="P45">2</text:p>
      <text:p text:style-name="P45"/>
      <text:p text:style-name="P45">Enter the value of c 1</text:p>
      <text:p text:style-name="P45">1</text:p>
      <text:p text:style-name="P45"/>
      <text:p text:style-name="P45">Enter the value of d 5</text:p>
      <text:p text:style-name="P45">5</text:p>
      <text:p text:style-name="P45"/>
      <text:p text:style-name="P45">Postfix evaluation result is <text:s/>:1</text:p>
      <text:p text:style-name="P87"><text:s/></text:p>
      <text:p text:style-name="P87"/>
      <text:p text:style-name="P87"><text:s text:c="7"/></text:p>
      <text:p text:style-name="P87"/>
      <text:p text:style-name="P87"><text:s text:c="8"/></text:p>
      <text:p text:style-name="P87"/>
      <text:p text:style-name="P87"><text:s text:c="8"/></text:p>
      <text:p text:style-name="P87"/>
      <text:p text:style-name="P87"><text:s text:c="12"/></text:p>
      <text:p text:style-name="P87"/>
      <text:p text:style-name="P87"><text:s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57">PREFIX</text:p>
      <text:p text:style-name="P58">PROGRAM CODE</text:p>
      <text:p text:style-name="P46">//SANIN MOHAMMED N<text:line-break/>//B21CSB55</text:p>
      <text:p text:style-name="P46">#include&lt;stdio.h&gt;</text:p>
      <text:p text:style-name="P46">#include&lt;ctype.h&gt;</text:p>
      <text:p text:style-name="P46">#include&lt;string.h&gt;</text:p>
      <text:p text:style-name="P46"/>
      <text:p text:style-name="P46">int ICP(char infix)</text:p>
      <text:p text:style-name="P46">{</text:p>
      <text:p text:style-name="P46"><text:s text:c="2"/>if(infix=='+'||infix=='-')</text:p>
      <text:p text:style-name="P46"><text:s text:c="2"/>{</text:p>
      <text:p text:style-name="P46"><text:s text:c="4"/>return 2;</text:p>
      <text:p text:style-name="P46"><text:s text:c="2"/>}</text:p>
      <text:p text:style-name="P46"><text:s text:c="2"/>if(infix=='*'||infix=='/')</text:p>
      <text:p text:style-name="P46"><text:s text:c="2"/>{</text:p>
      <text:p text:style-name="P46"><text:s text:c="4"/>return 4;</text:p>
      <text:p text:style-name="P46"><text:s text:c="2"/>}</text:p>
      <text:p text:style-name="P46"><text:s text:c="2"/>if(infix=='^')</text:p>
      <text:p text:style-name="P46"><text:s text:c="2"/>{</text:p>
      <text:p text:style-name="P46"><text:s text:c="4"/>return 5;</text:p>
      <text:p text:style-name="P46"><text:s text:c="2"/>}</text:p>
      <text:p text:style-name="P46"><text:s/></text:p>
      <text:p text:style-name="P46"/>
      <text:p text:style-name="P46">}</text:p>
      <text:p text:style-name="P46"/>
      <text:p text:style-name="P46">int ISP(char stack)</text:p>
      <text:p text:style-name="P46">{</text:p>
      <text:p text:style-name="P46">if(stack=='+'||stack=='-')</text:p>
      <text:p text:style-name="P46"><text:s text:c="2"/>{</text:p>
      <text:p text:style-name="P46"><text:s text:c="4"/>return 1;</text:p>
      <text:p text:style-name="P46"><text:s text:c="2"/>}</text:p>
      <text:p text:style-name="P46"><text:s text:c="2"/>if(stack=='*'||stack=='/')</text:p>
      <text:p text:style-name="P46"><text:s text:c="2"/>{</text:p>
      <text:p text:style-name="P46"><text:s text:c="4"/>return 3;</text:p>
      <text:p text:style-name="P46"><text:s text:c="2"/>}</text:p>
      <text:p text:style-name="P46"><text:s text:c="2"/>if(stack=='^')</text:p>
      <text:p text:style-name="P46"><text:s text:c="2"/>{</text:p>
      <text:p text:style-name="P46"><text:s text:c="4"/>return 6;</text:p>
      <text:p text:style-name="P46"><text:s text:c="2"/>}</text:p>
      <text:p text:style-name="P46"><text:s text:c="2"/>if(stack=='(')</text:p>
      <text:p text:style-name="P46"><text:s text:c="2"/>{</text:p>
      <text:p text:style-name="P46"><text:s text:c="3"/>return 0; </text:p>
      <text:p text:style-name="P46"><text:s text:c="2"/>}</text:p>
      <text:p text:style-name="P46"><text:s/></text:p>
      <text:p text:style-name="P46">}</text:p>
      <text:p text:style-name="P46"/>
      <text:p text:style-name="P46">void main()</text:p>
      <text:p text:style-name="P46">{</text:p>
      <text:p text:style-name="P46"><text:s text:c="2"/>char infix[100],output[100],stack[100],reverse[100];</text:p>
      <text:p text:style-name="P46"><text:s text:c="2"/>int i=0,o=0,top=-1,j=0;</text:p>
      <text:p text:style-name="P46"><text:soft-page-break/><text:s text:c="2"/>int p1,p2;</text:p>
      <text:p text:style-name="P46"><text:s text:c="2"/>printf("enter the infix expression:");</text:p>
      <text:p text:style-name="P46"><text:s text:c="2"/>scanf("%s",infix);</text:p>
      <text:p text:style-name="P46"><text:s/></text:p>
      <text:p text:style-name="P46"><text:s text:c="2"/>for(i=0;i&lt;strlen(infix);i++)</text:p>
      <text:p text:style-name="P46"><text:s text:c="2"/>{</text:p>
      <text:p text:style-name="P46"><text:s text:c="4"/>if(infix[strlen(infix)-i-1]=='(')</text:p>
      <text:p text:style-name="P46"><text:s text:c="4"/>{</text:p>
      <text:p text:style-name="P46"><text:s text:c="6"/>reverse[i]=')';</text:p>
      <text:p text:style-name="P46"><text:s text:c="4"/>}</text:p>
      <text:p text:style-name="P46"><text:s text:c="4"/>else if(infix[strlen(infix)-i-1]==')')</text:p>
      <text:p text:style-name="P46"><text:s text:c="4"/>{</text:p>
      <text:p text:style-name="P46"><text:s text:c="6"/>reverse[i]='(';</text:p>
      <text:p text:style-name="P46"><text:s text:c="4"/>}</text:p>
      <text:p text:style-name="P46"><text:s text:c="4"/>else</text:p>
      <text:p text:style-name="P46"><text:s text:c="4"/>reverse[i]=infix[strlen(infix)-i-1];</text:p>
      <text:p text:style-name="P46"/>
      <text:p text:style-name="P46"><text:s text:c="2"/>}</text:p>
      <text:p text:style-name="P46"><text:s text:c="3"/>i=0;</text:p>
      <text:p text:style-name="P46"><text:s text:c="2"/>while(reverse[i]!='\0')</text:p>
      <text:p text:style-name="P46"><text:s text:c="2"/>{</text:p>
      <text:p text:style-name="P46"><text:s text:c="4"/>if(isalpha(reverse[i]))</text:p>
      <text:p text:style-name="P46"><text:s text:c="5"/>{</text:p>
      <text:p text:style-name="P46"><text:s text:c="7"/>output[o]=reverse[i];</text:p>
      <text:p text:style-name="P46"><text:s text:c="7"/>i++;</text:p>
      <text:p text:style-name="P46"><text:s text:c="7"/>o++;</text:p>
      <text:p text:style-name="P46"><text:s text:c="5"/>}</text:p>
      <text:p text:style-name="P46"><text:s text:c="5"/>else if(reverse[i]==')')</text:p>
      <text:p text:style-name="P46"><text:s text:c="5"/>{</text:p>
      <text:p text:style-name="P46"><text:s text:c="9"/>while(top!=-1)</text:p>
      <text:p text:style-name="P46"/>
      <text:p text:style-name="P46"><text:s text:c="8"/>{ <text:s text:c="2"/>if (stack[top]=='(')</text:p>
      <text:p text:style-name="P46"/>
      <text:p text:style-name="P46"><text:s text:c="16"/>break;</text:p>
      <text:p text:style-name="P46"/>
      <text:p text:style-name="P46"><text:s text:c="12"/>output[o]=stack[top];</text:p>
      <text:p text:style-name="P46"/>
      <text:p text:style-name="P46"><text:s text:c="12"/>o++;top--;</text:p>
      <text:p text:style-name="P46"/>
      <text:p text:style-name="P46"><text:s text:c="8"/>}</text:p>
      <text:p text:style-name="P46"/>
      <text:p text:style-name="P46"><text:s text:c="9"/>if (stack[top]=='(')</text:p>
      <text:p text:style-name="P46"/>
      <text:p text:style-name="P46"><text:s text:c="12"/>top--;</text:p>
      <text:p text:style-name="P46"/>
      <text:p text:style-name="P46"><text:s text:c="9"/>i++;</text:p>
      <text:p text:style-name="P46"/>
      <text:p text:style-name="P46"><text:s text:c="4"/>}</text:p>
      <text:p text:style-name="P46"><text:s text:c="5"/></text:p>
      <text:p text:style-name="P46"><text:s text:c="5"/>else if(reverse[i]=='(')</text:p>
      <text:p text:style-name="P46"><text:s text:c="5"/>{</text:p>
      <text:p text:style-name="P46"><text:s text:c="9"/>top++;</text:p>
      <text:p text:style-name="P46"><text:soft-page-break/><text:s text:c="6"/>stack[top]=reverse[i];</text:p>
      <text:p text:style-name="P46"><text:s text:c="6"/>i++;</text:p>
      <text:p text:style-name="P46"/>
      <text:p text:style-name="P46"><text:s text:c="5"/>}</text:p>
      <text:p text:style-name="P46"><text:s text:c="5"/>else if(reverse[i]=='+'||reverse[i]=='-'||reverse[i]=='*'||reverse[i]=='/'||reverse[i]=='^')</text:p>
      <text:p text:style-name="P46"><text:s text:c="5"/>{</text:p>
      <text:p text:style-name="P46"><text:s text:c="7"/>p1=ICP(reverse[i]);</text:p>
      <text:p text:style-name="P46"><text:s text:c="7"/>p2=ISP(stack[top]);</text:p>
      <text:p text:style-name="P46"/>
      <text:p text:style-name="P46"><text:s text:c="7"/>if(p1&gt;p2)</text:p>
      <text:p text:style-name="P46"><text:s text:c="7"/>{</text:p>
      <text:p text:style-name="P46"><text:s text:c="9"/>top++;</text:p>
      <text:p text:style-name="P46"><text:s text:c="9"/>stack[top]=reverse[i];</text:p>
      <text:p text:style-name="P46"><text:s text:c="9"/>i++;</text:p>
      <text:p text:style-name="P46"/>
      <text:p text:style-name="P46"><text:s text:c="7"/>}</text:p>
      <text:p text:style-name="P46"><text:s text:c="7"/>else</text:p>
      <text:p text:style-name="P46"><text:s text:c="7"/>{</text:p>
      <text:p text:style-name="P46"><text:s text:c="8"/>output[o]=stack[top];</text:p>
      <text:p text:style-name="P46"><text:s text:c="8"/>o++;</text:p>
      <text:p text:style-name="P46"><text:s text:c="8"/>stack[top]=reverse[i];</text:p>
      <text:p text:style-name="P46"><text:s text:c="8"/>i++;</text:p>
      <text:p text:style-name="P46"><text:s text:c="7"/>}</text:p>
      <text:p text:style-name="P46"/>
      <text:p text:style-name="P46"><text:s text:c="5"/>}</text:p>
      <text:p text:style-name="P46"/>
      <text:p text:style-name="P46"><text:s text:c="2"/>}</text:p>
      <text:p text:style-name="P46"/>
      <text:p text:style-name="P46"><text:s text:c="2"/>while(top!=-1)</text:p>
      <text:p text:style-name="P46"><text:s text:c="2"/>{ if(stack[top]=='(')</text:p>
      <text:p text:style-name="P46"><text:s text:c="4"/>{</text:p>
      <text:p text:style-name="P46"><text:s text:c="7"/>continue; </text:p>
      <text:p text:style-name="P46"><text:s text:c="4"/>}</text:p>
      <text:p text:style-name="P46"><text:s text:c="4"/>output[o]=stack[top];</text:p>
      <text:p text:style-name="P46"><text:s text:c="4"/>top--;</text:p>
      <text:p text:style-name="P46"><text:s text:c="4"/>o++;</text:p>
      <text:p text:style-name="P46"/>
      <text:p text:style-name="P46"><text:s text:c="2"/>}</text:p>
      <text:p text:style-name="P46"><text:s text:c="2"/>printf("prefix expression is:");</text:p>
      <text:p text:style-name="P46"/>
      <text:p text:style-name="P46"><text:s text:c="2"/>for(j=0;j&lt;o;j++)</text:p>
      <text:p text:style-name="P46"><text:s text:c="2"/>{</text:p>
      <text:p text:style-name="P46"><text:s text:c="4"/>printf("%c",output[o-j-1]);</text:p>
      <text:p text:style-name="P46"/>
      <text:p text:style-name="P46"><text:s text:c="2"/>}</text:p>
      <text:p text:style-name="P46"/>
      <text:p text:style-name="P46">}</text:p>
      <text:p text:style-name="P46"/>
      <text:p text:style-name="P58">OUTPUT</text:p>
      <text:p text:style-name="P46">enter the infix expression:(a*b-c/d)</text:p>
      <text:p text:style-name="P46">prefix expression is:-*ab/cd</text:p>
      <text:p text:style-name="P46"/>
      <text:p text:style-name="P46"><text:soft-page-break/></text:p>
      <text:p text:style-name="P46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41"/>
      <text:p text:style-name="P41"/>
      <text:p text:style-name="P12"><text:soft-page-break/>QUEUE</text:p>
      <text:p text:style-name="P13">PROGRAM CODE</text:p>
      <text:p text:style-name="P62">//SANIN MOHAMMED N</text:p>
      <text:p text:style-name="P62">//B21CSB55</text:p>
      <text:p text:style-name="P62">#include&lt;stdio.h&gt;</text:p>
      <text:p text:style-name="P62">#include&lt;stdlib.h&gt;</text:p>
      <text:p text:style-name="P62"/>
      <text:p text:style-name="P62">int N,front=-1,rear=-1,queue[100];</text:p>
      <text:p text:style-name="P62"/>
      <text:p text:style-name="P62">void enqueue(int X)</text:p>
      <text:p text:style-name="P62"><text:s/>{</text:p>
      <text:p text:style-name="P62"><text:s text:c="2"/>if(rear==(N-1))</text:p>
      <text:p text:style-name="P62"><text:s text:c="3"/>{</text:p>
      <text:p text:style-name="P62"><text:s text:c="4"/>printf("queue is full");</text:p>
      <text:p text:style-name="P62"><text:s text:c="3"/>}</text:p>
      <text:p text:style-name="P62"><text:s/></text:p>
      <text:p text:style-name="P62"><text:s text:c="2"/>else if(front==-1&amp;&amp;rear==-1)</text:p>
      <text:p text:style-name="P62"><text:s text:c="2"/>{ front=0;</text:p>
      <text:p text:style-name="P62"><text:s text:c="4"/>rear=0;</text:p>
      <text:p text:style-name="P62"><text:s text:c="4"/>queue[0]=X;</text:p>
      <text:p text:style-name="P62"><text:s text:c="2"/>} </text:p>
      <text:p text:style-name="P62"><text:s/>else</text:p>
      <text:p text:style-name="P62"><text:s text:c="3"/>{rear++;</text:p>
      <text:p text:style-name="P62"><text:s text:c="4"/>queue[rear]=X; </text:p>
      <text:p text:style-name="P62"><text:s text:c="3"/>}</text:p>
      <text:p text:style-name="P62"><text:s/>}</text:p>
      <text:p text:style-name="P62">int dequeue()</text:p>
      <text:p text:style-name="P62">{</text:p>
      <text:p text:style-name="P62"><text:s/>if(front==-1&amp;&amp;rear==-1)</text:p>
      <text:p text:style-name="P62"><text:s text:c="2"/>{</text:p>
      <text:p text:style-name="P62"><text:s text:c="4"/>printf("queue is empty");</text:p>
      <text:p text:style-name="P62"><text:s text:c="3"/>} </text:p>
      <text:p text:style-name="P62"><text:s/>else if(front==rear)</text:p>
      <text:p text:style-name="P62"><text:s text:c="2"/>{</text:p>
      <text:p text:style-name="P62"><text:s text:c="4"/>return queue[front];</text:p>
      <text:p text:style-name="P62"><text:s text:c="4"/>front=-1;</text:p>
      <text:p text:style-name="P62"><text:s text:c="4"/>rear=-1;</text:p>
      <text:p text:style-name="P62"><text:s text:c="2"/>}</text:p>
      <text:p text:style-name="P62"><text:s/>else</text:p>
      <text:p text:style-name="P62"><text:s text:c="2"/>{</text:p>
      <text:p text:style-name="P62"><text:s text:c="3"/>front++;</text:p>
      <text:p text:style-name="P62"><text:s text:c="3"/>return queue[front-1];</text:p>
      <text:p text:style-name="P62"><text:s text:c="2"/>}</text:p>
      <text:p text:style-name="P62"><text:s/></text:p>
      <text:p text:style-name="P62"><text:s/></text:p>
      <text:p text:style-name="P62">} </text:p>
      <text:p text:style-name="P62">void display()</text:p>
      <text:p text:style-name="P62"><text:s/>{ </text:p>
      <text:p text:style-name="P62"><text:s text:c="3"/>if(front==-1&amp;&amp;rear==-1)</text:p>
      <text:p text:style-name="P62"><text:s text:c="5"/>{ </text:p>
      <text:p text:style-name="P62"><text:s text:c="7"/>printf("queue is empty");</text:p>
      <text:p text:style-name="P62"><text:s text:c="5"/>}</text:p>
      <text:p text:style-name="P62"><text:soft-page-break/><text:s text:c="3"/>else</text:p>
      <text:p text:style-name="P62"><text:s text:c="4"/>{ printf("the elements in queue is");</text:p>
      <text:p text:style-name="P62"><text:s text:c="6"/>for(int i=front;i&lt;=rear;i++)</text:p>
      <text:p text:style-name="P62"><text:s text:c="9"/>{printf("%d\t",queue[i]);</text:p>
      <text:p text:style-name="P62"><text:s text:c="10"/>}</text:p>
      <text:p text:style-name="P62"><text:s text:c="4"/>}</text:p>
      <text:p text:style-name="P62"><text:s/>}</text:p>
      <text:p text:style-name="P62"><text:s/></text:p>
      <text:p text:style-name="P62"><text:s/></text:p>
      <text:p text:style-name="P62"><text:s/>void main()</text:p>
      <text:p text:style-name="P62"><text:s/>{ </text:p>
      <text:p text:style-name="P62"><text:s text:c="3"/>int choice,X;</text:p>
      <text:p text:style-name="P62"><text:s text:c="3"/>printf("the number of elements in queue:");</text:p>
      <text:p text:style-name="P62"><text:s text:c="3"/>scanf("%d",&amp;N);</text:p>
      <text:p text:style-name="P62"/>
      <text:p text:style-name="P62"><text:s text:c="3"/>while(1)</text:p>
      <text:p text:style-name="P62"><text:s text:c="3"/>{</text:p>
      <text:p text:style-name="P62"><text:s text:c="5"/>printf("\n1:enqueue\n2:dequeue\n3:display\n4:exit \nother:invalid \n select from 1-4\n");</text:p>
      <text:p text:style-name="P62"><text:s text:c="5"/>scanf("%d",&amp;choice);</text:p>
      <text:p text:style-name="P62"><text:s text:c="5"/></text:p>
      <text:p text:style-name="P62"><text:s text:c="5"/>switch(choice)</text:p>
      <text:p text:style-name="P62"><text:s text:c="6"/>{</text:p>
      <text:p text:style-name="P62"><text:s text:c="7"/>case 1:</text:p>
      <text:p text:style-name="P62"><text:s text:c="8"/>{ printf("enter the element to add:");</text:p>
      <text:p text:style-name="P62"><text:s text:c="10"/>scanf("%d",&amp;X);</text:p>
      <text:p text:style-name="P62"><text:s text:c="10"/>enqueue(X); </text:p>
      <text:p text:style-name="P62"><text:s text:c="10"/>display();</text:p>
      <text:p text:style-name="P62"><text:s text:c="10"/>break; </text:p>
      <text:p text:style-name="P62"><text:s text:c="9"/>}</text:p>
      <text:p text:style-name="P62"><text:s text:c="7"/>case 2:</text:p>
      <text:p text:style-name="P62"><text:s text:c="7"/>{</text:p>
      <text:p text:style-name="P62"><text:s text:c="9"/>printf("the removed element is %d",dequeue());</text:p>
      <text:p text:style-name="P62"><text:s text:c="9"/>display();</text:p>
      <text:p text:style-name="P62"><text:s text:c="9"/>break; <text:s text:c="6"/></text:p>
      <text:p text:style-name="P62"><text:s text:c="7"/>}</text:p>
      <text:p text:style-name="P62"><text:s text:c="7"/>case 3:</text:p>
      <text:p text:style-name="P62"><text:s text:c="7"/>{display();</text:p>
      <text:p text:style-name="P62"><text:s text:c="8"/>break;</text:p>
      <text:p text:style-name="P62"><text:s text:c="7"/>} <text:s text:c="6"/></text:p>
      <text:p text:style-name="P62"><text:s text:c="7"/>case 4:</text:p>
      <text:p text:style-name="P62"><text:s text:c="8"/>{exit(0);</text:p>
      <text:p text:style-name="P62"><text:s text:c="8"/>}</text:p>
      <text:p text:style-name="P62"><text:s text:c="7"/>default:</text:p>
      <text:p text:style-name="P62"><text:s text:c="7"/>{printf("invalid choice");</text:p>
      <text:p text:style-name="P62"><text:s text:c="7"/>}</text:p>
      <text:p text:style-name="P62"><text:s text:c="6"/>} <text:s text:c="2"/></text:p>
      <text:p text:style-name="P62"><text:s text:c="3"/>}</text:p>
      <text:p text:style-name="P62"><text:s/>}</text:p>
      <text:p text:style-name="P62"/>
      <text:p text:style-name="P13">OUTPUT</text:p>
      <text:p text:style-name="P62">the number of elements in queue:5</text:p>
      <text:p text:style-name="P62">1:enqueue</text:p>
      <text:p text:style-name="P62"><text:soft-page-break/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1</text:p>
      <text:p text:style-name="P62">enter the element to add:7</text:p>
      <text:p text:style-name="P62">the elements in queue is7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1</text:p>
      <text:p text:style-name="P62">enter the element to add:4</text:p>
      <text:p text:style-name="P62">the elements in queue is7<text:tab/> <text:s text:c="5"/>4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1</text:p>
      <text:p text:style-name="P62">enter the element to add:3</text:p>
      <text:p text:style-name="P62">the elements in queue is <text:s/>7 <text:s text:c="5"/>4<text:tab/> <text:s text:c="5"/>3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1</text:p>
      <text:p text:style-name="P62">enter the element to add:8</text:p>
      <text:p text:style-name="P62">the elements in queue is <text:s/>7 <text:tab/>4<text:tab/>3<text:tab/>8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2</text:p>
      <text:p text:style-name="P63">the removed element is 7</text:p>
      <text:p text:style-name="P63">the elements in queue is 4<text:tab/>3<text:tab/>8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2</text:p>
      <text:p text:style-name="P63">the removed element is 4</text:p>
      <text:p text:style-name="P63"><text:soft-page-break/>the elements in queue is 3<text:tab/>8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2</text:p>
      <text:p text:style-name="P63">the removed element is 3</text:p>
      <text:p text:style-name="P63">the elements in queue is 8<text:tab/></text:p>
      <text:p text:style-name="P62">1:enqueue</text:p>
      <text:p text:style-name="P62">2:dequeue</text:p>
      <text:p text:style-name="P62">3:display</text:p>
      <text:p text:style-name="P62">4:exit </text:p>
      <text:p text:style-name="P62">other:invalid </text:p>
      <text:p text:style-name="P62"><text:s/>select from 1-4</text:p>
      <text:p text:style-name="P62">4</text:p>
      <text:p text:style-name="P62"/>
      <text:p text:style-name="P62"/>
      <text:p text:style-name="P62"/>
      <text:p text:style-name="P62"/>
      <text:p text:style-name="P62"/>
      <text:p text:style-name="P6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IRCULAR QUEUE</text:p>
      <text:p text:style-name="P15">PROGRAM CODE</text:p>
      <text:p text:style-name="P64">//SANIN MOHAMMED N</text:p>
      <text:p text:style-name="P64">//B21CSB55</text:p>
      <text:p text:style-name="P64">#include&lt;stdio.h&gt;</text:p>
      <text:p text:style-name="P64">#include&lt;stdlib.h&gt;</text:p>
      <text:p text:style-name="P64"/>
      <text:p text:style-name="P64">int N;</text:p>
      <text:p text:style-name="P64">int front=-1,rear=-1;</text:p>
      <text:p text:style-name="P64">int queue[100];</text:p>
      <text:p text:style-name="P64"/>
      <text:p text:style-name="P64">void enqueue(int X)</text:p>
      <text:p text:style-name="P64">{</text:p>
      <text:p text:style-name="P64"><text:s/>if((rear+1)%N==front)</text:p>
      <text:p text:style-name="P64"><text:s/>{</text:p>
      <text:p text:style-name="P64"><text:s text:c="3"/>printf("the queue is full!");</text:p>
      <text:p text:style-name="P64"><text:s/>}</text:p>
      <text:p text:style-name="P64">else if(front==-1&amp;&amp;rear==-1)</text:p>
      <text:p text:style-name="P64"><text:s/>{</text:p>
      <text:p text:style-name="P64"><text:s text:c="3"/>front=0;</text:p>
      <text:p text:style-name="P64"><text:s text:c="3"/>rear=0;</text:p>
      <text:p text:style-name="P64"><text:s text:c="3"/>queue[0]=X;</text:p>
      <text:p text:style-name="P64"><text:s/>}</text:p>
      <text:p text:style-name="P64"><text:s/>else</text:p>
      <text:p text:style-name="P64">{ rear=(rear+1)%N;</text:p>
      <text:p text:style-name="P64"><text:s text:c="2"/>queue[rear]=X;</text:p>
      <text:p text:style-name="P64"><text:s/>}</text:p>
      <text:p text:style-name="P64">}</text:p>
      <text:p text:style-name="P64"/>
      <text:p text:style-name="P64">int dequeue()</text:p>
      <text:p text:style-name="P64">{</text:p>
      <text:p text:style-name="P64"><text:s/>if(front==-1&amp;&amp;rear==-1)</text:p>
      <text:p text:style-name="P64"><text:s/>{</text:p>
      <text:p text:style-name="P64"><text:s text:c="2"/>printf("queue is empty!");</text:p>
      <text:p text:style-name="P64"><text:s/>}</text:p>
      <text:p text:style-name="P64"><text:s/>else if(front==rear)</text:p>
      <text:p text:style-name="P64"><text:s/>{</text:p>
      <text:p text:style-name="P64"><text:s text:c="2"/>front=-1;</text:p>
      <text:p text:style-name="P64"><text:s text:c="2"/>rear=-1;</text:p>
      <text:p text:style-name="P64"><text:s text:c="2"/>return queue[front+1];</text:p>
      <text:p text:style-name="P64"><text:s/></text:p>
      <text:p text:style-name="P64"><text:s/>}</text:p>
      <text:p text:style-name="P64"><text:s/>else</text:p>
      <text:p text:style-name="P64">{</text:p>
      <text:p text:style-name="P64"><text:s text:c="2"/>front=(front+1)%N;</text:p>
      <text:p text:style-name="P64"><text:s text:c="2"/>return queue[front-1];</text:p>
      <text:p text:style-name="P64">}</text:p>
      <text:p text:style-name="P64">}</text:p>
      <text:p text:style-name="P64"/>
      <text:p text:style-name="P64">void display()</text:p>
      <text:p text:style-name="P64">{</text:p>
      <text:p text:style-name="P64"><text:s text:c="2"/>if(front==-1&amp;&amp;rear==-1)</text:p>
      <text:p text:style-name="P64"><text:soft-page-break/><text:s text:c="3"/>{</text:p>
      <text:p text:style-name="P64"><text:s text:c="5"/>printf("the queue is empty!");</text:p>
      <text:p text:style-name="P64"><text:s text:c="3"/>}</text:p>
      <text:p text:style-name="P64"><text:s text:c="3"/>else</text:p>
      <text:p text:style-name="P64"><text:s text:c="3"/>{printf("the queue is=");</text:p>
      <text:p text:style-name="P64"><text:s text:c="4"/>int i=front;</text:p>
      <text:p text:style-name="P64"><text:s text:c="4"/>while(i!=rear)</text:p>
      <text:p text:style-name="P64"><text:s text:c="4"/>{</text:p>
      <text:p text:style-name="P64"><text:s text:c="5"/>printf("%d(%d)\t",queue[i],i);</text:p>
      <text:p text:style-name="P64"><text:s text:c="5"/>i=(i+1)%N;</text:p>
      <text:p text:style-name="P64"><text:s text:c="4"/>}</text:p>
      <text:p text:style-name="P64"><text:s text:c="3"/>printf("%d(%d)\t",queue[rear],i);</text:p>
      <text:p text:style-name="P64"><text:s text:c="3"/></text:p>
      <text:p text:style-name="P64"><text:s text:c="3"/>}</text:p>
      <text:p text:style-name="P64"><text:s/>} </text:p>
      <text:p text:style-name="P64"><text:s/>void main() <text:s/></text:p>
      <text:p text:style-name="P64">{</text:p>
      <text:p text:style-name="P64"><text:s text:c="2"/>int choice,X;</text:p>
      <text:p text:style-name="P64"><text:s text:c="2"/>printf("enter the no.of elements in the queue= ");</text:p>
      <text:p text:style-name="P64"><text:s text:c="2"/>scanf("%d",&amp;N);</text:p>
      <text:p text:style-name="P64"><text:s text:c="2"/></text:p>
      <text:p text:style-name="P64"><text:s text:c="2"/>while(1)</text:p>
      <text:p text:style-name="P64"><text:s text:c="2"/>{</text:p>
      <text:p text:style-name="P64"><text:s text:c="5"/>printf("\n1:enqueue\n2:dequeue\n3:display\n4:exit \nother:invalid \n select from 1-4\n");</text:p>
      <text:p text:style-name="P64"><text:s text:c="5"/>scanf("%d",&amp;choice);</text:p>
      <text:p text:style-name="P64"><text:s text:c="4"/>switch(choice)</text:p>
      <text:p text:style-name="P64"><text:s text:c="4"/>{</text:p>
      <text:p text:style-name="P64"><text:s text:c="6"/>case 1:</text:p>
      <text:p text:style-name="P64"><text:s text:c="7"/>{</text:p>
      <text:p text:style-name="P64"><text:s text:c="9"/>printf("enter the element to be added:");</text:p>
      <text:p text:style-name="P64"><text:s text:c="9"/>scanf("%d",&amp;X);</text:p>
      <text:p text:style-name="P64"><text:s text:c="9"/>enqueue(X);</text:p>
      <text:p text:style-name="P64"><text:s text:c="9"/>display();</text:p>
      <text:p text:style-name="P64"><text:s text:c="9"/>break;</text:p>
      <text:p text:style-name="P64"><text:s text:c="9"/></text:p>
      <text:p text:style-name="P64"><text:s text:c="7"/>}</text:p>
      <text:p text:style-name="P64"><text:s text:c="6"/>case 2:</text:p>
      <text:p text:style-name="P64"><text:s text:c="6"/>{</text:p>
      <text:p text:style-name="P64"><text:s text:c="8"/>printf("the element deleted is:%d\n",dequeue());</text:p>
      <text:p text:style-name="P64"><text:s text:c="8"/>display();</text:p>
      <text:p text:style-name="P64"><text:s text:c="9"/>break;</text:p>
      <text:p text:style-name="P64"><text:s text:c="6"/>} </text:p>
      <text:p text:style-name="P64"><text:s text:c="6"/>case 3:</text:p>
      <text:p text:style-name="P64"><text:s text:c="6"/>{</text:p>
      <text:p text:style-name="P64"><text:s text:c="7"/>display();</text:p>
      <text:p text:style-name="P64"><text:s text:c="7"/>break;</text:p>
      <text:p text:style-name="P64"><text:s text:c="6"/>}</text:p>
      <text:p text:style-name="P64"><text:s text:c="5"/>case 4:</text:p>
      <text:p text:style-name="P64"><text:s text:c="5"/>{exit(0);</text:p>
      <text:p text:style-name="P64"><text:s text:c="5"/>}</text:p>
      <text:p text:style-name="P64"><text:s text:c="5"/>default:</text:p>
      <text:p text:style-name="P64"><text:s text:c="5"/>{</text:p>
      <text:p text:style-name="P64"><text:soft-page-break/><text:s text:c="6"/>printf("invalid choice");</text:p>
      <text:p text:style-name="P64"><text:s text:c="5"/>}</text:p>
      <text:p text:style-name="P64"><text:s text:c="4"/>} <text:s text:c="2"/></text:p>
      <text:p text:style-name="P64"><text:s text:c="2"/>} <text:s text:c="3"/></text:p>
      <text:p text:style-name="P64">}</text:p>
      <text:p text:style-name="P64"/>
      <text:p text:style-name="P15">OUTPUT</text:p>
      <text:p text:style-name="P47">enter the no.of elements in the queue= 5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1</text:p>
      <text:p text:style-name="P47">enter the element to be added:4</text:p>
      <text:p text:style-name="P47">the queue is=4(0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1</text:p>
      <text:p text:style-name="P47">enter the element to be added:6</text:p>
      <text:p text:style-name="P47">the queue is=4(0)<text:tab/>6(1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1</text:p>
      <text:p text:style-name="P47">enter the element to be added:8</text:p>
      <text:p text:style-name="P47">the queue is=4(0)<text:tab/>6(1)<text:tab/>8(2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2</text:p>
      <text:p text:style-name="P47">the element deleted is:4</text:p>
      <text:p text:style-name="P47">the queue is=6(1)<text:tab/>8(2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1</text:p>
      <text:p text:style-name="P47">enter the element to be added:7</text:p>
      <text:p text:style-name="P47"><text:soft-page-break/>the queue is=6(1)<text:tab/>8(2)<text:tab/>7(3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1</text:p>
      <text:p text:style-name="P47">enter the element to be added:5</text:p>
      <text:p text:style-name="P47">the queue is=6(1)<text:tab/>8(2)<text:tab/>7(3)<text:tab/>5(4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select from 1-4</text:p>
      <text:p text:style-name="P47">1</text:p>
      <text:p text:style-name="P47">enter the element to be added:3</text:p>
      <text:p text:style-name="P47">the queue is=6(1)<text:tab/>8(2)<text:tab/>7(3)<text:tab/>5(4)<text:tab/>3(0)<text:tab/></text:p>
      <text:p text:style-name="P47">1:enqueue</text:p>
      <text:p text:style-name="P47">2:dequeue</text:p>
      <text:p text:style-name="P47">3:display</text:p>
      <text:p text:style-name="P47">4:exit </text:p>
      <text:p text:style-name="P47">other:invalid </text:p>
      <text:p text:style-name="P47"><text:s/>select from 1-4</text:p>
      <text:p text:style-name="P47">4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16">PRIORITY QUEUE</text:p>
      <text:p text:style-name="P17">PROGRAM CODE</text:p>
      <text:p text:style-name="P48">//SANIN MOHAMMED N</text:p>
      <text:p text:style-name="P48">//B21CSB55</text:p>
      <text:p text:style-name="P48">#include&lt;stdio.h&gt;</text:p>
      <text:p text:style-name="P48"/>
      <text:p text:style-name="P48">void main()</text:p>
      <text:p text:style-name="P48"/>
      <text:p text:style-name="P48">{</text:p>
      <text:p text:style-name="P48"/>
      <text:p text:style-name="P48"><text:s/>int n=10,f=-1,r=-1,ch=0,i;</text:p>
      <text:p text:style-name="P48"/>
      <text:p text:style-name="P48"><text:s/>int v=0,p=0; </text:p>
      <text:p text:style-name="P48"/>
      <text:p text:style-name="P48"><text:s/>struct queue</text:p>
      <text:p text:style-name="P48"/>
      <text:p text:style-name="P48"><text:s/>{</text:p>
      <text:p text:style-name="P48"/>
      <text:p text:style-name="P48"><text:s text:c="2"/>int val[n];</text:p>
      <text:p text:style-name="P48"/>
      <text:p text:style-name="P48"><text:s text:c="2"/>int prio[n];</text:p>
      <text:p text:style-name="P48"/>
      <text:p text:style-name="P48"><text:s text:c="2"/>}q;</text:p>
      <text:p text:style-name="P48"/>
      <text:p text:style-name="P48"><text:s text:c="2"/></text:p>
      <text:p text:style-name="P48"/>
      <text:p text:style-name="P48"><text:s text:c="2"/>while(ch!=4)</text:p>
      <text:p text:style-name="P48"/>
      <text:p text:style-name="P48"><text:s text:c="2"/>{</text:p>
      <text:p text:style-name="P48"/>
      <text:p text:style-name="P48"><text:s text:c="3"/>printf("\nMENU\n\n1.Enque\n2.Deque\n3.Display\n4.Exit");</text:p>
      <text:p text:style-name="P48"/>
      <text:p text:style-name="P48"><text:s text:c="3"/>printf("\nEnter your choice\t");</text:p>
      <text:p text:style-name="P48"/>
      <text:p text:style-name="P48"><text:s text:c="3"/>scanf("%d",&amp;ch);</text:p>
      <text:p text:style-name="P48"/>
      <text:p text:style-name="P48"/>
      <text:p text:style-name="P48"><text:s text:c="3"/></text:p>
      <text:p text:style-name="P48"/>
      <text:p text:style-name="P48"><text:s text:c="3"/>if(ch==1)</text:p>
      <text:p text:style-name="P48"/>
      <text:p text:style-name="P48"><text:s text:c="3"/>{</text:p>
      <text:p text:style-name="P48"/>
      <text:p text:style-name="P48"><text:tab/>if(r==n-1)</text:p>
      <text:p text:style-name="P48"/>
      <text:p text:style-name="P48"><text:tab/>{</text:p>
      <text:p text:style-name="P48"/>
      <text:p text:style-name="P48"><text:tab/><text:tab/>printf("QUEUE IS FULL\n");</text:p>
      <text:p text:style-name="P48"/>
      <text:p text:style-name="P48"><text:tab/>}</text:p>
      <text:p text:style-name="P48"/>
      <text:p text:style-name="P48"><text:soft-page-break/><text:tab/></text:p>
      <text:p text:style-name="P48"/>
      <text:p text:style-name="P48"><text:s text:c="8"/>else if(f==-1&amp;&amp;r==-1)</text:p>
      <text:p text:style-name="P48"/>
      <text:p text:style-name="P48"><text:tab/>{</text:p>
      <text:p text:style-name="P48"/>
      <text:p text:style-name="P48"><text:s text:c="16"/>printf("\nEnter the value \t");</text:p>
      <text:p text:style-name="P48"/>
      <text:p text:style-name="P48"><text:tab/> <text:s text:c="7"/>scanf("%d",&amp;v);</text:p>
      <text:p text:style-name="P48"/>
      <text:p text:style-name="P48"><text:tab/> <text:s text:c="7"/>printf("\nEnter the priority\t");</text:p>
      <text:p text:style-name="P48"/>
      <text:p text:style-name="P48"><text:tab/> <text:s text:c="7"/>scanf("%d",&amp;p);</text:p>
      <text:p text:style-name="P48"/>
      <text:p text:style-name="P48"><text:tab/> <text:s text:c="7"/>f=r=0;</text:p>
      <text:p text:style-name="P48"/>
      <text:p text:style-name="P48"><text:tab/><text:tab/>q.val[r]=v;</text:p>
      <text:p text:style-name="P48"/>
      <text:p text:style-name="P48"><text:tab/><text:tab/>q.prio[r]=p;</text:p>
      <text:p text:style-name="P48"/>
      <text:p text:style-name="P48"><text:tab/>}</text:p>
      <text:p text:style-name="P48"/>
      <text:p text:style-name="P48"><text:tab/>else</text:p>
      <text:p text:style-name="P48"/>
      <text:p text:style-name="P48"><text:tab/>{</text:p>
      <text:p text:style-name="P48"/>
      <text:p text:style-name="P48"><text:tab/> <text:s text:c="3"/><text:tab/>printf("\nEnter the value \t");</text:p>
      <text:p text:style-name="P48"/>
      <text:p text:style-name="P48"><text:tab/> <text:s text:c="7"/>scanf("%d",&amp;v);</text:p>
      <text:p text:style-name="P48"/>
      <text:p text:style-name="P48"><text:tab/> <text:s text:c="7"/>printf("\nEnter the priority\t");</text:p>
      <text:p text:style-name="P48"/>
      <text:p text:style-name="P48"><text:tab/> <text:s text:c="7"/>scanf("%d",&amp;p);</text:p>
      <text:p text:style-name="P48"/>
      <text:p text:style-name="P48"><text:tab/></text:p>
      <text:p text:style-name="P48"/>
      <text:p text:style-name="P48"><text:tab/><text:tab/>r++;</text:p>
      <text:p text:style-name="P48"/>
      <text:p text:style-name="P48"><text:tab/><text:tab/>q.val[r]=v;</text:p>
      <text:p text:style-name="P48"/>
      <text:p text:style-name="P48"><text:tab/><text:tab/>q.prio[r]=p;</text:p>
      <text:p text:style-name="P48"/>
      <text:p text:style-name="P48"><text:tab/>}</text:p>
      <text:p text:style-name="P48"/>
      <text:p text:style-name="P48"><text:s text:c="4"/>}</text:p>
      <text:p text:style-name="P48"/>
      <text:p text:style-name="P48"><text:s text:c="4"/>if(ch==2)</text:p>
      <text:p text:style-name="P48"/>
      <text:p text:style-name="P48"><text:s text:c="4"/>{</text:p>
      <text:p text:style-name="P48"/>
      <text:p text:style-name="P48"><text:s text:c="5"/><text:tab/>int temp,t;</text:p>
      <text:p text:style-name="P48"/>
      <text:p text:style-name="P48"><text:soft-page-break/><text:tab/>for(int i=f;i&lt;r;i++)</text:p>
      <text:p text:style-name="P48"/>
      <text:p text:style-name="P48"><text:tab/>{</text:p>
      <text:p text:style-name="P48"/>
      <text:p text:style-name="P48"><text:s text:c="10"/>for(int j=0;j&lt;r;j++)</text:p>
      <text:p text:style-name="P48"/>
      <text:p text:style-name="P48"><text:tab/> <text:s text:c="3"/>{</text:p>
      <text:p text:style-name="P48"/>
      <text:p text:style-name="P48"><text:s text:c="13"/>if(q.prio[j]&gt;q.prio[j+1])</text:p>
      <text:p text:style-name="P48"/>
      <text:p text:style-name="P48"><text:tab/><text:tab/>{</text:p>
      <text:p text:style-name="P48"/>
      <text:p text:style-name="P48"><text:tab/><text:tab/> temp=q.prio[j];</text:p>
      <text:p text:style-name="P48"/>
      <text:p text:style-name="P48"><text:tab/><text:tab/> q.prio[j]=q.prio[j+1];</text:p>
      <text:p text:style-name="P48"/>
      <text:p text:style-name="P48"><text:tab/><text:tab/> q.prio[j+1]=temp;</text:p>
      <text:p text:style-name="P48"/>
      <text:p text:style-name="P48"><text:s text:c="17"/>t=q.val[j];</text:p>
      <text:p text:style-name="P48"/>
      <text:p text:style-name="P48"><text:tab/><text:tab/> q.val[j]=q.val[j+1];</text:p>
      <text:p text:style-name="P48"/>
      <text:p text:style-name="P48"><text:s text:c="4"/><text:tab/><text:tab/> q.val[j+1]=t;</text:p>
      <text:p text:style-name="P48"/>
      <text:p text:style-name="P48"><text:tab/><text:tab/>}</text:p>
      <text:p text:style-name="P48"/>
      <text:p text:style-name="P48"><text:tab/> <text:s text:c="3"/>}</text:p>
      <text:p text:style-name="P48"/>
      <text:p text:style-name="P48"><text:tab/> }</text:p>
      <text:p text:style-name="P48"/>
      <text:p text:style-name="P48"><text:s text:c="6"/><text:tab/>if(f==-1&amp;&amp;r==-1)</text:p>
      <text:p text:style-name="P48"/>
      <text:p text:style-name="P48"><text:tab/>{</text:p>
      <text:p text:style-name="P48"/>
      <text:p text:style-name="P48"><text:tab/> <text:s text:c="2"/>printf("QUEUE IS EMPTY\n");</text:p>
      <text:p text:style-name="P48"/>
      <text:p text:style-name="P48"><text:tab/>}</text:p>
      <text:p text:style-name="P48"/>
      <text:p text:style-name="P48"><text:tab/>else if(f==r)</text:p>
      <text:p text:style-name="P48"/>
      <text:p text:style-name="P48"><text:tab/>{</text:p>
      <text:p text:style-name="P48"/>
      <text:p text:style-name="P48"><text:s text:c="10"/>printf("\nThe Dequeued element is %d\n",q.val[f]);</text:p>
      <text:p text:style-name="P48"/>
      <text:p text:style-name="P48"><text:tab/> <text:s/>f=r=-1;</text:p>
      <text:p text:style-name="P48"/>
      <text:p text:style-name="P48"><text:tab/>}</text:p>
      <text:p text:style-name="P48"/>
      <text:p text:style-name="P48"><text:tab/>else</text:p>
      <text:p text:style-name="P48"/>
      <text:p text:style-name="P48"><text:tab/>{</text:p>
      <text:p text:style-name="P48"/>
      <text:p text:style-name="P48"><text:soft-page-break/><text:tab/> <text:s/>printf("\nThe Dequeued element is %d\n",q.val[f]);</text:p>
      <text:p text:style-name="P48"/>
      <text:p text:style-name="P48"><text:tab/> <text:s/>f++;</text:p>
      <text:p text:style-name="P48"/>
      <text:p text:style-name="P48"><text:tab/><text:tab/></text:p>
      <text:p text:style-name="P48"/>
      <text:p text:style-name="P48"><text:tab/>}<text:tab/> </text:p>
      <text:p text:style-name="P48"/>
      <text:p text:style-name="P48"><text:s text:c="6"/>}</text:p>
      <text:p text:style-name="P48"/>
      <text:p text:style-name="P48"><text:s text:c="6"/>if(ch==3)</text:p>
      <text:p text:style-name="P48"/>
      <text:p text:style-name="P48"><text:s text:c="6"/>{</text:p>
      <text:p text:style-name="P48"/>
      <text:p text:style-name="P48"><text:s text:c="7"/><text:tab/>if(f==-1&amp;&amp;r==-1)</text:p>
      <text:p text:style-name="P48"/>
      <text:p text:style-name="P48"><text:tab/> <text:s text:c="2"/>printf("QUEUE IS EMPTY\n");</text:p>
      <text:p text:style-name="P48"/>
      <text:p text:style-name="P48"><text:tab/>else</text:p>
      <text:p text:style-name="P48"/>
      <text:p text:style-name="P48"><text:tab/>{ </text:p>
      <text:p text:style-name="P48"/>
      <text:p text:style-name="P48"><text:tab/> <text:s text:c="2"/></text:p>
      <text:p text:style-name="P48"/>
      <text:p text:style-name="P48"><text:tab/> <text:s text:c="2"/>printf("\nTHE CURRENT QUEUE IS:\n");</text:p>
      <text:p text:style-name="P48"/>
      <text:p text:style-name="P48"><text:tab/> <text:s text:c="2"/>printf("Value\tPriority\n");</text:p>
      <text:p text:style-name="P48"/>
      <text:p text:style-name="P48"><text:tab/> <text:s text:c="2"/>for(int i=f;i&lt;r+1;i++)</text:p>
      <text:p text:style-name="P48"/>
      <text:p text:style-name="P48"><text:tab/> <text:s text:c="7"/>printf("%d\t%d\n",q.val[i],q.prio[i]);</text:p>
      <text:p text:style-name="P48"/>
      <text:p text:style-name="P48"><text:tab/>}<text:tab/></text:p>
      <text:p text:style-name="P48"/>
      <text:p text:style-name="P48"><text:s text:c="7"/>}</text:p>
      <text:p text:style-name="P48"/>
      <text:p text:style-name="P48"><text:s text:c="7"/></text:p>
      <text:p text:style-name="P48"/>
      <text:p text:style-name="P48"><text:s text:c="7"/>if(ch==4)</text:p>
      <text:p text:style-name="P48"/>
      <text:p text:style-name="P48"><text:s text:c="7"/>break;</text:p>
      <text:p text:style-name="P48"/>
      <text:p text:style-name="P48"><text:s text:c="7"/></text:p>
      <text:p text:style-name="P48"/>
      <text:p text:style-name="P48"><text:s text:c="7"/>if(ch&gt;4)</text:p>
      <text:p text:style-name="P48"/>
      <text:p text:style-name="P48"><text:s text:c="8"/>printf("\nInvalid choice\n");</text:p>
      <text:p text:style-name="P48"/>
      <text:p text:style-name="P48"><text:s text:c="3"/>}</text:p>
      <text:p text:style-name="P48"/>
      <text:p text:style-name="P48"><text:s/>}</text:p>
      <text:p text:style-name="P48"/>
      <text:p text:style-name="P59"><text:soft-page-break/>OUTPUT</text:p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1</text:p>
      <text:p text:style-name="P49">Enter the value <text:tab/>4</text:p>
      <text:p text:style-name="P49">Enter the priority<text:tab/>2</text:p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1</text:p>
      <text:p text:style-name="P49">Enter the value <text:tab/>3</text:p>
      <text:p text:style-name="P49">Enter the priority<text:tab/>1</text:p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1</text:p>
      <text:p text:style-name="P49">Enter the value <text:tab/>6</text:p>
      <text:p text:style-name="P49">Enter the priority<text:tab/>5</text:p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1</text:p>
      <text:p text:style-name="P49">Enter the value <text:tab/>4</text:p>
      <text:p text:style-name="P49">Enter the priority<text:tab/>4</text:p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3</text:p>
      <text:p text:style-name="P49">THE CURRENT QUEUE IS:</text:p>
      <text:p text:style-name="P49">Value<text:tab/>Priority</text:p>
      <text:p text:style-name="P49">4<text:tab/>2</text:p>
      <text:p text:style-name="P49">3<text:tab/>1</text:p>
      <text:p text:style-name="P49">6<text:tab/>5</text:p>
      <text:p text:style-name="P49">4<text:tab/>4</text:p>
      <text:p text:style-name="P49"/>
      <text:p text:style-name="P49">MENU</text:p>
      <text:p text:style-name="P49"><text:soft-page-break/></text:p>
      <text:p text:style-name="P49">1.Enque</text:p>
      <text:p text:style-name="P49">2.Deque</text:p>
      <text:p text:style-name="P49">3.Display</text:p>
      <text:p text:style-name="P49">4.Exit</text:p>
      <text:p text:style-name="P49">Enter your choice<text:tab/>2</text:p>
      <text:p text:style-name="P49">The Dequeued element is 3</text:p>
      <text:p text:style-name="P49"/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2</text:p>
      <text:p text:style-name="P49">The Dequeued element is 4</text:p>
      <text:p text:style-name="P49"/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2</text:p>
      <text:p text:style-name="P49">The Dequeued element is 4</text:p>
      <text:p text:style-name="P49"/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2</text:p>
      <text:p text:style-name="P49">The Dequeued element is 6</text:p>
      <text:p text:style-name="P49"/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2</text:p>
      <text:p text:style-name="P49">QUEUE IS EMPTY</text:p>
      <text:p text:style-name="P49"/>
      <text:p text:style-name="P49">MENU</text:p>
      <text:p text:style-name="P49"/>
      <text:p text:style-name="P49">1.Enque</text:p>
      <text:p text:style-name="P49">2.Deque</text:p>
      <text:p text:style-name="P49">3.Display</text:p>
      <text:p text:style-name="P49">4.Exit</text:p>
      <text:p text:style-name="P49">Enter your choice<text:tab/>4</text:p>
      <text:p text:style-name="P1"><text:span text:style-name="Strong_20_Emphasis"><text:span text:style-name="T6"/></text:span></text:p>
      <text:p text:style-name="P18"><text:soft-page-break/>DOUBLE-ENDED QUEUE(DEQUEUE)</text:p>
      <text:p text:style-name="P19">PROGRAM CODE</text:p>
      <text:p text:style-name="P65">//SANIN MOHAMMED N</text:p>
      <text:p text:style-name="P65">//B21CSB55</text:p>
      <text:p text:style-name="P65">#include&lt;stdio.h&gt;</text:p>
      <text:p text:style-name="P65">#include&lt;stdlib.h&gt;</text:p>
      <text:p text:style-name="P65"/>
      <text:p text:style-name="P65">int N,front=-1,rear=-1,queue[100];</text:p>
      <text:p text:style-name="P65"/>
      <text:p text:style-name="P65">void enqueueRear(int X)</text:p>
      <text:p text:style-name="P65">{</text:p>
      <text:p text:style-name="P65"><text:s text:c="2"/>if((rear+1)%N==front)</text:p>
      <text:p text:style-name="P65"><text:s text:c="4"/>{</text:p>
      <text:p text:style-name="P65"><text:s text:c="6"/>printf("the queue is full");</text:p>
      <text:p text:style-name="P65"><text:s text:c="4"/>}</text:p>
      <text:p text:style-name="P65"><text:s text:c="3"/>else if(front==-1&amp;&amp;rear==-1)</text:p>
      <text:p text:style-name="P65"><text:s text:c="4"/>{ front=0;</text:p>
      <text:p text:style-name="P65"><text:s text:c="6"/>rear=0;</text:p>
      <text:p text:style-name="P65"><text:s text:c="6"/>queue[rear]=X;</text:p>
      <text:p text:style-name="P65"><text:s text:c="4"/>}</text:p>
      <text:p text:style-name="P65"><text:s text:c="3"/>else </text:p>
      <text:p text:style-name="P65"><text:s text:c="3"/>{</text:p>
      <text:p text:style-name="P65"><text:s text:c="5"/>rear=(rear+1)%N;</text:p>
      <text:p text:style-name="P65"><text:s text:c="5"/>queue[rear]=X;</text:p>
      <text:p text:style-name="P65"><text:s text:c="3"/>} </text:p>
      <text:p text:style-name="P65">}</text:p>
      <text:p text:style-name="P65">void enqueueFront(int X)</text:p>
      <text:p text:style-name="P65">{</text:p>
      <text:p text:style-name="P65"><text:s/>if((front-1)%N==rear)</text:p>
      <text:p text:style-name="P65"><text:s text:c="3"/>{</text:p>
      <text:p text:style-name="P65"><text:s text:c="4"/>printf("the queue is full");</text:p>
      <text:p text:style-name="P65"><text:s text:c="3"/></text:p>
      <text:p text:style-name="P65"><text:s text:c="3"/>}</text:p>
      <text:p text:style-name="P65"><text:s/>else if(front==-1&amp;&amp;rear==-1)</text:p>
      <text:p text:style-name="P65"><text:s text:c="4"/>{ front=0;</text:p>
      <text:p text:style-name="P65"><text:s text:c="6"/>rear=0;</text:p>
      <text:p text:style-name="P65"><text:s text:c="6"/>queue[front]=X;</text:p>
      <text:p text:style-name="P65"><text:s text:c="4"/>}</text:p>
      <text:p text:style-name="P65"><text:s/>else if(front==0)</text:p>
      <text:p text:style-name="P65"><text:s/>{front=N-1;</text:p>
      <text:p text:style-name="P65"><text:s text:c="3"/>queue[front]=X;</text:p>
      <text:p text:style-name="P65"><text:s/>}</text:p>
      <text:p text:style-name="P65"><text:s/>else</text:p>
      <text:p text:style-name="P65"><text:s/>{</text:p>
      <text:p text:style-name="P65"><text:s text:c="2"/>front=(front-1)%N;</text:p>
      <text:p text:style-name="P65"><text:s text:c="2"/>queue[front]=X;</text:p>
      <text:p text:style-name="P65"><text:s/>}</text:p>
      <text:p text:style-name="P65">}</text:p>
      <text:p text:style-name="P65">int dequeueFront()</text:p>
      <text:p text:style-name="P65">{</text:p>
      <text:p text:style-name="P65"><text:s text:c="2"/>if(front==-1&amp;&amp;rear==-1)</text:p>
      <text:p text:style-name="P65"><text:s text:c="3"/>{</text:p>
      <text:p text:style-name="P65"><text:soft-page-break/><text:s text:c="5"/>printf("queue is empty");</text:p>
      <text:p text:style-name="P65"><text:s text:c="3"/></text:p>
      <text:p text:style-name="P65"><text:s text:c="3"/>}</text:p>
      <text:p text:style-name="P65"><text:s/>else if(front==rear)</text:p>
      <text:p text:style-name="P65"><text:s/>{</text:p>
      <text:p text:style-name="P65"><text:s text:c="3"/>front=-1;</text:p>
      <text:p text:style-name="P65"><text:s text:c="3"/>rear=-1;</text:p>
      <text:p text:style-name="P65"><text:s text:c="3"/>return queue[front+1];</text:p>
      <text:p text:style-name="P65"><text:s/>}</text:p>
      <text:p text:style-name="P65"><text:s/>else</text:p>
      <text:p text:style-name="P65"><text:s/>{</text:p>
      <text:p text:style-name="P65"><text:s text:c="2"/>front=(front+1)%N;</text:p>
      <text:p text:style-name="P65"><text:s text:c="2"/>return queue[front-1];</text:p>
      <text:p text:style-name="P65"><text:s/></text:p>
      <text:p text:style-name="P65"><text:s/>}</text:p>
      <text:p text:style-name="P65"><text:s/>}</text:p>
      <text:p text:style-name="P65"><text:s/>int dequeueRear()</text:p>
      <text:p text:style-name="P65">{ </text:p>
      <text:p text:style-name="P65"><text:s text:c="2"/>if(front==-1&amp;&amp;rear==-1)</text:p>
      <text:p text:style-name="P65"><text:s text:c="3"/>{</text:p>
      <text:p text:style-name="P65"><text:s text:c="5"/>printf("queue is empty");</text:p>
      <text:p text:style-name="P65"><text:s text:c="3"/>}</text:p>
      <text:p text:style-name="P65"><text:s text:c="2"/>else if(front==rear)</text:p>
      <text:p text:style-name="P65"><text:s text:c="2"/>{</text:p>
      <text:p text:style-name="P65"><text:s text:c="4"/>front=-1;</text:p>
      <text:p text:style-name="P65"><text:s text:c="4"/>rear=-1;</text:p>
      <text:p text:style-name="P65"><text:s text:c="4"/>return queue[rear+1];</text:p>
      <text:p text:style-name="P65"><text:s text:c="2"/>} </text:p>
      <text:p text:style-name="P65"><text:s text:c="2"/>else if(rear==0) </text:p>
      <text:p text:style-name="P65"><text:s text:c="2"/>{</text:p>
      <text:p text:style-name="P65"><text:s text:c="4"/>rear=N-1;</text:p>
      <text:p text:style-name="P65"><text:s text:c="4"/>return queue[0];</text:p>
      <text:p text:style-name="P65"><text:s text:c="2"/>}</text:p>
      <text:p text:style-name="P65"><text:s text:c="2"/>else</text:p>
      <text:p text:style-name="P65"><text:s text:c="2"/>{</text:p>
      <text:p text:style-name="P65"><text:s text:c="4"/>rear=(rear-1)%N;</text:p>
      <text:p text:style-name="P65"><text:s text:c="4"/>return queue[rear+1];</text:p>
      <text:p text:style-name="P65"><text:s text:c="2"/>}</text:p>
      <text:p text:style-name="P65">}</text:p>
      <text:p text:style-name="P65"/>
      <text:p text:style-name="P65">void display()</text:p>
      <text:p text:style-name="P65">{</text:p>
      <text:p text:style-name="P65"><text:s text:c="2"/>if(front==-1&amp;&amp;rear==-1)</text:p>
      <text:p text:style-name="P65"><text:s text:c="3"/>{</text:p>
      <text:p text:style-name="P65"><text:s text:c="5"/>printf("the queue is empty!");</text:p>
      <text:p text:style-name="P65"><text:s text:c="3"/>}</text:p>
      <text:p text:style-name="P65"><text:s text:c="3"/>else</text:p>
      <text:p text:style-name="P65"><text:s text:c="3"/>{printf("the queue is:");</text:p>
      <text:p text:style-name="P65"><text:s text:c="4"/>int i=front;</text:p>
      <text:p text:style-name="P65"><text:s text:c="4"/>while(i!=rear)</text:p>
      <text:p text:style-name="P65"><text:s text:c="4"/>{</text:p>
      <text:p text:style-name="P65"><text:s text:c="5"/>printf("%d(%d)\t",queue[i],i);</text:p>
      <text:p text:style-name="P65"><text:soft-page-break/><text:s text:c="5"/>i=(i+1)%N;</text:p>
      <text:p text:style-name="P65"><text:s text:c="4"/>}</text:p>
      <text:p text:style-name="P65"><text:s text:c="3"/>printf("%d(%d)\t",queue[rear],i);</text:p>
      <text:p text:style-name="P65"><text:s text:c="3"/></text:p>
      <text:p text:style-name="P65"><text:s text:c="3"/>}</text:p>
      <text:p text:style-name="P65"/>
      <text:p text:style-name="P65"/>
      <text:p text:style-name="P65"/>
      <text:p text:style-name="P65">}</text:p>
      <text:p text:style-name="P65"/>
      <text:p text:style-name="P65"/>
      <text:p text:style-name="P65">void main()</text:p>
      <text:p text:style-name="P65">{</text:p>
      <text:p text:style-name="P65"/>
      <text:p text:style-name="P65"><text:s text:c="2"/>int choice,X;</text:p>
      <text:p text:style-name="P65"><text:s text:c="2"/>printf("enter the number of elements in double ended queue:");</text:p>
      <text:p text:style-name="P65"><text:s text:c="2"/>scanf("%d",&amp;N);</text:p>
      <text:p text:style-name="P65"><text:s text:c="2"/></text:p>
      <text:p text:style-name="P65"><text:s/>while(1)</text:p>
      <text:p text:style-name="P65"><text:s/></text:p>
      <text:p text:style-name="P65"><text:s/>{</text:p>
      <text:p text:style-name="P65"><text:s/></text:p>
      <text:p text:style-name="P65"><text:s text:c="2"/>printf("enter the below choice\n 1:enter from rear\n2:enter from front\n 3:remove from front\n4:remove from rear\n5:display\n6:exit\nyour choice:");</text:p>
      <text:p text:style-name="P65"><text:s text:c="2"/></text:p>
      <text:p text:style-name="P65"><text:s text:c="2"/>scanf("%d",&amp;choice);</text:p>
      <text:p text:style-name="P65"><text:s/></text:p>
      <text:p text:style-name="P65"><text:s text:c="2"/>switch(choice)</text:p>
      <text:p text:style-name="P65"><text:s text:c="2"/>{</text:p>
      <text:p text:style-name="P65"><text:s text:c="4"/>case 1:</text:p>
      <text:p text:style-name="P65"><text:s text:c="4"/>{</text:p>
      <text:p text:style-name="P65"><text:s text:c="6"/>printf("enter the element to add in rear:");</text:p>
      <text:p text:style-name="P65"><text:s text:c="6"/>scanf("%d",&amp;X);</text:p>
      <text:p text:style-name="P65"><text:s text:c="6"/>enqueueRear(X);</text:p>
      <text:p text:style-name="P65"><text:s text:c="6"/>display();</text:p>
      <text:p text:style-name="P65"><text:s text:c="6"/>break;</text:p>
      <text:p text:style-name="P65"><text:s text:c="4"/>}</text:p>
      <text:p text:style-name="P65"><text:s text:c="4"/>case 2:</text:p>
      <text:p text:style-name="P65"><text:s text:c="4"/></text:p>
      <text:p text:style-name="P65"><text:s text:c="3"/>{</text:p>
      <text:p text:style-name="P65"><text:s text:c="6"/>printf("enter the element to add in front:");</text:p>
      <text:p text:style-name="P65"><text:s text:c="6"/>scanf("%d",&amp;X);</text:p>
      <text:p text:style-name="P65"><text:s text:c="6"/>enqueueFront(X);</text:p>
      <text:p text:style-name="P65"><text:s text:c="6"/>display();</text:p>
      <text:p text:style-name="P65"><text:s text:c="6"/>break;</text:p>
      <text:p text:style-name="P65"><text:s text:c="4"/>}</text:p>
      <text:p text:style-name="P65"><text:s text:c="4"/></text:p>
      <text:p text:style-name="P65"><text:s text:c="4"/>case 3:</text:p>
      <text:p text:style-name="P65"><text:s text:c="4"/>{</text:p>
      <text:p text:style-name="P65"><text:s text:c="6"/>printf("enter the element removed from front: %d",dequeueFront());</text:p>
      <text:p text:style-name="P65"><text:s text:c="6"/>display();</text:p>
      <text:p text:style-name="P65"><text:s text:c="5"/>break;</text:p>
      <text:p text:style-name="P65"><text:soft-page-break/><text:s text:c="4"/>}</text:p>
      <text:p text:style-name="P65"><text:s text:c="4"/></text:p>
      <text:p text:style-name="P65"><text:s text:c="3"/>case 4:</text:p>
      <text:p text:style-name="P65"><text:s text:c="3"/>{</text:p>
      <text:p text:style-name="P65"><text:s text:c="5"/></text:p>
      <text:p text:style-name="P65"><text:s text:c="4"/>printf("enter the element removed from rear: %d",dequeueRear());</text:p>
      <text:p text:style-name="P65"><text:s text:c="6"/>display();</text:p>
      <text:p text:style-name="P65"><text:s text:c="5"/>break;</text:p>
      <text:p text:style-name="P65"><text:s text:c="3"/></text:p>
      <text:p text:style-name="P65"><text:s text:c="3"/></text:p>
      <text:p text:style-name="P65"><text:s text:c="3"/>}</text:p>
      <text:p text:style-name="P65"><text:s text:c="3"/>case 5:</text:p>
      <text:p text:style-name="P65"><text:s text:c="3"/>{</text:p>
      <text:p text:style-name="P65"><text:s text:c="5"/>display();</text:p>
      <text:p text:style-name="P65"><text:s text:c="5"/>break;</text:p>
      <text:p text:style-name="P65"><text:s text:c="3"/>}</text:p>
      <text:p text:style-name="P65"><text:s text:c="3"/>case 6:</text:p>
      <text:p text:style-name="P65"><text:s text:c="3"/>{</text:p>
      <text:p text:style-name="P65"><text:s text:c="5"/>exit(0);</text:p>
      <text:p text:style-name="P65"><text:s text:c="3"/>}</text:p>
      <text:p text:style-name="P65"><text:s text:c="2"/>default:</text:p>
      <text:p text:style-name="P65"><text:s text:c="2"/>{</text:p>
      <text:p text:style-name="P65"><text:s text:c="4"/>printf("INVALID");</text:p>
      <text:p text:style-name="P65"><text:s text:c="2"/>}</text:p>
      <text:p text:style-name="P65"><text:s text:c="2"/><text:span text:style-name="T7">}</text:span></text:p>
      <text:p text:style-name="P65"><text:s text:c="2"/>}</text:p>
      <text:p text:style-name="P65">}</text:p>
      <text:p text:style-name="P65"/>
      <text:p text:style-name="P20">OUTPUT</text:p>
      <text:p text:style-name="P67">enter the number of elements in double ended queue:5</text:p>
      <text:p text:style-name="P67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1</text:p>
      <text:p text:style-name="P67">enter the element to add in rear:4</text:p>
      <text:p text:style-name="P68">the queue is:4(0)<text:tab/></text:p>
      <text:p text:style-name="P68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1</text:p>
      <text:p text:style-name="P67">enter the element to add in rear:6</text:p>
      <text:p text:style-name="P68">the queue is:4(0)<text:tab/>6(1)<text:tab/></text:p>
      <text:p text:style-name="P68">enter the below choice</text:p>
      <text:p text:style-name="P67"><text:s/>1:enter from rear</text:p>
      <text:p text:style-name="P67"><text:soft-page-break/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2</text:p>
      <text:p text:style-name="P67">enter the element to add in front:1</text:p>
      <text:p text:style-name="P68">the queue is:1(4)<text:tab/>4(0)<text:tab/>6(1)<text:tab/></text:p>
      <text:p text:style-name="P68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3</text:p>
      <text:p text:style-name="P68">enter the element removed from front: 0</text:p>
      <text:p text:style-name="P68">the queue is:4(0)<text:tab/>6(1)<text:tab/></text:p>
      <text:p text:style-name="P68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2</text:p>
      <text:p text:style-name="P67">enter the element to add in front:7</text:p>
      <text:p text:style-name="P68">the queue is:7(4)<text:tab/>4(0)<text:tab/>6(1)<text:tab/></text:p>
      <text:p text:style-name="P68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4</text:p>
      <text:p text:style-name="P68">enter the element removed from rear: 6</text:p>
      <text:p text:style-name="P68">the queue is:7(4)<text:tab/>4(0)<text:tab/></text:p>
      <text:p text:style-name="P68">enter the below choice</text:p>
      <text:p text:style-name="P67"><text:s/>1:enter from rear</text:p>
      <text:p text:style-name="P67">2:enter from front</text:p>
      <text:p text:style-name="P67"><text:s/>3:remove from front</text:p>
      <text:p text:style-name="P67">4:remove from rear</text:p>
      <text:p text:style-name="P67">5:display</text:p>
      <text:p text:style-name="P67">6:exit</text:p>
      <text:p text:style-name="P67">your choice:6</text:p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1"><text:soft-page-break/>LINKED LIST OPERATION</text:p>
      <text:p text:style-name="P22">PROGRAM CODE</text:p>
      <text:p text:style-name="P69">//SANIN MOHAMMED N</text:p>
      <text:p text:style-name="P69">//B21CSB55</text:p>
      <text:p text:style-name="P69">#include&lt;stdlib.h&gt;</text:p>
      <text:p text:style-name="P69">#include &lt;stdio.h&gt;</text:p>
      <text:p text:style-name="P69"><text:s text:c="5"/></text:p>
      <text:p text:style-name="P69"/>
      <text:p text:style-name="P69">void display();</text:p>
      <text:p text:style-name="P69">void insert_begin();</text:p>
      <text:p text:style-name="P69">void insert_end();</text:p>
      <text:p text:style-name="P69">void insert_pos();</text:p>
      <text:p text:style-name="P69">void delete_begin();</text:p>
      <text:p text:style-name="P69">void delete_end();</text:p>
      <text:p text:style-name="P69">void delete_pos();</text:p>
      <text:p text:style-name="P69"><text:s/></text:p>
      <text:p text:style-name="P69"><text:s/></text:p>
      <text:p text:style-name="P69">struct node</text:p>
      <text:p text:style-name="P69">{</text:p>
      <text:p text:style-name="P69"><text:s text:c="8"/>int data;</text:p>
      <text:p text:style-name="P69"><text:s text:c="8"/>struct node *next;</text:p>
      <text:p text:style-name="P69">};</text:p>
      <text:p text:style-name="P69">struct node *head=NULL;</text:p>
      <text:p text:style-name="P69">int main() <text:s text:c="4"/></text:p>
      <text:p text:style-name="P69">{</text:p>
      <text:p text:style-name="P69"><text:s text:c="8"/>int choice;</text:p>
      <text:p text:style-name="P69"><text:s text:c="8"/>while(1){</text:p>
      <text:p text:style-name="P69"><text:s text:c="15"/></text:p>
      <text:p text:style-name="P69"><text:s text:c="16"/>printf("\n <text:s text:c="15"/>MENU <text:s text:c="28"/>\n");</text:p>
      <text:p text:style-name="P69"><text:s text:c="16"/>printf("\n 1.Display <text:s text:c="3"/>");</text:p>
      <text:p text:style-name="P69"><text:s text:c="16"/>printf("\n 2.Insert at the beginning <text:s text:c="3"/>");</text:p>
      <text:p text:style-name="P69"><text:s text:c="16"/>printf("\n 3.Insert at the end <text:s/>");</text:p>
      <text:p text:style-name="P69"><text:s text:c="16"/>printf("\n 4.Insert at specified position <text:s text:c="6"/>");</text:p>
      <text:p text:style-name="P69"><text:s text:c="16"/>printf("\n 5.Delete from beginning <text:s text:c="5"/>");</text:p>
      <text:p text:style-name="P69"><text:s text:c="16"/>printf("\n 6.Delete from the end <text:s text:c="7"/>");</text:p>
      <text:p text:style-name="P69"><text:s text:c="16"/>printf("\n 7.Delete from specified position <text:s text:c="4"/>");</text:p>
      <text:p text:style-name="P69"><text:s text:c="16"/>printf("\n 8.Exit <text:s text:c="6"/>");</text:p>
      <text:p text:style-name="P69"><text:s text:c="16"/>printf("\n--------------------------------------");</text:p>
      <text:p text:style-name="P69"><text:s text:c="16"/>printf("Enter your choice:");</text:p>
      <text:p text:style-name="P69"><text:s text:c="16"/>scanf("%d",&amp;choice);</text:p>
      <text:p text:style-name="P69"><text:s text:c="16"/>switch(choice)</text:p>
      <text:p text:style-name="P69"><text:s text:c="16"/>{</text:p>
      <text:p text:style-name="P69"><text:s text:c="24"/></text:p>
      <text:p text:style-name="P69"><text:s text:c="24"/>case 1:</text:p>
      <text:p text:style-name="P69"><text:s text:c="40"/>display();</text:p>
      <text:p text:style-name="P69"><text:s text:c="40"/>break;</text:p>
      <text:p text:style-name="P69"><text:s text:c="24"/>case 2: </text:p>
      <text:p text:style-name="P69"><text:s text:c="40"/>insert_begin();</text:p>
      <text:p text:style-name="P69"><text:s text:c="40"/>display();</text:p>
      <text:p text:style-name="P69"><text:s text:c="40"/>break;</text:p>
      <text:p text:style-name="P69"><text:s text:c="24"/>case 3:</text:p>
      <text:p text:style-name="P69"><text:s text:c="40"/>insert_end();</text:p>
      <text:p text:style-name="P69"><text:soft-page-break/><text:s text:c="40"/>display();</text:p>
      <text:p text:style-name="P69"><text:s text:c="40"/>break;</text:p>
      <text:p text:style-name="P69"><text:s text:c="24"/>case 4:</text:p>
      <text:p text:style-name="P69"><text:s text:c="40"/>insert_pos();</text:p>
      <text:p text:style-name="P69"><text:s text:c="40"/>display();</text:p>
      <text:p text:style-name="P69"><text:s text:c="40"/>break;</text:p>
      <text:p text:style-name="P69"><text:s text:c="24"/>case 5:</text:p>
      <text:p text:style-name="P69"><text:s text:c="40"/>delete_begin();</text:p>
      <text:p text:style-name="P69"><text:s text:c="40"/>display();</text:p>
      <text:p text:style-name="P69"><text:s text:c="40"/>break;</text:p>
      <text:p text:style-name="P69"><text:s text:c="24"/>case 6:</text:p>
      <text:p text:style-name="P69"><text:s text:c="40"/>delete_end();</text:p>
      <text:p text:style-name="P69"><text:s text:c="40"/>display();</text:p>
      <text:p text:style-name="P69"><text:s text:c="40"/>break;</text:p>
      <text:p text:style-name="P69"><text:s text:c="24"/>case 7:</text:p>
      <text:p text:style-name="P69"><text:s text:c="40"/>delete_pos();</text:p>
      <text:p text:style-name="P69"><text:s text:c="40"/>display();</text:p>
      <text:p text:style-name="P69"><text:s text:c="40"/>break;</text:p>
      <text:p text:style-name="P69"><text:s text:c="24"/></text:p>
      <text:p text:style-name="P69"><text:s text:c="24"/>case 8: <text:s text:c="8"/></text:p>
      <text:p text:style-name="P69"><text:s text:c="40"/>display(); <text:s/></text:p>
      <text:p text:style-name="P69"><text:s text:c="40"/>exit(0);</text:p>
      <text:p text:style-name="P69"><text:s text:c="40"/>break;</text:p>
      <text:p text:style-name="P69"><text:s text:c="29"/></text:p>
      <text:p text:style-name="P69"><text:s text:c="24"/>default:</text:p>
      <text:p text:style-name="P69"><text:s text:c="40"/>printf(" Wrong Choice:");</text:p>
      <text:p text:style-name="P69"><text:s text:c="40"/>break;</text:p>
      <text:p text:style-name="P69"><text:s text:c="16"/>}</text:p>
      <text:p text:style-name="P69"><text:s text:c="8"/>}</text:p>
      <text:p text:style-name="P69"><text:s text:c="8"/>return 0;</text:p>
      <text:p text:style-name="P69">}</text:p>
      <text:p text:style-name="P69"/>
      <text:p text:style-name="P69">void display()</text:p>
      <text:p text:style-name="P69">{</text:p>
      <text:p text:style-name="P69"><text:s text:c="8"/>struct node *ptr;</text:p>
      <text:p text:style-name="P69"><text:s text:c="8"/>if(head==NULL)</text:p>
      <text:p text:style-name="P69"><text:s text:c="8"/>{</text:p>
      <text:p text:style-name="P69"><text:s text:c="16"/>printf("List is empty:");</text:p>
      <text:p text:style-name="P69"><text:s text:c="16"/>return;</text:p>
      <text:p text:style-name="P69"><text:s text:c="8"/>}</text:p>
      <text:p text:style-name="P69"><text:s text:c="8"/>else</text:p>
      <text:p text:style-name="P69"><text:s text:c="8"/>{</text:p>
      <text:p text:style-name="P69"><text:s text:c="16"/>ptr=head;</text:p>
      <text:p text:style-name="P69"><text:s text:c="16"/>printf("The List elements are:");</text:p>
      <text:p text:style-name="P69"><text:s text:c="16"/>while(ptr-&gt;next!=NULL)</text:p>
      <text:p text:style-name="P69"><text:s text:c="16"/>{</text:p>
      <text:p text:style-name="P69"><text:s text:c="24"/>printf("%d---&gt;",ptr-&gt;data );</text:p>
      <text:p text:style-name="P69"><text:s text:c="24"/>ptr=ptr-&gt;next ;</text:p>
      <text:p text:style-name="P69"><text:s text:c="16"/>}</text:p>
      <text:p text:style-name="P69"><text:s text:c="16"/>printf("%d---&gt;NULL",ptr-&gt;data);</text:p>
      <text:p text:style-name="P69"><text:s text:c="8"/>}</text:p>
      <text:p text:style-name="P69">}</text:p>
      <text:p text:style-name="P69"><text:soft-page-break/>void insert_begin()</text:p>
      <text:p text:style-name="P69">{</text:p>
      <text:p text:style-name="P69"><text:s text:c="8"/>struct node *temp;</text:p>
      <text:p text:style-name="P69"><text:s text:c="8"/>temp=(struct node *)malloc(sizeof(struct node));</text:p>
      <text:p text:style-name="P69"><text:s text:c="8"/>if(temp==NULL)</text:p>
      <text:p text:style-name="P69"><text:s text:c="8"/>{</text:p>
      <text:p text:style-name="P69"><text:s text:c="16"/>printf("Out of Memory Space:");</text:p>
      <text:p text:style-name="P69"><text:s text:c="16"/>return;</text:p>
      <text:p text:style-name="P69"><text:s text:c="8"/>}</text:p>
      <text:p text:style-name="P69"><text:s text:c="8"/>printf("Enter the data value for the node:" );</text:p>
      <text:p text:style-name="P69"><text:s text:c="8"/>scanf("%d",&amp;temp-&gt;data);</text:p>
      <text:p text:style-name="P69"><text:s text:c="8"/>temp-&gt;next =NULL;</text:p>
      <text:p text:style-name="P69"><text:s text:c="8"/>if(head==NULL)</text:p>
      <text:p text:style-name="P69"><text:s text:c="8"/>{</text:p>
      <text:p text:style-name="P69"><text:s text:c="16"/>head=temp;</text:p>
      <text:p text:style-name="P69"><text:s text:c="8"/>}</text:p>
      <text:p text:style-name="P69"><text:s text:c="8"/>else</text:p>
      <text:p text:style-name="P69"><text:s text:c="8"/>{</text:p>
      <text:p text:style-name="P69"><text:s text:c="16"/>temp-&gt;next=head;</text:p>
      <text:p text:style-name="P69"><text:s text:c="16"/>head=temp;</text:p>
      <text:p text:style-name="P69"><text:s text:c="8"/>}</text:p>
      <text:p text:style-name="P69">}</text:p>
      <text:p text:style-name="P69">void insert_end()</text:p>
      <text:p text:style-name="P69">{</text:p>
      <text:p text:style-name="P69"><text:s text:c="8"/>struct node *temp,*ptr;</text:p>
      <text:p text:style-name="P69"><text:s text:c="8"/>temp=(struct node *)malloc(sizeof(struct node));</text:p>
      <text:p text:style-name="P69"><text:s text:c="8"/>if(temp==NULL)</text:p>
      <text:p text:style-name="P69"><text:s text:c="8"/>{</text:p>
      <text:p text:style-name="P69"><text:s text:c="16"/>printf("Out of Memory Space:");</text:p>
      <text:p text:style-name="P69"><text:s text:c="16"/>return;</text:p>
      <text:p text:style-name="P69"><text:s text:c="8"/>}</text:p>
      <text:p text:style-name="P69"><text:s text:c="8"/>printf("Enter the data value for the node:" );</text:p>
      <text:p text:style-name="P69"><text:s text:c="8"/>scanf("%d",&amp;temp-&gt;data );</text:p>
      <text:p text:style-name="P69"><text:s text:c="8"/>temp-&gt;next =NULL;</text:p>
      <text:p text:style-name="P69"><text:s text:c="8"/>if(head==NULL)</text:p>
      <text:p text:style-name="P69"><text:s text:c="8"/>{</text:p>
      <text:p text:style-name="P69"><text:s text:c="16"/>head=temp;</text:p>
      <text:p text:style-name="P69"><text:s text:c="8"/>}</text:p>
      <text:p text:style-name="P69"><text:s text:c="8"/>else</text:p>
      <text:p text:style-name="P69"><text:s text:c="8"/>{</text:p>
      <text:p text:style-name="P69"><text:s text:c="16"/>ptr=head;</text:p>
      <text:p text:style-name="P69"><text:s text:c="16"/>while(ptr-&gt;next !=NULL)</text:p>
      <text:p text:style-name="P69"><text:s text:c="16"/>{</text:p>
      <text:p text:style-name="P69"><text:s text:c="24"/>ptr=ptr-&gt;next ;</text:p>
      <text:p text:style-name="P69"><text:s text:c="16"/>}</text:p>
      <text:p text:style-name="P69"><text:s text:c="16"/>ptr-&gt;next =temp;</text:p>
      <text:p text:style-name="P69"><text:s text:c="8"/>}</text:p>
      <text:p text:style-name="P69">}</text:p>
      <text:p text:style-name="P69">void insert_pos()</text:p>
      <text:p text:style-name="P69">{</text:p>
      <text:p text:style-name="P69"><text:s text:c="8"/>struct node *ptr,*temp;</text:p>
      <text:p text:style-name="P69"><text:s text:c="8"/>int i,pos;</text:p>
      <text:p text:style-name="P69"><text:soft-page-break/><text:s text:c="8"/>temp=(struct node *)malloc(sizeof(struct node));</text:p>
      <text:p text:style-name="P69"><text:s text:c="8"/>if(temp==NULL)</text:p>
      <text:p text:style-name="P69"><text:s text:c="8"/>{</text:p>
      <text:p text:style-name="P69"><text:s text:c="16"/>printf("Out of Memory Space:");</text:p>
      <text:p text:style-name="P69"><text:s text:c="16"/>return;</text:p>
      <text:p text:style-name="P69"><text:s text:c="8"/>}</text:p>
      <text:p text:style-name="P69"><text:s text:c="8"/>printf("Enter the position for the new node to be inserted:");</text:p>
      <text:p text:style-name="P69"><text:s text:c="8"/>scanf("%d",&amp;pos);</text:p>
      <text:p text:style-name="P69"><text:s text:c="8"/>printf("Enter the data value of the node:");</text:p>
      <text:p text:style-name="P69"><text:s text:c="8"/>scanf("%d",&amp;temp-&gt;data) ;</text:p>
      <text:p text:style-name="P69"><text:s text:c="2"/></text:p>
      <text:p text:style-name="P69"><text:s text:c="8"/>temp-&gt;next=NULL;</text:p>
      <text:p text:style-name="P69"><text:s text:c="8"/>if(pos==0)</text:p>
      <text:p text:style-name="P69"><text:s text:c="8"/>{</text:p>
      <text:p text:style-name="P69"><text:s text:c="16"/>temp-&gt;next=head;</text:p>
      <text:p text:style-name="P69"><text:s text:c="16"/>head=temp;</text:p>
      <text:p text:style-name="P69"><text:s text:c="8"/>}</text:p>
      <text:p text:style-name="P69"><text:s text:c="8"/>else</text:p>
      <text:p text:style-name="P69"><text:s text:c="8"/>{</text:p>
      <text:p text:style-name="P69"><text:s text:c="16"/>for(i=0,ptr=head;i&lt;pos-1;i++) { ptr=ptr-&gt;next;</text:p>
      <text:p text:style-name="P69"><text:s text:c="24"/>if(ptr==NULL)</text:p>
      <text:p text:style-name="P69"><text:s text:c="24"/>{</text:p>
      <text:p text:style-name="P69"><text:s text:c="32"/>printf("Position not found:");</text:p>
      <text:p text:style-name="P69"><text:s text:c="32"/>return;</text:p>
      <text:p text:style-name="P69"><text:s text:c="24"/>}</text:p>
      <text:p text:style-name="P69"><text:s text:c="16"/>}</text:p>
      <text:p text:style-name="P69"><text:s text:c="16"/>temp-&gt;next =ptr-&gt;next ;</text:p>
      <text:p text:style-name="P69"><text:s text:c="16"/>ptr-&gt;next=temp;</text:p>
      <text:p text:style-name="P69"><text:s text:c="8"/>}</text:p>
      <text:p text:style-name="P69">}</text:p>
      <text:p text:style-name="P69">void delete_begin()</text:p>
      <text:p text:style-name="P69">{</text:p>
      <text:p text:style-name="P69"><text:s text:c="8"/>struct node *ptr;</text:p>
      <text:p text:style-name="P69"><text:s text:c="8"/>if(ptr==NULL)</text:p>
      <text:p text:style-name="P69"><text:s text:c="8"/>{</text:p>
      <text:p text:style-name="P69"><text:s text:c="16"/>printf("List is Empty:");</text:p>
      <text:p text:style-name="P69"><text:s text:c="16"/>return;</text:p>
      <text:p text:style-name="P69"><text:s text:c="8"/>}</text:p>
      <text:p text:style-name="P69"><text:s text:c="8"/>else</text:p>
      <text:p text:style-name="P69"><text:s text:c="8"/>{</text:p>
      <text:p text:style-name="P69"><text:s text:c="16"/>ptr=head;</text:p>
      <text:p text:style-name="P69"><text:s text:c="16"/>head=head-&gt;next ;</text:p>
      <text:p text:style-name="P69"><text:s text:c="16"/>printf("The deleted element is :%d\n",ptr-&gt;data);</text:p>
      <text:p text:style-name="P69"><text:s text:c="16"/>free(ptr);</text:p>
      <text:p text:style-name="P69"><text:s text:c="8"/>}</text:p>
      <text:p text:style-name="P69">}</text:p>
      <text:p text:style-name="P69">void delete_end()</text:p>
      <text:p text:style-name="P69">{</text:p>
      <text:p text:style-name="P69"><text:s text:c="8"/>struct node *temp,*ptr;</text:p>
      <text:p text:style-name="P69"><text:s text:c="8"/>if(head==NULL)</text:p>
      <text:p text:style-name="P69"><text:s text:c="8"/>{</text:p>
      <text:p text:style-name="P69"><text:s text:c="16"/>printf("List is Empty:");</text:p>
      <text:p text:style-name="P69"><text:soft-page-break/><text:s text:c="16"/>exit(0);</text:p>
      <text:p text:style-name="P69"><text:s text:c="8"/>}</text:p>
      <text:p text:style-name="P69"><text:s text:c="8"/>else if(head-&gt;next ==NULL)</text:p>
      <text:p text:style-name="P69"><text:s text:c="8"/>{</text:p>
      <text:p text:style-name="P69"><text:s text:c="16"/>ptr=head;</text:p>
      <text:p text:style-name="P69"><text:s text:c="16"/>head=NULL;</text:p>
      <text:p text:style-name="P69"><text:s text:c="16"/>printf("The deleted element is:%d\n",ptr-&gt;data);</text:p>
      <text:p text:style-name="P69"><text:s text:c="16"/>free(ptr);</text:p>
      <text:p text:style-name="P69"><text:s text:c="8"/>}</text:p>
      <text:p text:style-name="P69"><text:s text:c="8"/>else</text:p>
      <text:p text:style-name="P69"><text:s text:c="8"/>{</text:p>
      <text:p text:style-name="P69"><text:s text:c="16"/>ptr=head;</text:p>
      <text:p text:style-name="P69"><text:s text:c="16"/>while(ptr-&gt;next!=NULL)</text:p>
      <text:p text:style-name="P69"><text:s text:c="16"/>{</text:p>
      <text:p text:style-name="P69"><text:s text:c="24"/>temp=ptr;</text:p>
      <text:p text:style-name="P69"><text:s text:c="24"/>ptr=ptr-&gt;next;</text:p>
      <text:p text:style-name="P69"><text:s text:c="16"/>}</text:p>
      <text:p text:style-name="P69"><text:s text:c="16"/>temp-&gt;next=NULL;</text:p>
      <text:p text:style-name="P69"><text:s text:c="16"/>printf("The deleted element is:%d\n",ptr-&gt;data);</text:p>
      <text:p text:style-name="P69"><text:s text:c="16"/>free(ptr);</text:p>
      <text:p text:style-name="P69"><text:s text:c="8"/>}</text:p>
      <text:p text:style-name="P69">}</text:p>
      <text:p text:style-name="P69">void delete_pos()</text:p>
      <text:p text:style-name="P69">{</text:p>
      <text:p text:style-name="P69"><text:s text:c="8"/>int i,pos;</text:p>
      <text:p text:style-name="P69"><text:s text:c="8"/>struct node *temp,*ptr;</text:p>
      <text:p text:style-name="P69"><text:s text:c="8"/>if(head==NULL)</text:p>
      <text:p text:style-name="P69"><text:s text:c="8"/>{</text:p>
      <text:p text:style-name="P69"><text:s text:c="16"/>printf("The List is Empty:");</text:p>
      <text:p text:style-name="P69"><text:s text:c="16"/>exit(0);</text:p>
      <text:p text:style-name="P69"><text:s text:c="8"/>}</text:p>
      <text:p text:style-name="P69"><text:s text:c="8"/>else</text:p>
      <text:p text:style-name="P69"><text:s text:c="8"/>{</text:p>
      <text:p text:style-name="P69"><text:s text:c="16"/>printf("Enter the position of the node to be deleted:");</text:p>
      <text:p text:style-name="P69"><text:s text:c="16"/>scanf("%d",&amp;pos);</text:p>
      <text:p text:style-name="P69"><text:s text:c="16"/>if(pos==0)</text:p>
      <text:p text:style-name="P69"><text:s text:c="16"/>{</text:p>
      <text:p text:style-name="P69"><text:s text:c="24"/>ptr=head;</text:p>
      <text:p text:style-name="P69"><text:s text:c="24"/>head=head-&gt;next ;</text:p>
      <text:p text:style-name="P69"><text:s text:c="24"/>printf("The deleted element is:%d\n",ptr-&gt;data <text:s/>);</text:p>
      <text:p text:style-name="P69"><text:s text:c="24"/>free(ptr);</text:p>
      <text:p text:style-name="P69"><text:s text:c="16"/>}</text:p>
      <text:p text:style-name="P69"><text:s text:c="16"/>else</text:p>
      <text:p text:style-name="P69"><text:s text:c="16"/>{</text:p>
      <text:p text:style-name="P69"><text:s text:c="24"/>ptr=head;</text:p>
      <text:p text:style-name="P69"><text:s text:c="24"/>for(i=0;i&lt;pos;i++) { temp=ptr; ptr=ptr-&gt;next ;</text:p>
      <text:p text:style-name="P69"><text:s text:c="32"/>if(ptr==NULL)</text:p>
      <text:p text:style-name="P69"><text:s text:c="32"/>{</text:p>
      <text:p text:style-name="P69"><text:s text:c="40"/>printf("Position not Found:");</text:p>
      <text:p text:style-name="P69"><text:s text:c="40"/>return;</text:p>
      <text:p text:style-name="P69"><text:s text:c="32"/>}</text:p>
      <text:p text:style-name="P69"><text:s text:c="24"/>}</text:p>
      <text:p text:style-name="P69"><text:soft-page-break/><text:s text:c="24"/>temp-&gt;next =ptr-&gt;next ;</text:p>
      <text:p text:style-name="P69"><text:s text:c="24"/>printf("The deleted element is:%d\n",ptr-&gt;data );</text:p>
      <text:p text:style-name="P69"><text:s text:c="24"/>free(ptr);</text:p>
      <text:p text:style-name="P69"><text:s text:c="16"/>}</text:p>
      <text:p text:style-name="P69"><text:s text:c="8"/>}</text:p>
      <text:p text:style-name="P69">}</text:p>
      <text:p text:style-name="P69"/>
      <text:p text:style-name="P69"/>
      <text:p text:style-name="P65"/>
      <text:p text:style-name="P65"/>
      <text:p text:style-name="P22">OUTPUT</text:p>
      <text:p text:style-name="P69">MENU <text:s text:c="28"/></text:p>
      <text:p text:style-name="P69">1.Display <text:s text:c="3"/></text:p>
      <text:p text:style-name="P69">2.Insert at the beginning <text:s text:c="3"/></text:p>
      <text:p text:style-name="P69">3.Insert at the end <text:s/></text:p>
      <text:p text:style-name="P69">4.Insert at specified position <text:s text:c="6"/></text:p>
      <text:p text:style-name="P69">5.Delete from beginning <text:s text:c="5"/></text:p>
      <text:p text:style-name="P69">6.Delete from the end <text:s text:c="7"/></text:p>
      <text:p text:style-name="P69">7.Delete from specified position <text:s text:c="4"/></text:p>
      <text:p text:style-name="P69">8.Exit <text:s text:c="6"/></text:p>
      <text:p text:style-name="P69">--------------------------------------Enter your choice:3</text:p>
      <text:p text:style-name="P69">Enter the data value for the node:6</text:p>
      <text:p text:style-name="P69">The List elements are:6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3</text:p>
      <text:p text:style-name="P69">Enter the data value for the node:5</text:p>
      <text:p text:style-name="P69">The List elements are:6---&gt;5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3</text:p>
      <text:p text:style-name="P69">Enter the data value for the node:4</text:p>
      <text:p text:style-name="P69">The List elements are:6---&gt;5---&gt;4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oft-page-break/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2</text:p>
      <text:p text:style-name="P69">Enter the data value for the node:1</text:p>
      <text:p text:style-name="P69">The List elements are:1---&gt;6---&gt;5---&gt;4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2</text:p>
      <text:p text:style-name="P69">Enter the data value for the node:5</text:p>
      <text:p text:style-name="P69">The List elements are:5---&gt;1---&gt;6---&gt;5---&gt;4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4</text:p>
      <text:p text:style-name="P69">Enter the position for the new node to be inserted:3</text:p>
      <text:p text:style-name="P69">Enter the data value of the node:7</text:p>
      <text:p text:style-name="P69">The List elements are:5---&gt;1---&gt;7---&gt;6---&gt;5---&gt;4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7</text:p>
      <text:p text:style-name="P69">Enter the position of the node to be deleted:5</text:p>
      <text:p text:style-name="P69">The deleted element is:5</text:p>
      <text:p text:style-name="P69">The List elements are:5---&gt;1---&gt;7---&gt;6---&gt;4---&gt;NULL</text:p>
      <text:p text:style-name="P69"><text:s text:c="16"/>MENU <text:s text:c="28"/></text:p>
      <text:p text:style-name="P69"><text:soft-page-break/></text:p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6</text:p>
      <text:p text:style-name="P69">The deleted element is:4</text:p>
      <text:p text:style-name="P69">The List elements are:5---&gt;1---&gt;7---&gt;6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5</text:p>
      <text:p text:style-name="P69">The deleted element is :5</text:p>
      <text:p text:style-name="P69">The List elements are:1---&gt;7---&gt;6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4</text:p>
      <text:p text:style-name="P69">Enter the position for the new node to be inserted:3</text:p>
      <text:p text:style-name="P69">Enter the data value of the node:10</text:p>
      <text:p text:style-name="P69">The List elements are:1---&gt;7---&gt;10---&gt;6---&gt;NULL</text:p>
      <text:p text:style-name="P69"><text:s text:c="16"/>MENU <text:s text:c="28"/></text:p>
      <text:p text:style-name="P69"/>
      <text:p text:style-name="P69"><text:s/>1.Display <text:s text:c="3"/></text:p>
      <text:p text:style-name="P69"><text:s/>2.Insert at the beginning <text:s text:c="3"/></text:p>
      <text:p text:style-name="P69"><text:s/>3.Insert at the end <text:s/></text:p>
      <text:p text:style-name="P69"><text:s/>4.Insert at specified position <text:s text:c="6"/></text:p>
      <text:p text:style-name="P69"><text:s/>5.Delete from beginning <text:s text:c="5"/></text:p>
      <text:p text:style-name="P69"><text:s/>6.Delete from the end <text:s text:c="7"/></text:p>
      <text:p text:style-name="P69"><text:s/>7.Delete from specified position <text:s text:c="4"/></text:p>
      <text:p text:style-name="P69"><text:s/>8.Exit <text:s text:c="6"/></text:p>
      <text:p text:style-name="P69">--------------------------------------Enter your choice:8</text:p>
      <text:p text:style-name="P69">The List elements are:1---&gt;7---&gt;10---&gt;6---&gt;NULL</text:p>
      <text:p text:style-name="P65"/>
      <text:p text:style-name="P65"><text:soft-page-break/></text:p>
      <text:p text:style-name="P23">STACK USING LINKED LIST</text:p>
      <text:p text:style-name="P24">PROGRAM CODE</text:p>
      <text:p text:style-name="P70">//SANIN MOHAMMED N</text:p>
      <text:p text:style-name="P70">//B21CSB55</text:p>
      <text:p text:style-name="P70">#include&lt;stdio.h&gt;</text:p>
      <text:p text:style-name="P70">#include&lt;stdlib.h&gt;</text:p>
      <text:p text:style-name="P70"/>
      <text:p text:style-name="P70">struct node</text:p>
      <text:p text:style-name="P70">{</text:p>
      <text:p text:style-name="P70"><text:s text:c="2"/>int data;</text:p>
      <text:p text:style-name="P70"><text:s text:c="2"/>struct node *next;</text:p>
      <text:p text:style-name="P70">};</text:p>
      <text:p text:style-name="P70">struct node *top=NULL;</text:p>
      <text:p text:style-name="P70"/>
      <text:p text:style-name="P70"/>
      <text:p text:style-name="P70"/>
      <text:p text:style-name="P70">void push(int value)</text:p>
      <text:p text:style-name="P70">{</text:p>
      <text:p text:style-name="P70"><text:s text:c="2"/>struct node *newnode;</text:p>
      <text:p text:style-name="P70"><text:s text:c="2"/>newnode= (struct node *)malloc(sizeof(struct node));</text:p>
      <text:p text:style-name="P70"><text:s text:c="2"/>newnode-&gt;data=value;</text:p>
      <text:p text:style-name="P70"><text:s text:c="2"/>if(top==NULL)</text:p>
      <text:p text:style-name="P70"><text:s text:c="2"/>{</text:p>
      <text:p text:style-name="P70"><text:s text:c="4"/>newnode-&gt;next=NULL;</text:p>
      <text:p text:style-name="P70"><text:s text:c="2"/>}</text:p>
      <text:p text:style-name="P70"><text:s text:c="2"/>else</text:p>
      <text:p text:style-name="P70"><text:s text:c="2"/>{</text:p>
      <text:p text:style-name="P70"><text:s text:c="4"/>newnode-&gt;next=top;</text:p>
      <text:p text:style-name="P70"><text:s text:c="2"/></text:p>
      <text:p text:style-name="P70"><text:s text:c="2"/>}</text:p>
      <text:p text:style-name="P70"><text:s text:c="2"/>top=newnode;</text:p>
      <text:p text:style-name="P70">}</text:p>
      <text:p text:style-name="P70"/>
      <text:p text:style-name="P70">int pop()</text:p>
      <text:p text:style-name="P70">{</text:p>
      <text:p text:style-name="P70"><text:s text:c="2"/>struct node *temp;</text:p>
      <text:p text:style-name="P70"><text:s text:c="2"/>temp=top;</text:p>
      <text:p text:style-name="P70"><text:s text:c="2"/>if(top==NULL)</text:p>
      <text:p text:style-name="P70"><text:s text:c="2"/>{printf("stack is empty");</text:p>
      <text:p text:style-name="P70"><text:s text:c="2"/>}</text:p>
      <text:p text:style-name="P70"><text:s text:c="2"/></text:p>
      <text:p text:style-name="P70"><text:s text:c="2"/>else </text:p>
      <text:p text:style-name="P70"><text:s text:c="2"/>{</text:p>
      <text:p text:style-name="P70"><text:s text:c="4"/>top=top-&gt;next;</text:p>
      <text:p text:style-name="P70"><text:s text:c="4"/>return(temp-&gt;data);</text:p>
      <text:p text:style-name="P70"><text:s text:c="4"/>free(temp);</text:p>
      <text:p text:style-name="P70"><text:s text:c="2"/></text:p>
      <text:p text:style-name="P70"><text:s text:c="2"/>}</text:p>
      <text:p text:style-name="P70"><text:s text:c="2"/></text:p>
      <text:p text:style-name="P70">}</text:p>
      <text:p text:style-name="P70"/>
      <text:p text:style-name="P70"><text:soft-page-break/>void display()</text:p>
      <text:p text:style-name="P70">{</text:p>
      <text:p text:style-name="P70"><text:s text:c="2"/>struct node *ptr;</text:p>
      <text:p text:style-name="P70"><text:s text:c="2"/>printf("stack is:");</text:p>
      <text:p text:style-name="P70"><text:s/>if(top==NULL)</text:p>
      <text:p text:style-name="P70"><text:s/>{</text:p>
      <text:p text:style-name="P70"><text:s text:c="3"/>printf("\nstack is empty");</text:p>
      <text:p text:style-name="P70"><text:s/>}</text:p>
      <text:p text:style-name="P70"><text:s/>else</text:p>
      <text:p text:style-name="P70"><text:s/>{</text:p>
      <text:p text:style-name="P70"><text:s text:c="2"/>ptr=top;</text:p>
      <text:p text:style-name="P70"><text:s text:c="2"/>while(ptr-&gt;next!=NULL)</text:p>
      <text:p text:style-name="P70"><text:s text:c="2"/>{</text:p>
      <text:p text:style-name="P70"><text:s text:c="2"/></text:p>
      <text:p text:style-name="P70"><text:s text:c="3"/>printf("%d---&gt;",ptr-&gt;data);</text:p>
      <text:p text:style-name="P70"><text:s text:c="3"/>ptr=ptr-&gt;next;</text:p>
      <text:p text:style-name="P70"><text:s text:c="2"/></text:p>
      <text:p text:style-name="P70"><text:s text:c="2"/>}</text:p>
      <text:p text:style-name="P70"><text:s text:c="2"/>printf("%d---&gt;NULL",ptr-&gt;data);</text:p>
      <text:p text:style-name="P70"><text:s/></text:p>
      <text:p text:style-name="P70"><text:s/>}</text:p>
      <text:p text:style-name="P70"/>
      <text:p text:style-name="P70"/>
      <text:p text:style-name="P70"/>
      <text:p text:style-name="P70">}</text:p>
      <text:p text:style-name="P70"/>
      <text:p text:style-name="P70"/>
      <text:p text:style-name="P70">void main()</text:p>
      <text:p text:style-name="P70">{</text:p>
      <text:p text:style-name="P70"><text:s text:c="2"/>int choice,value;</text:p>
      <text:p text:style-name="P70"><text:s text:c="2"/></text:p>
      <text:p text:style-name="P70"><text:s text:c="2"/>while(1)</text:p>
      <text:p text:style-name="P70"><text:s text:c="2"/>{</text:p>
      <text:p text:style-name="P70"><text:s text:c="5"/>printf("\nMENU\n1).push\n2).pop\n3).display\n4).exit\nselect your choice\nchoice:"); <text:s/></text:p>
      <text:p text:style-name="P70"><text:s text:c="5"/>scanf("%d",&amp;choice);</text:p>
      <text:p text:style-name="P70"><text:s text:c="5"/></text:p>
      <text:p text:style-name="P70"><text:s text:c="5"/>switch(choice)</text:p>
      <text:p text:style-name="P70"><text:s text:c="5"/>{</text:p>
      <text:p text:style-name="P70"><text:s text:c="7"/>case 1:</text:p>
      <text:p text:style-name="P70"><text:s text:c="7"/>{</text:p>
      <text:p text:style-name="P70"><text:s text:c="9"/>printf("\nenter the data needed to add in front of stack:");</text:p>
      <text:p text:style-name="P70"><text:s text:c="9"/>scanf("%d",&amp;value);</text:p>
      <text:p text:style-name="P70"><text:s text:c="9"/>push(value);</text:p>
      <text:p text:style-name="P70"><text:s text:c="9"/>display();</text:p>
      <text:p text:style-name="P70"><text:s text:c="9"/>break;</text:p>
      <text:p text:style-name="P70"><text:s text:c="7"/>}</text:p>
      <text:p text:style-name="P70"><text:s text:c="7"/></text:p>
      <text:p text:style-name="P70"><text:s text:c="6"/>case 2:</text:p>
      <text:p text:style-name="P70"><text:s text:c="7"/>{</text:p>
      <text:p text:style-name="P70"><text:s text:c="9"/>printf("\n the data deleted from front is %d\n",pop());</text:p>
      <text:p text:style-name="P70"><text:s text:c="9"/>display();</text:p>
      <text:p text:style-name="P70"><text:s text:c="9"/>break; <text:s text:c="5"/></text:p>
      <text:p text:style-name="P70"><text:soft-page-break/><text:s text:c="6"/>}</text:p>
      <text:p text:style-name="P70"><text:s text:c="4"/></text:p>
      <text:p text:style-name="P70"><text:s text:c="6"/>case 3: <text:s text:c="4"/></text:p>
      <text:p text:style-name="P70"><text:s text:c="7"/>{</text:p>
      <text:p text:style-name="P70"><text:s text:c="9"/>display();</text:p>
      <text:p text:style-name="P70"><text:s text:c="9"/>break;</text:p>
      <text:p text:style-name="P70"><text:s text:c="7"/>}</text:p>
      <text:p text:style-name="P70"><text:s text:c="6"/>case 4:</text:p>
      <text:p text:style-name="P70"><text:s text:c="7"/>{display();</text:p>
      <text:p text:style-name="P70"><text:s text:c="8"/>exit(0);</text:p>
      <text:p text:style-name="P70"><text:s text:c="8"/></text:p>
      <text:p text:style-name="P70"><text:s text:c="8"/>break;</text:p>
      <text:p text:style-name="P70"><text:s text:c="7"/>}</text:p>
      <text:p text:style-name="P70"><text:s text:c="6"/></text:p>
      <text:p text:style-name="P70"><text:s text:c="6"/>default:</text:p>
      <text:p text:style-name="P70"><text:s text:c="7"/>{</text:p>
      <text:p text:style-name="P70"><text:s text:c="8"/>printf("invalid choice");</text:p>
      <text:p text:style-name="P70"><text:s text:c="8"/>break;</text:p>
      <text:p text:style-name="P70"><text:s text:c="7"/>}</text:p>
      <text:p text:style-name="P70"><text:s text:c="3"/>} </text:p>
      <text:p text:style-name="P70"><text:s/>}</text:p>
      <text:p text:style-name="P70">}</text:p>
      <text:p text:style-name="P25">OUTPUT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1</text:p>
      <text:p text:style-name="P71">enter the data needed to add in front of stack:5</text:p>
      <text:p text:style-name="P71">stack is: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1</text:p>
      <text:p text:style-name="P71">enter the data needed to add in front of stack:8</text:p>
      <text:p text:style-name="P71">stack is:8---&gt;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1</text:p>
      <text:p text:style-name="P71">enter the data needed to add in front of stack:3</text:p>
      <text:p text:style-name="P71">stack is:3---&gt;8---&gt;5---&gt;NULL</text:p>
      <text:p text:style-name="P71">MENU</text:p>
      <text:p text:style-name="P71">1).push</text:p>
      <text:p text:style-name="P71"><text:soft-page-break/>2).pop</text:p>
      <text:p text:style-name="P71">3).display</text:p>
      <text:p text:style-name="P71">4).exit</text:p>
      <text:p text:style-name="P71">select your choice</text:p>
      <text:p text:style-name="P71">choice:1</text:p>
      <text:p text:style-name="P71">enter the data needed to add in front of stack:6</text:p>
      <text:p text:style-name="P71">stack is:6---&gt;3---&gt;8---&gt;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2</text:p>
      <text:p text:style-name="P71">the data deleted from front is 6</text:p>
      <text:p text:style-name="P71">stack is:3---&gt;8---&gt;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2</text:p>
      <text:p text:style-name="P71">the data deleted from front is 3</text:p>
      <text:p text:style-name="P71">stack is:8---&gt;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2</text:p>
      <text:p text:style-name="P71">the data deleted from front is 8</text:p>
      <text:p text:style-name="P71">stack is:5---&gt;NULL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2</text:p>
      <text:p text:style-name="P71">the data deleted from front is 5</text:p>
      <text:p text:style-name="P71">stack is:</text:p>
      <text:p text:style-name="P71">stack is empty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2</text:p>
      <text:p text:style-name="P71">stack is empty</text:p>
      <text:p text:style-name="P71"><text:soft-page-break/><text:s/>the data deleted from front is 14</text:p>
      <text:p text:style-name="P71">stack is:</text:p>
      <text:p text:style-name="P71">stack is empty</text:p>
      <text:p text:style-name="P71">MENU</text:p>
      <text:p text:style-name="P71">1).push</text:p>
      <text:p text:style-name="P71">2).pop</text:p>
      <text:p text:style-name="P71">3).display</text:p>
      <text:p text:style-name="P71">4).exit</text:p>
      <text:p text:style-name="P71">select your choice</text:p>
      <text:p text:style-name="P71">choice:4</text:p>
      <text:p text:style-name="P71">stack is:</text:p>
      <text:p text:style-name="P71">stack is empty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6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6"><text:soft-page-break/>QUEUE USING LINKED LIST</text:p>
      <text:p text:style-name="P27">PROGRAM CODE</text:p>
      <text:p text:style-name="P72">//SANIN MOHAMMED N</text:p>
      <text:p text:style-name="P72">//B21CSB55</text:p>
      <text:p text:style-name="P72">#include&lt;stdio.h&gt;</text:p>
      <text:p text:style-name="P72">#include&lt;stdlib.h&gt;</text:p>
      <text:p text:style-name="P72"/>
      <text:p text:style-name="P72">struct node</text:p>
      <text:p text:style-name="P72">{</text:p>
      <text:p text:style-name="P72"><text:s text:c="2"/>int data;</text:p>
      <text:p text:style-name="P72"><text:s text:c="2"/>struct node *next;</text:p>
      <text:p text:style-name="P72">};</text:p>
      <text:p text:style-name="P72"/>
      <text:p text:style-name="P72">struct node *front=NULL;</text:p>
      <text:p text:style-name="P72">struct node *rear=NULL;</text:p>
      <text:p text:style-name="P72"/>
      <text:p text:style-name="P72"/>
      <text:p text:style-name="P72">void enqueue(int value)</text:p>
      <text:p text:style-name="P72">{</text:p>
      <text:p text:style-name="P72"><text:s text:c="2"/>struct node *newnode;</text:p>
      <text:p text:style-name="P72"><text:s text:c="2"/>newnode= (struct node*)malloc(sizeof(struct node));</text:p>
      <text:p text:style-name="P72"><text:s text:c="2"/>newnode-&gt;data=value;</text:p>
      <text:p text:style-name="P72"><text:s text:c="2"/>newnode-&gt;next=NULL;</text:p>
      <text:p text:style-name="P72"><text:s text:c="2"/>if(front==NULL &amp;&amp; rear==NULL)</text:p>
      <text:p text:style-name="P72"><text:s text:c="2"/>{</text:p>
      <text:p text:style-name="P72"><text:s text:c="3"/></text:p>
      <text:p text:style-name="P72"><text:s text:c="4"/>front=newnode;</text:p>
      <text:p text:style-name="P72"><text:s text:c="4"/>rear=newnode;</text:p>
      <text:p text:style-name="P72"><text:s text:c="2"/>}</text:p>
      <text:p text:style-name="P72"><text:s/>else</text:p>
      <text:p text:style-name="P72"><text:s/>{</text:p>
      <text:p text:style-name="P72"><text:s text:c="3"/>rear-&gt;next=newnode;</text:p>
      <text:p text:style-name="P72"><text:s/></text:p>
      <text:p text:style-name="P72"><text:s/>}</text:p>
      <text:p text:style-name="P72"><text:s/>rear=newnode; </text:p>
      <text:p text:style-name="P72"/>
      <text:p text:style-name="P72">}</text:p>
      <text:p text:style-name="P72"/>
      <text:p text:style-name="P72">int dequeue()</text:p>
      <text:p text:style-name="P72">{</text:p>
      <text:p text:style-name="P72"><text:s text:c="2"/>struct node *temp;</text:p>
      <text:p text:style-name="P72"><text:s text:c="2"/></text:p>
      <text:p text:style-name="P72"><text:s text:c="2"/>if(front==NULL)</text:p>
      <text:p text:style-name="P72"><text:s text:c="2"/>{</text:p>
      <text:p text:style-name="P72"><text:s text:c="4"/>printf("queue is empty\n");</text:p>
      <text:p text:style-name="P72"><text:s text:c="2"/>}</text:p>
      <text:p text:style-name="P72"><text:s text:c="2"/>else</text:p>
      <text:p text:style-name="P72"><text:s text:c="2"/>{</text:p>
      <text:p text:style-name="P72"><text:s text:c="4"/>temp=front;</text:p>
      <text:p text:style-name="P72"><text:s text:c="4"/>front=front-&gt;next;</text:p>
      <text:p text:style-name="P72"><text:s text:c="4"/>return temp-&gt;data;</text:p>
      <text:p text:style-name="P72"><text:s text:c="4"/>free(temp);</text:p>
      <text:p text:style-name="P72"><text:soft-page-break/><text:s text:c="2"/></text:p>
      <text:p text:style-name="P72"><text:s text:c="2"/>}</text:p>
      <text:p text:style-name="P72"/>
      <text:p text:style-name="P72">}</text:p>
      <text:p text:style-name="P72">void display()</text:p>
      <text:p text:style-name="P72">{</text:p>
      <text:p text:style-name="P72"><text:s text:c="2"/>struct node *ptr;</text:p>
      <text:p text:style-name="P72"><text:s text:c="2"/>if(front==NULL)</text:p>
      <text:p text:style-name="P72"><text:s text:c="2"/>{</text:p>
      <text:p text:style-name="P72"><text:s text:c="4"/>printf("queue is empty\n");</text:p>
      <text:p text:style-name="P72"><text:s text:c="2"/>}</text:p>
      <text:p text:style-name="P72"><text:s text:c="2"/>else</text:p>
      <text:p text:style-name="P72"><text:s text:c="2"/>{</text:p>
      <text:p text:style-name="P72"><text:s text:c="4"/>ptr=front;</text:p>
      <text:p text:style-name="P72"><text:s text:c="4"/>printf("the queue is:");</text:p>
      <text:p text:style-name="P72"><text:s text:c="4"/>while(ptr-&gt;next!=NULL)</text:p>
      <text:p text:style-name="P72"><text:s text:c="4"/>{</text:p>
      <text:p text:style-name="P72"><text:s text:c="6"/>printf("%d---&gt;",ptr-&gt;data);</text:p>
      <text:p text:style-name="P72"><text:s text:c="6"/>ptr=ptr-&gt;next;</text:p>
      <text:p text:style-name="P72"><text:s text:c="4"/>}</text:p>
      <text:p text:style-name="P72"><text:s text:c="4"/>printf("%d---&gt;NULL\n",ptr-&gt;data);</text:p>
      <text:p text:style-name="P72"><text:s text:c="2"/>}</text:p>
      <text:p text:style-name="P72"/>
      <text:p text:style-name="P72"/>
      <text:p text:style-name="P72">}</text:p>
      <text:p text:style-name="P72"/>
      <text:p text:style-name="P72"/>
      <text:p text:style-name="P72"/>
      <text:p text:style-name="P72">void main()</text:p>
      <text:p text:style-name="P72">{</text:p>
      <text:p text:style-name="P72"><text:s text:c="2"/>int choice,value;</text:p>
      <text:p text:style-name="P72"><text:s text:c="2"/></text:p>
      <text:p text:style-name="P72"><text:s text:c="2"/>while(1)</text:p>
      <text:p text:style-name="P72"><text:s text:c="2"/>{</text:p>
      <text:p text:style-name="P72"><text:s text:c="5"/>printf("MENU\n1)insert\n2)delete\n3)display\n4)exit\nENTER YOU CHOICE(1-4)\nchoice:");</text:p>
      <text:p text:style-name="P72"><text:s text:c="5"/>scanf("%d",&amp;choice);</text:p>
      <text:p text:style-name="P72"><text:s text:c="4"/></text:p>
      <text:p text:style-name="P72"><text:s text:c="5"/>switch(choice)</text:p>
      <text:p text:style-name="P72"><text:s text:c="5"/>{</text:p>
      <text:p text:style-name="P72"><text:s text:c="8"/>case 1:</text:p>
      <text:p text:style-name="P72"><text:s text:c="8"/>{</text:p>
      <text:p text:style-name="P72"><text:s text:c="11"/>printf("enter the value to insert in queue:");</text:p>
      <text:p text:style-name="P72"><text:s text:c="11"/>scanf("%d",&amp;value);</text:p>
      <text:p text:style-name="P72"><text:s text:c="11"/>enqueue(value);</text:p>
      <text:p text:style-name="P72"><text:s text:c="11"/>display();</text:p>
      <text:p text:style-name="P72"><text:s text:c="11"/>break;</text:p>
      <text:p text:style-name="P72"><text:s text:c="8"/>}</text:p>
      <text:p text:style-name="P72"><text:s text:c="6"/>case 2:</text:p>
      <text:p text:style-name="P72"><text:s text:c="6"/>{</text:p>
      <text:p text:style-name="P72"><text:s text:c="8"/>printf("the deleted element is:%d\n",dequeue());</text:p>
      <text:p text:style-name="P72"><text:s text:c="8"/>display();</text:p>
      <text:p text:style-name="P72"><text:s text:c="8"/>break;</text:p>
      <text:p text:style-name="P72"><text:soft-page-break/><text:s text:c="6"/></text:p>
      <text:p text:style-name="P72"><text:s text:c="6"/>}</text:p>
      <text:p text:style-name="P72"><text:s text:c="5"/>case 3:</text:p>
      <text:p text:style-name="P72"><text:s text:c="5"/>{</text:p>
      <text:p text:style-name="P72"><text:s text:c="7"/>display();</text:p>
      <text:p text:style-name="P72"><text:s text:c="7"/>break;</text:p>
      <text:p text:style-name="P72"><text:s text:c="5"/>}</text:p>
      <text:p text:style-name="P72"><text:s text:c="5"/>case 4:</text:p>
      <text:p text:style-name="P72"><text:s text:c="5"/>{</text:p>
      <text:p text:style-name="P72"><text:s text:c="7"/>display();</text:p>
      <text:p text:style-name="P72"><text:s text:c="7"/>exit(0);</text:p>
      <text:p text:style-name="P72"><text:s text:c="3"/>}</text:p>
      <text:p text:style-name="P72"><text:s text:c="3"/>} </text:p>
      <text:p text:style-name="P72"><text:s text:c="2"/>}</text:p>
      <text:p text:style-name="P72">}</text:p>
      <text:p text:style-name="P27">OUTPUT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1</text:p>
      <text:p text:style-name="P72">enter the value to insert in queue:5</text:p>
      <text:p text:style-name="P72">the queue is:5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1</text:p>
      <text:p text:style-name="P72">enter the value to insert in queue:7</text:p>
      <text:p text:style-name="P72">the queue is:5---&gt;7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1</text:p>
      <text:p text:style-name="P72">enter the value to insert in queue:4</text:p>
      <text:p text:style-name="P72">the queue is:5---&gt;7---&gt;4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1</text:p>
      <text:p text:style-name="P72">enter the value to insert in queue:3</text:p>
      <text:p text:style-name="P72">the queue is:5---&gt;7---&gt;4---&gt;3---&gt;NULL</text:p>
      <text:p text:style-name="P72"><text:soft-page-break/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2</text:p>
      <text:p text:style-name="P72">the deleted element is:5</text:p>
      <text:p text:style-name="P72">the queue is:7---&gt;4---&gt;3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2</text:p>
      <text:p text:style-name="P72">the deleted element is:7</text:p>
      <text:p text:style-name="P72">the queue is:4---&gt;3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2</text:p>
      <text:p text:style-name="P72">the deleted element is:4</text:p>
      <text:p text:style-name="P72">the queue is:3---&gt;NULL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2</text:p>
      <text:p text:style-name="P72">the deleted element is:3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2</text:p>
      <text:p text:style-name="P72">queue is empty</text:p>
      <text:p text:style-name="P72">MENU</text:p>
      <text:p text:style-name="P72"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3</text:p>
      <text:p text:style-name="P72">queue is empty</text:p>
      <text:p text:style-name="P72">MENU</text:p>
      <text:p text:style-name="P72"><text:soft-page-break/>1)insert</text:p>
      <text:p text:style-name="P72">2)delete</text:p>
      <text:p text:style-name="P72">3)display</text:p>
      <text:p text:style-name="P72">4)exit</text:p>
      <text:p text:style-name="P72">ENTER YOU CHOICE(1-4)</text:p>
      <text:p text:style-name="P72">choice:4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28"><text:soft-page-break/>POLYNOMIAL <text:span text:style-name="T8">ADDITION</text:span> USING LINKED LIST</text:p>
      <text:p text:style-name="P29">PROGRAM CODE</text:p>
      <text:p text:style-name="P29">//<text:span text:style-name="T9">SANIN MOHAMMED N</text:span></text:p>
      <text:p text:style-name="P73">//B21CSB55</text:p>
      <text:p text:style-name="P90">#include&lt;stdio.h&gt;</text:p>
      <text:p text:style-name="P90">#include&lt;stdlib.h&gt;</text:p>
      <text:p text:style-name="P90"/>
      <text:p text:style-name="P90">struct node</text:p>
      <text:p text:style-name="P90">{</text:p>
      <text:p text:style-name="P90"><text:s/>int coef,expo;</text:p>
      <text:p text:style-name="P90">struct node *link;</text:p>
      <text:p text:style-name="P90"><text:s/>};</text:p>
      <text:p text:style-name="P90"/>
      <text:p text:style-name="P90">struct node *Phead,*Qhead,*Rhead;</text:p>
      <text:p text:style-name="P90"/>
      <text:p text:style-name="P90">struct node *ReadPoly();</text:p>
      <text:p text:style-name="P90"><text:s/>void Display(struct node *head);</text:p>
      <text:p text:style-name="P90">struct node *AddPoly();</text:p>
      <text:p text:style-name="P98"><text:line-break/></text:p>
      <text:p text:style-name="P90">void main()</text:p>
      <text:p text:style-name="P90"><text:s/>{</text:p>
      <text:p text:style-name="P90">printf("\nFirst polynomial\n");</text:p>
      <text:p text:style-name="P90"><text:s/>Phead = ReadPoly();</text:p>
      <text:p text:style-name="P90"/>
      <text:p text:style-name="P90">printf("\nSecond polynomial\n");</text:p>
      <text:p text:style-name="P90"><text:s/>Qhead = ReadPoly();</text:p>
      <text:p text:style-name="P90"/>
      <text:p text:style-name="P90">printf("\nFirst polynomial : ");</text:p>
      <text:p text:style-name="P90"><text:s/>Display(Phead);</text:p>
      <text:p text:style-name="P90"/>
      <text:p text:style-name="P90">printf("\nSecond polynomial : ");</text:p>
      <text:p text:style-name="P90">Display(Qhead);</text:p>
      <text:p text:style-name="P90"/>
      <text:p text:style-name="P90"><text:s/>Rhead=AddPoly();</text:p>
      <text:p text:style-name="P90">printf("\nResultant Polynomial : ");</text:p>
      <text:p text:style-name="P90"><text:s/>Display(Rhead);</text:p>
      <text:p text:style-name="P90"/>
      <text:p text:style-name="P90">}</text:p>
      <text:p text:style-name="P90"/>
      <text:p text:style-name="P90"><text:s/>struct node *ReadPoly()</text:p>
      <text:p text:style-name="P90"><text:s/>{</text:p>
      <text:p text:style-name="P90">struct node *new,*ptr,*head=NULL;</text:p>
      <text:p text:style-name="P90">int n,i;</text:p>
      <text:p text:style-name="P90"/>
      <text:p text:style-name="P90">printf("\nEnter the total number of terms in the polynomial : ");</text:p>
      <text:p text:style-name="P90">scanf("%d",&amp;n);</text:p>
      <text:p text:style-name="P90">printf("\nEnter the coefficients and exponents of the polynomial\n");</text:p>
      <text:p text:style-name="P90">for(i=1;i&lt;=n;i++)</text:p>
      <text:p text:style-name="P90">{</text:p>
      <text:p text:style-name="P90"><text:soft-page-break/>new = (struct node *)malloc(sizeof(struct node));</text:p>
      <text:p text:style-name="P90"/>
      <text:p text:style-name="P90">printf("\nEnter coefficient of term %d : ",i);</text:p>
      <text:p text:style-name="P90"><text:s/>scanf("%d",&amp;new-&gt;coef);</text:p>
      <text:p text:style-name="P90"><text:s/>printf("Enter exponent of term %d : ",i);</text:p>
      <text:p text:style-name="P90"><text:s/>scanf("%d",&amp;new-&gt;expo);</text:p>
      <text:p text:style-name="P90"/>
      <text:p text:style-name="P90"><text:s/>new-&gt;link=NULL;</text:p>
      <text:p text:style-name="P90"><text:s/>if(head==NULL)</text:p>
      <text:p text:style-name="P90"><text:s/>{</text:p>
      <text:p text:style-name="P90">head = new;</text:p>
      <text:p text:style-name="P90">ptr = head;</text:p>
      <text:p text:style-name="P90"><text:s/>}</text:p>
      <text:p text:style-name="P90">else{</text:p>
      <text:p text:style-name="P90">ptr-&gt;link = new;</text:p>
      <text:p text:style-name="P90">ptr=new;</text:p>
      <text:p text:style-name="P90"><text:s/>}</text:p>
      <text:p text:style-name="P90"/>
      <text:p text:style-name="P90">}</text:p>
      <text:p text:style-name="P90"/>
      <text:p text:style-name="P90">return(head);</text:p>
      <text:p text:style-name="P90"><text:s/>}</text:p>
      <text:p text:style-name="P90"><text:s/>void Display(struct node *head)</text:p>
      <text:p text:style-name="P90"><text:s/>{</text:p>
      <text:p text:style-name="P90"><text:s/>struct node *ptr;</text:p>
      <text:p text:style-name="P90"/>
      <text:p text:style-name="P90"><text:s/>if(head==NULL)</text:p>
      <text:p text:style-name="P90">{</text:p>
      <text:p text:style-name="P90"><text:s/>printf("Polynomial is empty");</text:p>
      <text:p text:style-name="P90"><text:s/>}</text:p>
      <text:p text:style-name="P90"><text:s/>else{</text:p>
      <text:p text:style-name="P90">ptr=head;</text:p>
      <text:p text:style-name="P90"><text:s/>while(ptr-&gt;link!=NULL)</text:p>
      <text:p text:style-name="P90"><text:s/>{</text:p>
      <text:p text:style-name="P90">printf("%dX^%d\t+\t",ptr-&gt;coef,ptr-&gt;expo);</text:p>
      <text:p text:style-name="P90">ptr=ptr-&gt;link;</text:p>
      <text:p text:style-name="P90"><text:s/>}</text:p>
      <text:p text:style-name="P90"/>
      <text:p text:style-name="P90"><text:s/>printf("%dX^%d\t",ptr-&gt;coef,ptr-&gt;expo);</text:p>
      <text:p text:style-name="P90"><text:s/>}</text:p>
      <text:p text:style-name="P90">}</text:p>
      <text:p text:style-name="P90"/>
      <text:p text:style-name="P90">struct node *AddPoly()</text:p>
      <text:p text:style-name="P90"><text:s/>{</text:p>
      <text:p text:style-name="P90"><text:s/>struct node *new,*P,*Q,*R,*head=NULL;</text:p>
      <text:p text:style-name="P90"><text:s/>P=Phead;</text:p>
      <text:p text:style-name="P90"><text:s/>Q=Qhead;</text:p>
      <text:p text:style-name="P90"/>
      <text:p text:style-name="P90"><text:s/>while(P!=NULL &amp;&amp; Q!=NULL)</text:p>
      <text:p text:style-name="P90"><text:s/>{</text:p>
      <text:p text:style-name="P90">if(P-&gt;expo==Q-&gt;expo)</text:p>
      <text:p text:style-name="P90"><text:soft-page-break/>{</text:p>
      <text:p text:style-name="P91"><text:s/></text:p>
      <text:p text:style-name="P91">new=(struct node *)malloc(sizeof(struct node));</text:p>
      <text:p text:style-name="P91"/>
      <text:p text:style-name="P91">new-&gt;coef=P-&gt;coef+Q-&gt;coef;</text:p>
      <text:p text:style-name="P91"/>
      <text:p text:style-name="P91"><text:s/>new-&gt;expo=P-&gt;expo;</text:p>
      <text:p text:style-name="P91"/>
      <text:p text:style-name="P91">new-&gt;link=NULL;</text:p>
      <text:p text:style-name="P91"/>
      <text:p text:style-name="P91">P=P-&gt;link;</text:p>
      <text:p text:style-name="P91"/>
      <text:p text:style-name="P91">Q=Q-&gt;link;</text:p>
      <text:p text:style-name="P90"/>
      <text:p text:style-name="P90"><text:s/>}</text:p>
      <text:p text:style-name="P90"/>
      <text:p text:style-name="P90">else if(P-&gt;expo &gt; Q-&gt;expo)</text:p>
      <text:p text:style-name="P91"/>
      <text:p text:style-name="P91">{ </text:p>
      <text:p text:style-name="P91">new=(struct node *)malloc(sizeof(struct node));</text:p>
      <text:p text:style-name="P90"/>
      <text:p text:style-name="P91">new-&gt;coef=P-&gt;coef;</text:p>
      <text:p text:style-name="P91"><text:s/>new-&gt;expo=P-&gt;expo;</text:p>
      <text:p text:style-name="P91"><text:s/>new-&gt;link=NULL;</text:p>
      <text:p text:style-name="P91">P=P-&gt;link;</text:p>
      <text:p text:style-name="P91"><text:s/>Q=Q-&gt;link;</text:p>
      <text:p text:style-name="P91">}</text:p>
      <text:p text:style-name="P91">else</text:p>
      <text:p text:style-name="P90">{</text:p>
      <text:p text:style-name="P90"><text:s/>new=(struct node *)malloc(sizeof(struct node));</text:p>
      <text:p text:style-name="P90"/>
      <text:p text:style-name="P90">new-&gt;coef=Q-&gt;coef;</text:p>
      <text:p text:style-name="P90">new-&gt;expo=Q-&gt;expo;</text:p>
      <text:p text:style-name="P90">new-&gt;link=NULL;</text:p>
      <text:p text:style-name="P90"><text:s/>P=P-&gt;link;</text:p>
      <text:p text:style-name="P90">Q=Q-&gt;link;</text:p>
      <text:p text:style-name="P90">}</text:p>
      <text:p text:style-name="P90"/>
      <text:p text:style-name="P90"><text:s/>if(head==NULL)</text:p>
      <text:p text:style-name="P90"><text:s/>{</text:p>
      <text:p text:style-name="P90"><text:s/>head=new;</text:p>
      <text:p text:style-name="P90"><text:s/>R=head;</text:p>
      <text:p text:style-name="P90"><text:s/>}</text:p>
      <text:p text:style-name="P90">else{</text:p>
      <text:p text:style-name="P90"><text:s/>R-&gt;link=new;</text:p>
      <text:p text:style-name="P90"><text:s/>R=new;</text:p>
      <text:p text:style-name="P90">}</text:p>
      <text:p text:style-name="P90"><text:s/>}</text:p>
      <text:p text:style-name="P90"/>
      <text:p text:style-name="P90">while(P!=NULL)</text:p>
      <text:p text:style-name="P90">{</text:p>
      <text:p text:style-name="P90"><text:soft-page-break/></text:p>
      <text:p text:style-name="P90"><text:s/>new=(struct node *)malloc(sizeof(struct node));</text:p>
      <text:p text:style-name="P90"/>
      <text:p text:style-name="P90"><text:s/>new-&gt;expo=P-&gt;expo;</text:p>
      <text:p text:style-name="P90">new-&gt;link=NULL;</text:p>
      <text:p text:style-name="P90"/>
      <text:p text:style-name="P90"><text:s/>if(head==NULL)</text:p>
      <text:p text:style-name="P90">{</text:p>
      <text:p text:style-name="P90">head=new;</text:p>
      <text:p text:style-name="P90">R=head;</text:p>
      <text:p text:style-name="P90"><text:s/>}</text:p>
      <text:p text:style-name="P90">else{</text:p>
      <text:p text:style-name="P90"><text:s/>R-&gt;link=new;</text:p>
      <text:p text:style-name="P90"><text:s/>R=new;</text:p>
      <text:p text:style-name="P90"><text:s/>}</text:p>
      <text:p text:style-name="P90"/>
      <text:p text:style-name="P90">P=P-&gt;link;</text:p>
      <text:p text:style-name="P90"><text:s/>}</text:p>
      <text:p text:style-name="P90"/>
      <text:p text:style-name="P90">while(Q!=NULL)</text:p>
      <text:p text:style-name="P90">{</text:p>
      <text:p text:style-name="P90"/>
      <text:p text:style-name="P90"><text:s/>new=(struct node *)malloc(sizeof(struct node));</text:p>
      <text:p text:style-name="P90"/>
      <text:p text:style-name="P90">new-&gt;coef=Q-&gt;coef;</text:p>
      <text:p text:style-name="P90">new-&gt;expo=Q-&gt;expo;</text:p>
      <text:p text:style-name="P90">new-&gt;link=NULL;</text:p>
      <text:p text:style-name="P90"/>
      <text:p text:style-name="P90">if(head==NULL)</text:p>
      <text:p text:style-name="P90">{</text:p>
      <text:p text:style-name="P90">head=new;</text:p>
      <text:p text:style-name="P90"><text:s/>R=head;</text:p>
      <text:p text:style-name="P90"><text:s/>}</text:p>
      <text:p text:style-name="P90">else{</text:p>
      <text:p text:style-name="P90"><text:s/>R-&gt;link=new;</text:p>
      <text:p text:style-name="P90"><text:s/>R=new;</text:p>
      <text:p text:style-name="P90"><text:s/>}</text:p>
      <text:p text:style-name="P90"/>
      <text:p text:style-name="P90"><text:s text:c="6"/>Q=Q-&gt;link;</text:p>
      <text:p text:style-name="P90"><text:s/>}</text:p>
      <text:p text:style-name="P90"/>
      <text:p text:style-name="P90"><text:s/>return(head);</text:p>
      <text:p text:style-name="P90">}</text:p>
      <text:p text:style-name="P97"/>
      <text:p text:style-name="P30">OUTPUT</text:p>
      <text:p text:style-name="P88"/>
      <text:p text:style-name="P88">First polynomial</text:p>
      <text:p text:style-name="P88"/>
      <text:p text:style-name="P88">Enter the total number of terms in the polynomial : 3</text:p>
      <text:p text:style-name="P88"/>
      <text:p text:style-name="P88">Enter the coefficients and exponents of the polynomial</text:p>
      <text:p text:style-name="P88"><text:soft-page-break/></text:p>
      <text:p text:style-name="P88">Enter coefficient of term 1 : 1</text:p>
      <text:p text:style-name="P88">Enter exponent of term 1 : 1</text:p>
      <text:p text:style-name="P88"/>
      <text:p text:style-name="P88">Enter coefficient of term 2 : 2</text:p>
      <text:p text:style-name="P88">Enter exponent of term 2 : 2</text:p>
      <text:p text:style-name="P88"/>
      <text:p text:style-name="P88">Enter coefficient of term 3 : 3</text:p>
      <text:p text:style-name="P88">Enter exponent of term 3 : 3</text:p>
      <text:p text:style-name="P88"/>
      <text:p text:style-name="P88">Second polynomial</text:p>
      <text:p text:style-name="P88"/>
      <text:p text:style-name="P88">Enter the total number of terms in the polynomial : 3</text:p>
      <text:p text:style-name="P88"/>
      <text:p text:style-name="P88">Enter the coefficients and exponents of the polynomial</text:p>
      <text:p text:style-name="P88"/>
      <text:p text:style-name="P88">Enter coefficient of term 1 : 1</text:p>
      <text:p text:style-name="P88">Enter exponent of term 1 : 1</text:p>
      <text:p text:style-name="P88"/>
      <text:p text:style-name="P88">Enter coefficient of term 2 : 2</text:p>
      <text:p text:style-name="P88">Enter exponent of term 2 : 2</text:p>
      <text:p text:style-name="P88"/>
      <text:p text:style-name="P88">Enter coefficient of term 3 : 3</text:p>
      <text:p text:style-name="P88">Enter exponent of term 3 : 3</text:p>
      <text:p text:style-name="P88"/>
      <text:p text:style-name="P88">First polynomial : 1X^1 + <text:s text:c="6"/>2X^2 <text:s text:c="3"/>+ <text:s text:c="6"/>3X^3</text:p>
      <text:p text:style-name="P88">Second polynomial : 1X^1 <text:s text:c="7"/>+ <text:s text:c="6"/>2X^2 <text:s text:c="3"/>+ <text:s text:c="6"/>3X^3</text:p>
      <text:p text:style-name="P88">Resultant Polynomial : 2X^1 <text:s text:c="4"/>+ <text:s text:c="6"/>4X^2 <text:s text:c="3"/>+ <text:s text:c="6"/>6X^3</text:p>
      <text:p text:style-name="P88"/>
      <text:p text:style-name="P74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31"><text:soft-page-break/><text:span text:style-name="T11">SUM OF </text:span>TWO VARIABLE POLYNOMIAL ADDITION</text:p>
      <text:p text:style-name="P32"/>
      <text:p text:style-name="P32">PROGRAM CODE</text:p>
      <text:p text:style-name="P77">//SANIN MOHAMMED N</text:p>
      <text:p text:style-name="P77">//B21CSB55</text:p>
      <text:p text:style-name="P77">#include&lt;stdio.h&gt;</text:p>
      <text:p text:style-name="P77">#include&lt;stdlib.h&gt;</text:p>
      <text:p text:style-name="P77">struct poly</text:p>
      <text:p text:style-name="P77">{</text:p>
      <text:p text:style-name="P77"><text:s text:c="4"/>int coeff;</text:p>
      <text:p text:style-name="P77"><text:s text:c="4"/>int expo1;</text:p>
      <text:p text:style-name="P77"><text:s text:c="4"/>int expo2;</text:p>
      <text:p text:style-name="P77"><text:s text:c="4"/>struct poly *next;</text:p>
      <text:p text:style-name="P77">}*newnode,*phead,*qhead,*rhead,*pptr,*qptr,*rptr,*ptr;</text:p>
      <text:p text:style-name="P77">void display(struct poly *head)</text:p>
      <text:p text:style-name="P77">{</text:p>
      <text:p text:style-name="P77"><text:s text:c="4"/>ptr=head-&gt;next;</text:p>
      <text:p text:style-name="P77"><text:s text:c="4"/>while(ptr-&gt;next!=NULL)</text:p>
      <text:p text:style-name="P77"><text:s text:c="4"/>{</text:p>
      <text:p text:style-name="P77"><text:s text:c="4"/><text:tab/>if(ptr-&gt;expo2==0)</text:p>
      <text:p text:style-name="P77"><text:s text:c="4"/><text:tab/>{</text:p>
      <text:p text:style-name="P77"><text:s text:c="4"/><text:tab/><text:tab/>printf(" %d(x^%d)+",ptr-&gt;coeff,ptr-&gt;expo1);</text:p>
      <text:p text:style-name="P77"><text:s text:c="4"/><text:tab/>}</text:p>
      <text:p text:style-name="P77"><text:s text:c="4"/><text:tab/>else if(ptr-&gt;expo1==0)</text:p>
      <text:p text:style-name="P77"><text:s text:c="4"/><text:tab/>{</text:p>
      <text:p text:style-name="P77"><text:tab/><text:tab/>printf(" %d(y^%d)+",ptr-&gt;coeff,ptr-&gt;expo2);</text:p>
      <text:p text:style-name="P77"><text:tab/>}</text:p>
      <text:p text:style-name="P77"><text:tab/>else</text:p>
      <text:p text:style-name="P77"><text:tab/>{<text:tab/><text:tab/></text:p>
      <text:p text:style-name="P77"><text:s text:c="8"/><text:tab/>printf("%d(x^%d+y^%d)+",ptr-&gt;coeff,ptr-&gt;expo1,ptr-&gt;expo2);</text:p>
      <text:p text:style-name="P77"><text:s text:c="8"/>}<text:tab/></text:p>
      <text:p text:style-name="P77"><text:s text:c="8"/>ptr=ptr-&gt;next;</text:p>
      <text:p text:style-name="P77"><text:s text:c="4"/>}</text:p>
      <text:p text:style-name="P77"><text:s text:c="4"/>if(ptr-&gt;expo1+ptr-&gt;expo2&gt;0)</text:p>
      <text:p text:style-name="P77"><text:s text:c="4"/>{</text:p>
      <text:p text:style-name="P77"><text:s text:c="8"/>if(ptr-&gt;expo2==0)</text:p>
      <text:p text:style-name="P77"><text:s text:c="4"/><text:tab/>{</text:p>
      <text:p text:style-name="P77"><text:s text:c="4"/><text:tab/><text:tab/>printf("%d(x^%d)",ptr-&gt;coeff,ptr-&gt;expo1);</text:p>
      <text:p text:style-name="P77"><text:s text:c="4"/><text:tab/>}</text:p>
      <text:p text:style-name="P77"><text:s text:c="4"/><text:tab/>else if(ptr-&gt;expo1==0)</text:p>
      <text:p text:style-name="P77"><text:s text:c="4"/><text:tab/>{</text:p>
      <text:p text:style-name="P77"><text:tab/><text:tab/>printf("%d(y^%d)",ptr-&gt;coeff,ptr-&gt;expo2);</text:p>
      <text:p text:style-name="P77"><text:tab/>}</text:p>
      <text:p text:style-name="P77"><text:tab/>else</text:p>
      <text:p text:style-name="P77"><text:tab/>{<text:tab/><text:tab/></text:p>
      <text:p text:style-name="P77"><text:s text:c="8"/><text:tab/>printf("%d(x^%d+y^%d)",ptr-&gt;coeff,ptr-&gt;expo1,ptr-&gt;expo2);</text:p>
      <text:p text:style-name="P77"><text:s text:c="8"/>}</text:p>
      <text:p text:style-name="P77"><text:s text:c="4"/>}</text:p>
      <text:p text:style-name="P77"><text:s text:c="4"/>else</text:p>
      <text:p text:style-name="P77"><text:s text:c="8"/>printf("%d",ptr-&gt;coeff);</text:p>
      <text:p text:style-name="P77"><text:s text:c="4"/>printf("\n");</text:p>
      <text:p text:style-name="P77">}</text:p>
      <text:p text:style-name="P77"><text:soft-page-break/>struct poly * insert(int co,int ex1,int ex2)</text:p>
      <text:p text:style-name="P77">{</text:p>
      <text:p text:style-name="P77"><text:s text:c="4"/>newnode=(struct poly*)malloc(sizeof(struct poly));</text:p>
      <text:p text:style-name="P77"><text:s text:c="4"/>newnode-&gt;coeff=co;</text:p>
      <text:p text:style-name="P77"><text:s text:c="4"/>newnode-&gt;expo1=ex1;</text:p>
      <text:p text:style-name="P77"><text:s text:c="4"/>newnode-&gt;expo2=ex2;</text:p>
      <text:p text:style-name="P77"><text:s text:c="4"/>newnode-&gt;next=NULL;</text:p>
      <text:p text:style-name="P77"><text:s text:c="4"/>return(newnode);</text:p>
      <text:p text:style-name="P77">}</text:p>
      <text:p text:style-name="P77">void main()</text:p>
      <text:p text:style-name="P77">{</text:p>
      <text:p text:style-name="P77"><text:s text:c="4"/>int m=0,n=0,i=0,ex1=0,ex2=0,co=0;</text:p>
      <text:p text:style-name="P77"><text:s text:c="4"/>phead=(struct poly*)malloc(sizeof(struct poly));</text:p>
      <text:p text:style-name="P77"><text:s text:c="4"/>pptr=phead;</text:p>
      <text:p text:style-name="P77"><text:s text:c="4"/>phead-&gt;next=NULL;</text:p>
      <text:p text:style-name="P77"><text:s text:c="4"/>phead-&gt;expo1=0;</text:p>
      <text:p text:style-name="P77"><text:s text:c="4"/>phead-&gt;expo2=0;</text:p>
      <text:p text:style-name="P77"><text:s text:c="4"/>phead-&gt;coeff=0;</text:p>
      <text:p text:style-name="P77"><text:s text:c="4"/>printf("enter the number of terms in first polynomial: ");</text:p>
      <text:p text:style-name="P77"><text:s text:c="4"/>scanf("%d",&amp;n);</text:p>
      <text:p text:style-name="P77"><text:s text:c="4"/>for(i=0;i&lt;n;i++)</text:p>
      <text:p text:style-name="P77"><text:s text:c="4"/>{</text:p>
      <text:p text:style-name="P77"><text:s text:c="8"/>printf("enter the power of x: ");</text:p>
      <text:p text:style-name="P77"><text:tab/>scanf("%d",&amp;ex1);</text:p>
      <text:p text:style-name="P77"><text:tab/>printf("enter the power of y: ");</text:p>
      <text:p text:style-name="P77"><text:tab/>scanf("%d",&amp;ex2);</text:p>
      <text:p text:style-name="P77"><text:tab/>printf("enter the coefficient: ");</text:p>
      <text:p text:style-name="P77"><text:tab/>scanf("%f",&amp;co);</text:p>
      <text:p text:style-name="P77"><text:tab/>newnode=insert(co,ex1,ex2);</text:p>
      <text:p text:style-name="P77"><text:s text:c="8"/>pptr-&gt;next=newnode;</text:p>
      <text:p text:style-name="P77"><text:s text:c="8"/>pptr=newnode;</text:p>
      <text:p text:style-name="P77"><text:s text:c="8"/></text:p>
      <text:p text:style-name="P77"><text:s text:c="4"/>}</text:p>
      <text:p text:style-name="P77"><text:s text:c="4"/>qhead=(struct poly*)malloc(sizeof(struct poly));</text:p>
      <text:p text:style-name="P77"><text:s text:c="4"/>qptr=qhead;</text:p>
      <text:p text:style-name="P77"><text:s text:c="4"/>qhead-&gt;next=NULL;</text:p>
      <text:p text:style-name="P77"><text:s text:c="4"/>qhead-&gt;expo1=0;</text:p>
      <text:p text:style-name="P77"><text:s text:c="4"/>qhead-&gt;expo2=0;</text:p>
      <text:p text:style-name="P77"><text:s text:c="4"/>qhead-&gt;coeff=0;</text:p>
      <text:p text:style-name="P77"><text:s text:c="4"/>printf("enter the number of terms in second polynomial: ");</text:p>
      <text:p text:style-name="P77"><text:s text:c="4"/>scanf("%d",&amp;m);</text:p>
      <text:p text:style-name="P77"><text:s text:c="4"/>for(i=0;i&lt;m;i++)</text:p>
      <text:p text:style-name="P77"><text:s text:c="4"/>{</text:p>
      <text:p text:style-name="P77"><text:s text:c="8"/>printf("enter the power of x: ");</text:p>
      <text:p text:style-name="P77"><text:tab/>scanf("%d",&amp;ex1);</text:p>
      <text:p text:style-name="P77"><text:tab/>printf("enter the power of y: ");</text:p>
      <text:p text:style-name="P77"><text:tab/>scanf("%d",&amp;ex2);</text:p>
      <text:p text:style-name="P77"><text:tab/>printf("enter the coefficient: ");</text:p>
      <text:p text:style-name="P77"><text:tab/>scanf("%f",&amp;co);</text:p>
      <text:p text:style-name="P77"><text:s text:c="8"/>newnode=insert(co,ex1,ex2);</text:p>
      <text:p text:style-name="P77"><text:s text:c="8"/>qptr-&gt;next=newnode;</text:p>
      <text:p text:style-name="P77"><text:s text:c="8"/>qptr=newnode;</text:p>
      <text:p text:style-name="P77"><text:soft-page-break/><text:s text:c="4"/>}</text:p>
      <text:p text:style-name="P77"><text:s text:c="4"/>printf("\nthe first polynomial is: ");</text:p>
      <text:p text:style-name="P77"><text:s text:c="4"/>display(phead);</text:p>
      <text:p text:style-name="P77"><text:s text:c="4"/>printf("\nthe second polynomial is: ");</text:p>
      <text:p text:style-name="P77"><text:s text:c="4"/>display(qhead);</text:p>
      <text:p text:style-name="P77"><text:s text:c="4"/>pptr=phead-&gt;next;</text:p>
      <text:p text:style-name="P77"><text:s text:c="4"/>qptr=qhead-&gt;next;</text:p>
      <text:p text:style-name="P77"><text:s text:c="4"/>rhead=(struct poly*)malloc(sizeof(struct poly));</text:p>
      <text:p text:style-name="P77"><text:s text:c="4"/>rhead-&gt;next=NULL;</text:p>
      <text:p text:style-name="P77"><text:s text:c="4"/>rhead-&gt;expo1=0;</text:p>
      <text:p text:style-name="P77"><text:s text:c="4"/>rhead-&gt;expo2=0;</text:p>
      <text:p text:style-name="P77"><text:s text:c="4"/>rhead-&gt;coeff=0;</text:p>
      <text:p text:style-name="P77"><text:s text:c="4"/>rptr=rhead;</text:p>
      <text:p text:style-name="P77"><text:s text:c="4"/>while(pptr!=NULL&amp;&amp;qptr!=NULL)</text:p>
      <text:p text:style-name="P77"><text:s text:c="4"/>{</text:p>
      <text:p text:style-name="P77"><text:s text:c="8"/>if(pptr-&gt;expo1==qptr-&gt;expo1&amp;&amp;pptr-&gt;expo2==qptr-&gt;expo2)</text:p>
      <text:p text:style-name="P77"><text:s text:c="8"/>{</text:p>
      <text:p text:style-name="P77"><text:s text:c="12"/>rptr-&gt;next=insert(pptr-&gt;coeff+qptr-&gt;coeff,pptr-&gt;expo1,pptr-&gt;expo2);</text:p>
      <text:p text:style-name="P77"><text:s text:c="12"/>rptr=rptr-&gt;next;</text:p>
      <text:p text:style-name="P77"><text:s text:c="12"/>pptr=pptr-&gt;next;</text:p>
      <text:p text:style-name="P77"><text:s text:c="12"/>qptr=qptr-&gt;next;</text:p>
      <text:p text:style-name="P77"><text:s text:c="8"/>}</text:p>
      <text:p text:style-name="P77"><text:s text:c="8"/>else</text:p>
      <text:p text:style-name="P77"><text:s text:c="8"/>{</text:p>
      <text:p text:style-name="P77"><text:tab/><text:tab/>if(pptr-&gt;expo1+pptr-&gt;expo2==qptr-&gt;expo1+qptr-&gt;expo2)</text:p>
      <text:p text:style-name="P77"><text:tab/><text:tab/>{</text:p>
      <text:p text:style-name="P77"><text:tab/><text:tab/><text:tab/>if(pptr-&gt;expo1&gt;qptr-&gt;expo1)</text:p>
      <text:p text:style-name="P77"><text:tab/><text:tab/><text:tab/>{</text:p>
      <text:p text:style-name="P77"><text:tab/><text:tab/><text:tab/><text:tab/>rptr-&gt;next=insert(pptr-&gt;coeff,pptr-&gt;expo1,pptr-&gt;expo2);</text:p>
      <text:p text:style-name="P77"><text:s text:c="12"/><text:tab/><text:tab/><text:tab/>rptr=rptr-&gt;next;</text:p>
      <text:p text:style-name="P77"><text:s text:c="12"/><text:tab/><text:tab/><text:tab/>pptr=pptr-&gt;next;</text:p>
      <text:p text:style-name="P77"><text:tab/><text:tab/><text:tab/>}</text:p>
      <text:p text:style-name="P77"><text:tab/><text:tab/><text:tab/>else</text:p>
      <text:p text:style-name="P77"><text:tab/><text:tab/><text:tab/>{</text:p>
      <text:p text:style-name="P77"><text:tab/><text:tab/><text:tab/><text:tab/>rptr-&gt;next=insert(qptr-&gt;coeff,qptr-&gt;expo1,qptr-&gt;expo2);</text:p>
      <text:p text:style-name="P77"><text:s text:c="8"/><text:tab/><text:tab/><text:tab/>rptr=rptr-&gt;next;</text:p>
      <text:p text:style-name="P77"><text:s text:c="8"/><text:tab/><text:tab/><text:tab/>qptr=qptr-&gt;next;</text:p>
      <text:p text:style-name="P77"><text:tab/><text:tab/><text:tab/>}</text:p>
      <text:p text:style-name="P77"><text:tab/><text:tab/>}</text:p>
      <text:p text:style-name="P77"><text:tab/><text:tab/>else</text:p>
      <text:p text:style-name="P77"><text:tab/><text:tab/>{</text:p>
      <text:p text:style-name="P77"><text:tab/><text:tab/><text:tab/>if(pptr-&gt;expo1+pptr-&gt;expo2&gt;qptr-&gt;expo1+qptr-&gt;expo2)</text:p>
      <text:p text:style-name="P77"><text:tab/><text:tab/><text:tab/>{</text:p>
      <text:p text:style-name="P77"><text:tab/><text:tab/><text:tab/><text:tab/>rptr-&gt;next=insert(pptr-&gt;coeff,pptr-&gt;expo1,pptr-&gt;expo2);</text:p>
      <text:p text:style-name="P77"><text:s text:c="12"/><text:tab/><text:tab/><text:tab/>rptr=rptr-&gt;next;</text:p>
      <text:p text:style-name="P77"><text:s text:c="12"/><text:tab/><text:tab/><text:tab/>pptr=pptr-&gt;next;</text:p>
      <text:p text:style-name="P77"><text:s text:c="12"/><text:tab/><text:tab/>}</text:p>
      <text:p text:style-name="P77"><text:s text:c="12"/><text:tab/><text:tab/>else</text:p>
      <text:p text:style-name="P77"><text:s text:c="12"/><text:tab/><text:tab/>{</text:p>
      <text:p text:style-name="P77"><text:s text:c="12"/><text:tab/><text:tab/><text:tab/>rptr-&gt;next=insert(qptr-&gt;coeff,qptr-&gt;expo1,qptr-&gt;expo2);</text:p>
      <text:p text:style-name="P77"><text:s text:c="8"/><text:tab/><text:tab/><text:tab/>rptr=rptr-&gt;next;</text:p>
      <text:p text:style-name="P77"><text:s text:c="8"/><text:tab/><text:tab/><text:tab/>qptr=qptr-&gt;next;</text:p>
      <text:p text:style-name="P77"><text:soft-page-break/><text:s text:c="8"/><text:tab/><text:tab/>}</text:p>
      <text:p text:style-name="P77"><text:s text:c="8"/><text:tab/>}<text:tab/><text:tab/><text:tab/></text:p>
      <text:p text:style-name="P77"><text:s text:c="8"/>}</text:p>
      <text:p text:style-name="P77"><text:s text:c="4"/>}</text:p>
      <text:p text:style-name="P77"><text:s text:c="4"/>while(pptr!=NULL)</text:p>
      <text:p text:style-name="P77"><text:s text:c="4"/>{</text:p>
      <text:p text:style-name="P77"><text:s text:c="8"/>rptr-&gt;next=insert(pptr-&gt;coeff,pptr-&gt;expo1,pptr-&gt;expo2);</text:p>
      <text:p text:style-name="P77"><text:s text:c="8"/>rptr=rptr-&gt;next;</text:p>
      <text:p text:style-name="P77"><text:s text:c="8"/>pptr=pptr-&gt;next;</text:p>
      <text:p text:style-name="P77"><text:s text:c="4"/>}</text:p>
      <text:p text:style-name="P77"><text:s text:c="4"/>while(qptr!=NULL)</text:p>
      <text:p text:style-name="P77"><text:s text:c="4"/>{</text:p>
      <text:p text:style-name="P77"><text:s text:c="8"/>rptr-&gt;next=insert(qptr-&gt;coeff,qptr-&gt;expo1,qptr-&gt;expo2);</text:p>
      <text:p text:style-name="P77"><text:s text:c="8"/>rptr=rptr-&gt;next;</text:p>
      <text:p text:style-name="P77"><text:s text:c="8"/>qptr=qptr-&gt;next;</text:p>
      <text:p text:style-name="P77"><text:s text:c="4"/>}</text:p>
      <text:p text:style-name="P77"><text:s text:c="4"/>printf("\nthe sum of polynomials is: ");</text:p>
      <text:p text:style-name="P77"><text:s text:c="4"/>display(rhead);</text:p>
      <text:p text:style-name="P77">}</text:p>
      <text:p text:style-name="P32">OUTPUT</text:p>
      <text:p text:style-name="P89">enter the number of terms in first polynomial: 3</text:p>
      <text:p text:style-name="P89">enter the power of x: 2</text:p>
      <text:p text:style-name="P89">enter the power of y: 3</text:p>
      <text:p text:style-name="P89">enter the coefficient: 1</text:p>
      <text:p text:style-name="P89">enter the power of x: 2</text:p>
      <text:p text:style-name="P89">enter the power of y: 3</text:p>
      <text:p text:style-name="P89">enter the coefficient: 5</text:p>
      <text:p text:style-name="P89">enter the power of x: 1</text:p>
      <text:p text:style-name="P89">enter the power of y: 2</text:p>
      <text:p text:style-name="P89">enter the coefficient: 7</text:p>
      <text:p text:style-name="P89">enter the number of terms in second polynomial: 2</text:p>
      <text:p text:style-name="P89">enter the power of x: 2</text:p>
      <text:p text:style-name="P89">enter the power of y: 3</text:p>
      <text:p text:style-name="P89">enter the coefficient: 66</text:p>
      <text:p text:style-name="P89">enter the power of x: 1</text:p>
      <text:p text:style-name="P89">enter the power of y: 2</text:p>
      <text:p text:style-name="P89">enter the coefficient: 24</text:p>
      <text:p text:style-name="P89"/>
      <text:p text:style-name="P89">the first polynomial is: 1.00x^2y^3+5.00x^2y^3+7.00x^1y^2</text:p>
      <text:p text:style-name="P89"/>
      <text:p text:style-name="P89">the second polynomial is: 66.00x^2y^3+24.00x^1y^2</text:p>
      <text:p text:style-name="P89"/>
      <text:p text:style-name="P77">the sum of polynomials is: 67.00x^2y^3+5.00x^2y^3+31.00x^1y^2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33">STUDENTS DETAILS</text:p>
      <text:p text:style-name="P34">PROGRAM CODE</text:p>
      <text:p text:style-name="P78">//SANIN MOHAMMED N</text:p>
      <text:p text:style-name="P78">//B21CSB55</text:p>
      <text:p text:style-name="P78">#include&lt;stdio.h&gt;</text:p>
      <text:p text:style-name="P78">#include&lt;stdlib.h&gt;</text:p>
      <text:p text:style-name="P78"/>
      <text:p text:style-name="P78">struct node</text:p>
      <text:p text:style-name="P78">{</text:p>
      <text:p text:style-name="P78"><text:s text:c="2"/>int number;</text:p>
      <text:p text:style-name="P78"><text:s text:c="2"/>char name[100];</text:p>
      <text:p text:style-name="P78"><text:s text:c="2"/>int mark;</text:p>
      <text:p text:style-name="P78"><text:s text:c="2"/>struct node *next;</text:p>
      <text:p text:style-name="P78">};</text:p>
      <text:p text:style-name="P78"/>
      <text:p text:style-name="P78">struct node *head=NULL;</text:p>
      <text:p text:style-name="P78">struct node *end=NULL;</text:p>
      <text:p text:style-name="P78"/>
      <text:p text:style-name="P78">void insert()</text:p>
      <text:p text:style-name="P78">{ </text:p>
      <text:p text:style-name="P78"><text:s text:c="2"/>struct node *newnode;</text:p>
      <text:p text:style-name="P78"><text:s text:c="2"/>newnode=(struct node *)malloc(sizeof(struct node));</text:p>
      <text:p text:style-name="P78"><text:s text:c="2"/>printf("ENTER THE ROLL NUMBER OF STUDENT:");</text:p>
      <text:p text:style-name="P78"><text:s text:c="2"/>scanf("%d",&amp;newnode-&gt;number);</text:p>
      <text:p text:style-name="P78"><text:s text:c="2"/>printf("ENTER THE NAME OF CHILD:");</text:p>
      <text:p text:style-name="P78"><text:s text:c="2"/>scanf("%s",newnode-&gt;name);</text:p>
      <text:p text:style-name="P78"><text:s text:c="2"/>printf("ENTER THE MARK OF STUDENT:");</text:p>
      <text:p text:style-name="P78"><text:s text:c="2"/>scanf("%d",&amp;newnode-&gt;mark);</text:p>
      <text:p text:style-name="P78"><text:s text:c="2"/>newnode-&gt;next=NULL;</text:p>
      <text:p text:style-name="P78"><text:s text:c="2"/>if(head==NULL &amp;&amp; end==NULL)</text:p>
      <text:p text:style-name="P78"><text:s text:c="2"/>{</text:p>
      <text:p text:style-name="P78"><text:s text:c="4"/>head=newnode;</text:p>
      <text:p text:style-name="P78"><text:s text:c="4"/>end=newnode;</text:p>
      <text:p text:style-name="P78"><text:s text:c="2"/></text:p>
      <text:p text:style-name="P78"><text:s text:c="2"/>}</text:p>
      <text:p text:style-name="P78"><text:s text:c="2"/>else</text:p>
      <text:p text:style-name="P78"><text:s text:c="2"/>{</text:p>
      <text:p text:style-name="P78"><text:s text:c="3"/>end-&gt;next=newnode;</text:p>
      <text:p text:style-name="P78"><text:s text:c="3"/>end=newnode;</text:p>
      <text:p text:style-name="P78"><text:s text:c="2"/>}</text:p>
      <text:p text:style-name="P78"/>
      <text:p text:style-name="P78">}</text:p>
      <text:p text:style-name="P78"/>
      <text:p text:style-name="P78">void delete()</text:p>
      <text:p text:style-name="P78">{</text:p>
      <text:p text:style-name="P78"><text:s text:c="2"/>struct node *temp,*ptr;</text:p>
      <text:p text:style-name="P78"><text:s text:c="2"/>int flag=0,x;</text:p>
      <text:p text:style-name="P78"><text:s text:c="2"/>temp=head;</text:p>
      <text:p text:style-name="P78"><text:s text:c="2"/>printf("ENTER THE ROLL NUMBER OF STUDENT TO BE DELETED: ");</text:p>
      <text:p text:style-name="P78"><text:s text:c="2"/>scanf("%d",&amp;x);</text:p>
      <text:p text:style-name="P78"><text:s text:c="2"/>if(head-&gt;number==x)</text:p>
      <text:p text:style-name="P78"><text:soft-page-break/><text:s text:c="2"/>{</text:p>
      <text:p text:style-name="P78"><text:s text:c="3"/>head=head-&gt;next;</text:p>
      <text:p text:style-name="P78"><text:s text:c="3"/>free(temp);</text:p>
      <text:p text:style-name="P78"><text:s text:c="3"/>flag=1;</text:p>
      <text:p text:style-name="P78"><text:s text:c="2"/>}</text:p>
      <text:p text:style-name="P78"><text:s/>else</text:p>
      <text:p text:style-name="P78"><text:s/>{</text:p>
      <text:p text:style-name="P78"><text:s text:c="2"/>while(temp-&gt;next!=NULL)</text:p>
      <text:p text:style-name="P78"><text:s text:c="3"/>{</text:p>
      <text:p text:style-name="P78"><text:s text:c="5"/>if(temp-&gt;next-&gt;number==x)</text:p>
      <text:p text:style-name="P78"><text:s text:c="5"/>{</text:p>
      <text:p text:style-name="P78"><text:s text:c="7"/>ptr=temp-&gt;next;</text:p>
      <text:p text:style-name="P78"><text:s text:c="7"/>if(ptr-&gt;next==NULL)</text:p>
      <text:p text:style-name="P78"><text:s text:c="8"/>{</text:p>
      <text:p text:style-name="P78"><text:s text:c="8"/>end=temp;</text:p>
      <text:p text:style-name="P78"><text:s text:c="8"/>}</text:p>
      <text:p text:style-name="P78"><text:s text:c="7"/>temp-&gt;next=ptr-&gt;next;</text:p>
      <text:p text:style-name="P78"><text:s text:c="7"/>free(ptr);</text:p>
      <text:p text:style-name="P78"><text:s text:c="7"/>flag=1;</text:p>
      <text:p text:style-name="P78"><text:s text:c="6"/></text:p>
      <text:p text:style-name="P78"><text:s text:c="5"/>}</text:p>
      <text:p text:style-name="P78"><text:s text:c="5"/></text:p>
      <text:p text:style-name="P78"><text:s text:c="4"/>temp=temp-&gt;next;</text:p>
      <text:p text:style-name="P78"><text:s text:c="5"/>}</text:p>
      <text:p text:style-name="P78"><text:s text:c="2"/>}</text:p>
      <text:p text:style-name="P78"><text:s/>if(flag==0)</text:p>
      <text:p text:style-name="P78"><text:s/>{</text:p>
      <text:p text:style-name="P78"><text:s text:c="2"/>printf("ITEM NOT FOUND IN THE LIST %d",x);</text:p>
      <text:p text:style-name="P78"><text:s/>}</text:p>
      <text:p text:style-name="P78"/>
      <text:p text:style-name="P78">}</text:p>
      <text:p text:style-name="P78">void search()</text:p>
      <text:p text:style-name="P78">{</text:p>
      <text:p text:style-name="P78"><text:s/>struct node *temp;</text:p>
      <text:p text:style-name="P78"><text:s/>int flag=0,y;</text:p>
      <text:p text:style-name="P78"><text:s/>temp=head;</text:p>
      <text:p text:style-name="P78"><text:s/>printf("ENTER THE ROLL NUMBER OF STUDENT WHOSE MARK IS NEEDED TO SEARCH");</text:p>
      <text:p text:style-name="P78"><text:s/>scanf("%d",&amp;y);</text:p>
      <text:p text:style-name="P78"><text:s/>while(temp!=NULL)</text:p>
      <text:p text:style-name="P78"><text:s/>{ </text:p>
      <text:p text:style-name="P78"><text:s text:c="3"/>if(temp-&gt;number==y)</text:p>
      <text:p text:style-name="P78"><text:s text:c="3"/>{</text:p>
      <text:p text:style-name="P78"><text:s text:c="5"/>printf("the student details:\n");</text:p>
      <text:p text:style-name="P78"><text:s text:c="5"/>printf("NAME:%s\nROLL NO:%d\nMARK:%d",temp-&gt;name,temp-&gt;number,temp-&gt;mark);</text:p>
      <text:p text:style-name="P78"><text:s text:c="5"/>flag=1;</text:p>
      <text:p text:style-name="P78"><text:s text:c="5"/></text:p>
      <text:p text:style-name="P78"><text:s text:c="3"/>}</text:p>
      <text:p text:style-name="P78"><text:s text:c="2"/>temp=temp-&gt;next;</text:p>
      <text:p text:style-name="P78"><text:s/>}</text:p>
      <text:p text:style-name="P78"><text:s/>if(flag==0)</text:p>
      <text:p text:style-name="P78"><text:s/>{</text:p>
      <text:p text:style-name="P78"><text:soft-page-break/><text:s text:c="2"/>printf("ITEM IS NOT FOUND IN LIST %d",y);</text:p>
      <text:p text:style-name="P78"><text:s/>}</text:p>
      <text:p text:style-name="P78"><text:s/></text:p>
      <text:p text:style-name="P78"><text:s/></text:p>
      <text:p text:style-name="P78">}</text:p>
      <text:p text:style-name="P78"/>
      <text:p text:style-name="P78">void sort()</text:p>
      <text:p text:style-name="P78">{</text:p>
      <text:p text:style-name="P78"><text:s/>struct node *temp1,*temp2;</text:p>
      <text:p text:style-name="P78"><text:s/>int i,n,m;</text:p>
      <text:p text:style-name="P78"><text:s/>char a[100];</text:p>
      <text:p text:style-name="P78"><text:s/>temp1=head;</text:p>
      <text:p text:style-name="P78"><text:s/>temp2=head;</text:p>
      <text:p text:style-name="P78"><text:s/>for(temp1=head;temp1-&gt;next!=NULL;temp1=temp1-&gt;next)</text:p>
      <text:p text:style-name="P78"><text:s/>{</text:p>
      <text:p text:style-name="P78"><text:s text:c="3"/>for(temp2=head;temp2-&gt;next!=NULL;temp2=temp2-&gt;next)</text:p>
      <text:p text:style-name="P78"><text:s text:c="4"/>{</text:p>
      <text:p text:style-name="P78"><text:s text:c="6"/>if((temp2-&gt;number) &gt; (temp2-&gt;next-&gt;number) )</text:p>
      <text:p text:style-name="P78"><text:s text:c="7"/>{</text:p>
      <text:p text:style-name="P78"><text:s text:c="8"/>n=temp2-&gt;number;</text:p>
      <text:p text:style-name="P78"><text:s text:c="8"/>m=temp2-&gt;mark;</text:p>
      <text:p text:style-name="P78"><text:s text:c="8"/>for(i=0;temp2-&gt;name[i]!='\0';i++)</text:p>
      <text:p text:style-name="P78"><text:s text:c="8"/>{</text:p>
      <text:p text:style-name="P78"><text:s text:c="10"/>a[i]=temp2-&gt;name[i];</text:p>
      <text:p text:style-name="P78"><text:s text:c="8"/></text:p>
      <text:p text:style-name="P78"><text:s text:c="8"/>}</text:p>
      <text:p text:style-name="P78"><text:s text:c="8"/>a[i]='\0';</text:p>
      <text:p text:style-name="P78"><text:s text:c="7"/></text:p>
      <text:p text:style-name="P78"><text:s text:c="7"/>temp2-&gt;number=temp2-&gt;next-&gt;number;</text:p>
      <text:p text:style-name="P78"><text:s text:c="7"/>temp2-&gt;mark=temp2-&gt;next-&gt;mark;</text:p>
      <text:p text:style-name="P78"><text:s text:c="7"/>temp2-&gt;next-&gt;number=n;</text:p>
      <text:p text:style-name="P78"><text:s text:c="7"/>temp2-&gt;next-&gt;mark=m;</text:p>
      <text:p text:style-name="P78"><text:s text:c="7"/>for(i=0;temp2-&gt;next-&gt;name[i]!='\0';i++)</text:p>
      <text:p text:style-name="P78"><text:s text:c="7"/>{</text:p>
      <text:p text:style-name="P78"><text:s text:c="9"/>temp2-&gt;name[i]=temp2-&gt;next-&gt;name[i];</text:p>
      <text:p text:style-name="P78"><text:s text:c="7"/></text:p>
      <text:p text:style-name="P78"><text:s text:c="7"/>} <text:s text:c="2"/></text:p>
      <text:p text:style-name="P78"><text:s text:c="7"/>temp2-&gt;name[i]='\0'; <text:s text:c="2"/></text:p>
      <text:p text:style-name="P78"><text:s text:c="7"/>for(i=0;a[i]!='\0';i++)</text:p>
      <text:p text:style-name="P78"><text:s text:c="7"/>{</text:p>
      <text:p text:style-name="P78"><text:s text:c="8"/>temp2-&gt;next-&gt;name[i]=a[i];</text:p>
      <text:p text:style-name="P78"><text:s text:c="7"/>} <text:s text:c="6"/></text:p>
      <text:p text:style-name="P78"><text:s text:c="7"/>}</text:p>
      <text:p text:style-name="P78"><text:s text:c="4"/>} </text:p>
      <text:p text:style-name="P78"><text:s/>}</text:p>
      <text:p text:style-name="P78">}</text:p>
      <text:p text:style-name="P78"/>
      <text:p text:style-name="P78">void display()</text:p>
      <text:p text:style-name="P78">{</text:p>
      <text:p text:style-name="P78"><text:s/>struct node *temp;</text:p>
      <text:p text:style-name="P78"><text:s/>temp=head;</text:p>
      <text:p text:style-name="P78"><text:s/>if(head==NULL)</text:p>
      <text:p text:style-name="P78"><text:soft-page-break/><text:s/>{</text:p>
      <text:p text:style-name="P78"><text:s text:c="2"/>printf("LIST IN EMPTY");</text:p>
      <text:p text:style-name="P78"><text:s/>}</text:p>
      <text:p text:style-name="P78"><text:s/>else</text:p>
      <text:p text:style-name="P78"><text:s/>{</text:p>
      <text:p text:style-name="P78"><text:s text:c="2"/>while (temp!=NULL)</text:p>
      <text:p text:style-name="P78"><text:s text:c="2"/>{</text:p>
      <text:p text:style-name="P78"><text:s text:c="3"/>printf("\nthe student details:\n");</text:p>
      <text:p text:style-name="P78"><text:s text:c="3"/>printf("NAME:%s\nROLL NO:%d\nMARK:%d",temp-&gt;name,temp-&gt;number,temp-&gt;mark);</text:p>
      <text:p text:style-name="P78"><text:s text:c="3"/>temp=temp-&gt;next;</text:p>
      <text:p text:style-name="P78"><text:s text:c="2"/>}</text:p>
      <text:p text:style-name="P78"><text:s/>}</text:p>
      <text:p text:style-name="P78">}</text:p>
      <text:p text:style-name="P78">int main()</text:p>
      <text:p text:style-name="P78">{</text:p>
      <text:p text:style-name="P78"><text:s text:c="2"/>int choice;</text:p>
      <text:p text:style-name="P78"><text:s text:c="2"/></text:p>
      <text:p text:style-name="P78"><text:s text:c="2"/>while(1)</text:p>
      <text:p text:style-name="P78"><text:s text:c="2"/>{</text:p>
      <text:p text:style-name="P78"><text:s text:c="4"/>printf("\nMENU\n1:insert\n2:delete\n3:search\n4:sort\nSELECT 1/2/3/4");</text:p>
      <text:p text:style-name="P78"><text:s text:c="4"/>scanf("%d",&amp;choice);</text:p>
      <text:p text:style-name="P78"><text:s text:c="4"/>switch (choice)</text:p>
      <text:p text:style-name="P78"><text:s text:c="4"/>{</text:p>
      <text:p text:style-name="P78"><text:s text:c="6"/>case 1:</text:p>
      <text:p text:style-name="P78"><text:s text:c="6"/>{</text:p>
      <text:p text:style-name="P78"><text:s text:c="8"/>insert();</text:p>
      <text:p text:style-name="P78"><text:s text:c="8"/>display();</text:p>
      <text:p text:style-name="P78"><text:s text:c="8"/>break;</text:p>
      <text:p text:style-name="P78"><text:s text:c="6"/>}</text:p>
      <text:p text:style-name="P78"><text:s text:c="6"/>case 2:</text:p>
      <text:p text:style-name="P78"><text:s text:c="6"/>{</text:p>
      <text:p text:style-name="P78"><text:s text:c="7"/>delete();</text:p>
      <text:p text:style-name="P78"><text:s text:c="7"/>display();</text:p>
      <text:p text:style-name="P78"><text:s text:c="7"/>break;</text:p>
      <text:p text:style-name="P78"><text:s text:c="6"/>}</text:p>
      <text:p text:style-name="P78"><text:s text:c="5"/>case 3:</text:p>
      <text:p text:style-name="P78"><text:s text:c="5"/>{</text:p>
      <text:p text:style-name="P78"><text:s text:c="6"/>search();</text:p>
      <text:p text:style-name="P78"><text:s text:c="6"/>break;</text:p>
      <text:p text:style-name="P78"><text:s text:c="5"/>}</text:p>
      <text:p text:style-name="P78"><text:s text:c="5"/>case 4:</text:p>
      <text:p text:style-name="P78"><text:s text:c="5"/>{</text:p>
      <text:p text:style-name="P78"><text:s text:c="6"/>sort();</text:p>
      <text:p text:style-name="P78"><text:s text:c="6"/>display();</text:p>
      <text:p text:style-name="P78"><text:s text:c="6"/>break;</text:p>
      <text:p text:style-name="P78"><text:s text:c="5"/></text:p>
      <text:p text:style-name="P78"><text:s text:c="5"/>}</text:p>
      <text:p text:style-name="P78"><text:s text:c="5"/>case 5:</text:p>
      <text:p text:style-name="P78"><text:s text:c="5"/>{</text:p>
      <text:p text:style-name="P78"><text:s text:c="5"/>display();</text:p>
      <text:p text:style-name="P78"><text:s text:c="5"/>exit(0);</text:p>
      <text:p text:style-name="P78"><text:s text:c="5"/>break;</text:p>
      <text:p text:style-name="P78"><text:soft-page-break/><text:s text:c="5"/>}</text:p>
      <text:p text:style-name="P78"><text:s text:c="4"/>}</text:p>
      <text:p text:style-name="P78"><text:s text:c="2"/></text:p>
      <text:p text:style-name="P78"><text:s text:c="2"/></text:p>
      <text:p text:style-name="P78"><text:s text:c="2"/>}</text:p>
      <text:p text:style-name="P78"><text:s/></text:p>
      <text:p text:style-name="P78"/>
      <text:p text:style-name="P78"/>
      <text:p text:style-name="P78">}</text:p>
      <text:p text:style-name="P34">OUTPUT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 1</text:p>
      <text:p text:style-name="P78">1</text:p>
      <text:p text:style-name="P78">ENTER THE ROLL NUMBER OF STUDENT:4</text:p>
      <text:p text:style-name="P78">ENTER THE NAME OF CHILD:RONALDO</text:p>
      <text:p text:style-name="P78">ENTER THE MARK OF STUDENT:95</text:p>
      <text:p text:style-name="P78">the student details:</text:p>
      <text:p text:style-name="P78">NAME:RONALDO</text:p>
      <text:p text:style-name="P78">ROLL NO:4</text:p>
      <text:p text:style-name="P78">MARK:95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 1</text:p>
      <text:p text:style-name="P78">1</text:p>
      <text:p text:style-name="P78">ENTER THE ROLL NUMBER OF STUDENT:1</text:p>
      <text:p text:style-name="P78">ENTER THE NAME OF CHILD:SANIN</text:p>
      <text:p text:style-name="P78">ENTER THE MARK OF STUDENT:98</text:p>
      <text:p text:style-name="P78">the student details:</text:p>
      <text:p text:style-name="P78">NAME:RONALDO</text:p>
      <text:p text:style-name="P78">ROLL NO:4</text:p>
      <text:p text:style-name="P78">MARK:95</text:p>
      <text:p text:style-name="P78">the student details:</text:p>
      <text:p text:style-name="P78">NAME:SANIN</text:p>
      <text:p text:style-name="P78">ROLL NO:1</text:p>
      <text:p text:style-name="P78">MARK:98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 1</text:p>
      <text:p text:style-name="P78">1</text:p>
      <text:p text:style-name="P78">ENTER THE ROLL NUMBER OF STUDENT:3</text:p>
      <text:p text:style-name="P78">ENTER THE NAME OF CHILD:APARNA</text:p>
      <text:p text:style-name="P78">ENTER THE MARK OF STUDENT:88</text:p>
      <text:p text:style-name="P78"><text:soft-page-break/>the student details:</text:p>
      <text:p text:style-name="P78">NAME:RONALDO</text:p>
      <text:p text:style-name="P78">ROLL NO:4</text:p>
      <text:p text:style-name="P78">MARK:95</text:p>
      <text:p text:style-name="P78">the student details:</text:p>
      <text:p text:style-name="P78">NAME:SANIN</text:p>
      <text:p text:style-name="P78">ROLL NO:1</text:p>
      <text:p text:style-name="P78">MARK:98</text:p>
      <text:p text:style-name="P78">the student details:</text:p>
      <text:p text:style-name="P78">NAME:APARNA</text:p>
      <text:p text:style-name="P78">ROLL NO:2</text:p>
      <text:p text:style-name="P78">MARK:88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 1</text:p>
      <text:p text:style-name="P78">1</text:p>
      <text:p text:style-name="P78">ENTER THE ROLL NUMBER OF STUDENT:3</text:p>
      <text:p text:style-name="P78">ENTER THE NAME OF CHILD:MESSI</text:p>
      <text:p text:style-name="P78">ENTER THE MARK OF STUDENT:78</text:p>
      <text:p text:style-name="P78">the student details:</text:p>
      <text:p text:style-name="P78">NAME:RONALDO</text:p>
      <text:p text:style-name="P78">ROLL NO:4</text:p>
      <text:p text:style-name="P78">MARK:95</text:p>
      <text:p text:style-name="P78">the student details:</text:p>
      <text:p text:style-name="P78">NAME:SANIN</text:p>
      <text:p text:style-name="P78">ROLL NO:1</text:p>
      <text:p text:style-name="P78">MARK:98</text:p>
      <text:p text:style-name="P78">the student details:</text:p>
      <text:p text:style-name="P78">NAME:APARNA</text:p>
      <text:p text:style-name="P78">ROLL NO:2</text:p>
      <text:p text:style-name="P78">MARK:88</text:p>
      <text:p text:style-name="P78">the student details:</text:p>
      <text:p text:style-name="P78">NAME:MESSI</text:p>
      <text:p text:style-name="P78">ROLL NO:3</text:p>
      <text:p text:style-name="P78">MARK:78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 3</text:p>
      <text:p text:style-name="P78">3</text:p>
      <text:p text:style-name="P78">ENTER THE ROLL NUMBER OF STUDENT WHOSE MARK IS NEEDED TO SEARCH 4</text:p>
      <text:p text:style-name="P78">4</text:p>
      <text:p text:style-name="P78">the student details:</text:p>
      <text:p text:style-name="P78">NAME:RONALDO</text:p>
      <text:p text:style-name="P78">ROLL NO:4</text:p>
      <text:p text:style-name="P78">MARK:95</text:p>
      <text:p text:style-name="P78">MENU</text:p>
      <text:p text:style-name="P78"><text:soft-page-break/>1:insert</text:p>
      <text:p text:style-name="P78">2:delete</text:p>
      <text:p text:style-name="P78">3:search</text:p>
      <text:p text:style-name="P78">4:sort</text:p>
      <text:p text:style-name="P78">SELECT 1/2/3/4 4</text:p>
      <text:p text:style-name="P78">4</text:p>
      <text:p text:style-name="P78"/>
      <text:p text:style-name="P78">the student details:</text:p>
      <text:p text:style-name="P78">NAME:SANIN</text:p>
      <text:p text:style-name="P78">ROLL NO:1</text:p>
      <text:p text:style-name="P78">MARK:98</text:p>
      <text:p text:style-name="P78">the student details:</text:p>
      <text:p text:style-name="P78">NAME:APARNA</text:p>
      <text:p text:style-name="P78">ROLL NO:2</text:p>
      <text:p text:style-name="P78">MARK:88</text:p>
      <text:p text:style-name="P78">the student details:</text:p>
      <text:p text:style-name="P78">NAME:MESSI</text:p>
      <text:p text:style-name="P78">ROLL NO:3</text:p>
      <text:p text:style-name="P78">MARK:78</text:p>
      <text:p text:style-name="P78">the student details:</text:p>
      <text:p text:style-name="P78">NAME:RONALDO</text:p>
      <text:p text:style-name="P78">ROLL NO:4</text:p>
      <text:p text:style-name="P78">MARK:95</text:p>
      <text:p text:style-name="P78">MENU</text:p>
      <text:p text:style-name="P78">1:insert</text:p>
      <text:p text:style-name="P78">2:delete</text:p>
      <text:p text:style-name="P78">3:search</text:p>
      <text:p text:style-name="P78">4:sort</text:p>
      <text:p text:style-name="P78">SELECT 1/2/3/4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35"><text:soft-page-break/>REVERSING QUEUE USING STACK</text:p>
      <text:p text:style-name="P36"/>
      <text:p text:style-name="P36">PROGRAM CODE</text:p>
      <text:p text:style-name="P79">//SANIN MOHAMMED N</text:p>
      <text:p text:style-name="P79">//B21CSB55</text:p>
      <text:p text:style-name="P79">#include&lt;stdio.h&gt;</text:p>
      <text:p text:style-name="P79">#include&lt;stdlib.h&gt;</text:p>
      <text:p text:style-name="P79"/>
      <text:p text:style-name="P79">struct node</text:p>
      <text:p text:style-name="P79">{</text:p>
      <text:p text:style-name="P79"><text:s text:c="2"/>int data;</text:p>
      <text:p text:style-name="P79"><text:s text:c="2"/>struct node *next;</text:p>
      <text:p text:style-name="P79"/>
      <text:p text:style-name="P79">};</text:p>
      <text:p text:style-name="P79"/>
      <text:p text:style-name="P79"/>
      <text:p text:style-name="P79">struct node *front=NULL;</text:p>
      <text:p text:style-name="P79">struct node *rear=NULL;</text:p>
      <text:p text:style-name="P79">struct node *top=NULL;</text:p>
      <text:p text:style-name="P79"/>
      <text:p text:style-name="P79">void enqueue(int item)</text:p>
      <text:p text:style-name="P79">{</text:p>
      <text:p text:style-name="P79"><text:s text:c="2"/>struct node *newnode;</text:p>
      <text:p text:style-name="P79"><text:s text:c="2"/>newnode= (struct node*)malloc(sizeof(struct node));</text:p>
      <text:p text:style-name="P79"><text:s text:c="2"/>newnode-&gt;data=item;</text:p>
      <text:p text:style-name="P79"><text:s text:c="2"/>newnode-&gt;next=NULL;</text:p>
      <text:p text:style-name="P79"><text:s text:c="2"/>if(front==NULL)</text:p>
      <text:p text:style-name="P79"><text:s text:c="2"/>{</text:p>
      <text:p text:style-name="P79"><text:s text:c="3"/></text:p>
      <text:p text:style-name="P79"><text:s text:c="4"/>front=newnode;</text:p>
      <text:p text:style-name="P79"><text:s text:c="4"/>rear=newnode;</text:p>
      <text:p text:style-name="P79"><text:s text:c="4"/></text:p>
      <text:p text:style-name="P79"><text:s text:c="2"/>}</text:p>
      <text:p text:style-name="P79"><text:s/>else</text:p>
      <text:p text:style-name="P79"><text:s/>{</text:p>
      <text:p text:style-name="P79"><text:s text:c="3"/>rear-&gt;next=newnode;</text:p>
      <text:p text:style-name="P79"><text:s/></text:p>
      <text:p text:style-name="P79"><text:s/>}</text:p>
      <text:p text:style-name="P79"><text:s/></text:p>
      <text:p text:style-name="P79"><text:s/>rear=newnode; </text:p>
      <text:p text:style-name="P79"/>
      <text:p text:style-name="P79">}</text:p>
      <text:p text:style-name="P79"/>
      <text:p text:style-name="P79">void dequeue()</text:p>
      <text:p text:style-name="P79">{ struct node *temp,*new,*temp1;</text:p>
      <text:p text:style-name="P79"><text:s/>if(front==NULL)</text:p>
      <text:p text:style-name="P79"><text:s/>{</text:p>
      <text:p text:style-name="P79"><text:s text:c="3"/>printf("queue is empty");</text:p>
      <text:p text:style-name="P79"><text:s/>}</text:p>
      <text:p text:style-name="P79">else</text:p>
      <text:p text:style-name="P79">{ printf("dequeued is: %d\n",front-&gt;data);</text:p>
      <text:p text:style-name="P79"><text:s text:c="2"/>temp=front;</text:p>
      <text:p text:style-name="P79"><text:soft-page-break/><text:s text:c="2"/>new=(struct node *)malloc(sizeof(struct node));</text:p>
      <text:p text:style-name="P79"><text:s text:c="2"/>new-&gt;data=temp-&gt;data;</text:p>
      <text:p text:style-name="P79"><text:s text:c="2"/>new-&gt;next=top;</text:p>
      <text:p text:style-name="P79"><text:s text:c="2"/>top=new;</text:p>
      <text:p text:style-name="P79"><text:s text:c="2"/>front=front-&gt;next;</text:p>
      <text:p text:style-name="P79"><text:s text:c="2"/>free(temp);</text:p>
      <text:p text:style-name="P79"><text:s/></text:p>
      <text:p text:style-name="P79">}</text:p>
      <text:p text:style-name="P79">temp1=top;</text:p>
      <text:p text:style-name="P79">printf("the stack is:");</text:p>
      <text:p text:style-name="P79">while(temp1-&gt;next!=NULL)</text:p>
      <text:p text:style-name="P79">{</text:p>
      <text:p text:style-name="P79"><text:s/>printf("%d---&gt;",temp1-&gt;data);</text:p>
      <text:p text:style-name="P79"><text:s/>temp1=temp1-&gt;next;</text:p>
      <text:p text:style-name="P79">}</text:p>
      <text:p text:style-name="P79">printf("%d---&gt;NULL\n",temp1-&gt;data);</text:p>
      <text:p text:style-name="P79">}</text:p>
      <text:p text:style-name="P79"/>
      <text:p text:style-name="P79">void display()</text:p>
      <text:p text:style-name="P79">{</text:p>
      <text:p text:style-name="P79"><text:s text:c="2"/>struct node *temp;</text:p>
      <text:p text:style-name="P79"><text:s text:c="2"/>temp=front;</text:p>
      <text:p text:style-name="P79"><text:s text:c="2"/>if(front==NULL)</text:p>
      <text:p text:style-name="P79"><text:s text:c="2"/>{</text:p>
      <text:p text:style-name="P79"><text:s text:c="3"/>printf("queue is empty");</text:p>
      <text:p text:style-name="P79"><text:s text:c="2"/>}</text:p>
      <text:p text:style-name="P79"><text:s/>else</text:p>
      <text:p text:style-name="P79"><text:s/>{ printf("the queue is:");</text:p>
      <text:p text:style-name="P79"><text:s text:c="2"/>while(temp-&gt;next!=NULL)</text:p>
      <text:p text:style-name="P79"><text:s text:c="2"/>{</text:p>
      <text:p text:style-name="P79"><text:s text:c="3"/>printf("%d---&gt;",temp-&gt;data);</text:p>
      <text:p text:style-name="P79"><text:s text:c="3"/>temp=temp-&gt;next;</text:p>
      <text:p text:style-name="P79"><text:s text:c="2"/></text:p>
      <text:p text:style-name="P79"><text:s text:c="2"/>}</text:p>
      <text:p text:style-name="P79"><text:s text:c="2"/>printf("%d--&gt;NULL\n",temp-&gt;data);</text:p>
      <text:p text:style-name="P79"><text:s/>}</text:p>
      <text:p text:style-name="P79"/>
      <text:p text:style-name="P79">}</text:p>
      <text:p text:style-name="P79"/>
      <text:p text:style-name="P79">void rev()</text:p>
      <text:p text:style-name="P79">{</text:p>
      <text:p text:style-name="P79"><text:s text:c="2"/>struct node *temp;</text:p>
      <text:p text:style-name="P79"><text:s text:c="2"/>temp=top;</text:p>
      <text:p text:style-name="P79"><text:s text:c="2"/>while(temp!=NULL)</text:p>
      <text:p text:style-name="P79"><text:s text:c="2"/>{</text:p>
      <text:p text:style-name="P79"><text:s text:c="3"/>enqueue(temp-&gt;data);</text:p>
      <text:p text:style-name="P79"><text:s text:c="3"/>temp=temp-&gt;next;</text:p>
      <text:p text:style-name="P79"><text:s text:c="2"/></text:p>
      <text:p text:style-name="P79"><text:s text:c="2"/>}</text:p>
      <text:p text:style-name="P79"><text:s text:c="3"/>display();</text:p>
      <text:p text:style-name="P79"/>
      <text:p text:style-name="P79">}</text:p>
      <text:p text:style-name="P79"><text:soft-page-break/></text:p>
      <text:p text:style-name="P79">void main()</text:p>
      <text:p text:style-name="P79">{</text:p>
      <text:p text:style-name="P79">int choice,item;</text:p>
      <text:p text:style-name="P79">while(1)</text:p>
      <text:p text:style-name="P79"><text:s text:c="2"/>{</text:p>
      <text:p text:style-name="P79"><text:s text:c="5"/>printf("MENU\n1)insert\n2)delete\n3)display\n4)reverse\nENTER YOU CHOICE(1-4)\nchoice:");</text:p>
      <text:p text:style-name="P79"><text:s text:c="5"/>scanf("%d",&amp;choice);</text:p>
      <text:p text:style-name="P79"><text:s text:c="4"/></text:p>
      <text:p text:style-name="P79"><text:s text:c="5"/>switch(choice)</text:p>
      <text:p text:style-name="P79"><text:s text:c="5"/>{</text:p>
      <text:p text:style-name="P79"><text:s text:c="8"/>case 1:</text:p>
      <text:p text:style-name="P79"><text:s text:c="8"/>{</text:p>
      <text:p text:style-name="P79"><text:s text:c="11"/>printf("enter the value to insert in queue:");</text:p>
      <text:p text:style-name="P79"><text:s text:c="11"/>scanf("%d",&amp;item);</text:p>
      <text:p text:style-name="P79"><text:s text:c="11"/>enqueue(item);</text:p>
      <text:p text:style-name="P79"><text:s text:c="11"/>display();</text:p>
      <text:p text:style-name="P79"><text:s text:c="11"/>break;</text:p>
      <text:p text:style-name="P79"><text:s text:c="8"/>}</text:p>
      <text:p text:style-name="P79"><text:s text:c="6"/>case 2:</text:p>
      <text:p text:style-name="P79"><text:s text:c="6"/>{</text:p>
      <text:p text:style-name="P79"><text:s text:c="8"/>dequeue();</text:p>
      <text:p text:style-name="P79"><text:s text:c="8"/>display();</text:p>
      <text:p text:style-name="P79"><text:s text:c="8"/>break;</text:p>
      <text:p text:style-name="P79"><text:s text:c="6"/></text:p>
      <text:p text:style-name="P79"><text:s text:c="6"/>}</text:p>
      <text:p text:style-name="P79"><text:s text:c="5"/>case 3:</text:p>
      <text:p text:style-name="P79"><text:s text:c="5"/>{</text:p>
      <text:p text:style-name="P79"><text:s text:c="7"/>display();</text:p>
      <text:p text:style-name="P79"><text:s text:c="7"/>break;</text:p>
      <text:p text:style-name="P79"><text:s text:c="5"/>}</text:p>
      <text:p text:style-name="P79"><text:s text:c="5"/>case 4:</text:p>
      <text:p text:style-name="P79"><text:s text:c="5"/>{</text:p>
      <text:p text:style-name="P79"><text:s text:c="7"/>rev();</text:p>
      <text:p text:style-name="P79"><text:s text:c="7"/>exit(0);</text:p>
      <text:p text:style-name="P79"><text:s text:c="7"/>break;</text:p>
      <text:p text:style-name="P79"><text:s text:c="5"/>} </text:p>
      <text:p text:style-name="P79"><text:s/>}</text:p>
      <text:p text:style-name="P79"><text:s text:c="3"/>}</text:p>
      <text:p text:style-name="P79">} </text:p>
      <text:p text:style-name="P37">OUTPUT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3</text:p>
      <text:p text:style-name="P80">the queue is:3--&gt;NULL</text:p>
      <text:p text:style-name="P80">MENU</text:p>
      <text:p text:style-name="P80"><text:soft-page-break/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11</text:p>
      <text:p text:style-name="P80">the queue is:3---&gt;11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5</text:p>
      <text:p text:style-name="P80">the queue is:3---&gt;11---&gt;5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7</text:p>
      <text:p text:style-name="P80">the queue is:3---&gt;11---&gt;5---&gt;7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3</text:p>
      <text:p text:style-name="P80">the queue is:3---&gt;11---&gt;5---&gt;7---&gt;3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9</text:p>
      <text:p text:style-name="P80">the queue is:3---&gt;11---&gt;5---&gt;7---&gt;3---&gt;9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1</text:p>
      <text:p text:style-name="P80">enter the value to insert in queue:8</text:p>
      <text:p text:style-name="P80"><text:soft-page-break/>the queue is:3---&gt;11---&gt;5---&gt;7---&gt;3---&gt;9---&gt;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3</text:p>
      <text:p text:style-name="P80">the stack is:3---&gt;NULL</text:p>
      <text:p text:style-name="P80">the queue is:11---&gt;5---&gt;7---&gt;3---&gt;9---&gt;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11</text:p>
      <text:p text:style-name="P80">the stack is:11---&gt;3---&gt;NULL</text:p>
      <text:p text:style-name="P80">the queue is:5---&gt;7---&gt;3---&gt;9---&gt;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5</text:p>
      <text:p text:style-name="P80">the stack is:5---&gt;11---&gt;3---&gt;NULL</text:p>
      <text:p text:style-name="P80">the queue is:7---&gt;3---&gt;9---&gt;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7</text:p>
      <text:p text:style-name="P80">the stack is:7---&gt;5---&gt;11---&gt;3---&gt;NULL</text:p>
      <text:p text:style-name="P80">the queue is:3---&gt;9---&gt;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3</text:p>
      <text:p text:style-name="P80">the stack is:3---&gt;7---&gt;5---&gt;11---&gt;3---&gt;NULL</text:p>
      <text:p text:style-name="P80">the queue is:9---&gt;8--&gt;NULL</text:p>
      <text:p text:style-name="P80">MENU</text:p>
      <text:p text:style-name="P80"><text:soft-page-break/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9</text:p>
      <text:p text:style-name="P80">the stack is:9---&gt;3---&gt;7---&gt;5---&gt;11---&gt;3---&gt;NULL</text:p>
      <text:p text:style-name="P80">the queue is:8--&gt;NULL</text:p>
      <text:p text:style-name="P80">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2</text:p>
      <text:p text:style-name="P80">dequeued is: 8</text:p>
      <text:p text:style-name="P80">the stack is:8---&gt;9---&gt;3---&gt;7---&gt;5---&gt;11---&gt;3---&gt;NULL</text:p>
      <text:p text:style-name="P80">queue is emptyMENU</text:p>
      <text:p text:style-name="P80">1)insert</text:p>
      <text:p text:style-name="P80">2)delete</text:p>
      <text:p text:style-name="P80">3)display</text:p>
      <text:p text:style-name="P80">4)reverse</text:p>
      <text:p text:style-name="P80">ENTER YOU CHOICE(1-4)</text:p>
      <text:p text:style-name="P80">choice:4</text:p>
      <text:p text:style-name="P80">the queue is:8---&gt;9---&gt;3---&gt;7---&gt;5---&gt;11---&gt;3--&gt;NULL</text:p>
      <text:p text:style-name="P79"/>
      <text:p text:style-name="P79"><text:s text:c="5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8"><text:soft-page-break/>CHECKING PALINDROME USING LINKED LIST</text:p>
      <text:p text:style-name="P39"/>
      <text:p text:style-name="P39">PROGRAM CODE</text:p>
      <text:p text:style-name="P81">//SANIN MOHAMMED N</text:p>
      <text:p text:style-name="P81">//B21CSB55</text:p>
      <text:p text:style-name="P92">#include&lt;stdio.h&gt; </text:p>
      <text:p text:style-name="P92">#include&lt;stdlib.h&gt; </text:p>
      <text:p text:style-name="P92">#include&lt;string.h&gt;</text:p>
      <text:p text:style-name="P92">#include&lt;ctype.h&gt;</text:p>
      <text:p text:style-name="P92">struct node </text:p>
      <text:p text:style-name="P92">{ </text:p>
      <text:p text:style-name="P92"><text:s/>struct node *prev; </text:p>
      <text:p text:style-name="P92">struct node *next; </text:p>
      <text:p text:style-name="P92">char data;</text:p>
      <text:p text:style-name="P92">}; </text:p>
      <text:p text:style-name="P92">struct node *head; </text:p>
      <text:p text:style-name="P92">void insertion_last(char x); </text:p>
      <text:p text:style-name="P92">void display(); </text:p>
      <text:p text:style-name="P92">void main () </text:p>
      <text:p text:style-name="P92">{ </text:p>
      <text:p text:style-name="P92">char str[20];</text:p>
      <text:p text:style-name="P92">int flag=0;</text:p>
      <text:p text:style-name="P92">printf("Enter the string\n");</text:p>
      <text:p text:style-name="P92">scanf("%s",str);</text:p>
      <text:p text:style-name="P92">int n = strlen(str);</text:p>
      <text:p text:style-name="P92">int i;</text:p>
      <text:p text:style-name="P92">for(i=0;i&lt;n;i++)</text:p>
      <text:p text:style-name="P92">{</text:p>
      <text:p text:style-name="P92">insertion_last(str[i]);</text:p>
      <text:p text:style-name="P92">}</text:p>
      <text:p text:style-name="P92">struct node *p=head;</text:p>
      <text:p text:style-name="P92">struct node *tail;</text:p>
      <text:p text:style-name="P92">while(p-&gt;next!=NULL)</text:p>
      <text:p text:style-name="P92">{</text:p>
      <text:p text:style-name="P92"><text:s/>p=p-&gt;next;</text:p>
      <text:p text:style-name="P92">}</text:p>
      <text:p text:style-name="P92">tail=p;</text:p>
      <text:p text:style-name="P92">p=head;</text:p>
      <text:p text:style-name="P92">for(i=0;i&lt;n/2;i++)</text:p>
      <text:p text:style-name="P93">{</text:p>
      <text:p text:style-name="P92">if(tolower(p-&gt;data)!= tolower(tail-&gt;data))</text:p>
      <text:p text:style-name="P92">{</text:p>
      <text:p text:style-name="P92">flag=1;</text:p>
      <text:p text:style-name="P92">break;</text:p>
      <text:p text:style-name="P93">}</text:p>
      <text:p text:style-name="P92"><text:span text:style-name="T10">e</text:span>lse{</text:p>
      <text:p text:style-name="P92">p=p-&gt;next;</text:p>
      <text:p text:style-name="P92">tail=tail-&gt;prev;</text:p>
      <text:p text:style-name="P92">}</text:p>
      <text:p text:style-name="P92">}</text:p>
      <text:p text:style-name="P92"><text:span text:style-name="T10">i</text:span>f(flag==1)</text:p>
      <text:p text:style-name="P92"><text:soft-page-break/>{</text:p>
      <text:p text:style-name="P92">printf("NOT PALINDROME\n");</text:p>
      <text:p text:style-name="P92">}</text:p>
      <text:p text:style-name="P92">else{</text:p>
      <text:p text:style-name="P92">printf("PALINDROME\n");</text:p>
      <text:p text:style-name="P92">}</text:p>
      <text:p text:style-name="P92">}</text:p>
      <text:p text:style-name="P92">void insertion_last(char x) </text:p>
      <text:p text:style-name="P92">{ </text:p>
      <text:p text:style-name="P92">struct node *ptr,*temp; </text:p>
      <text:p text:style-name="P92">int item; </text:p>
      <text:p text:style-name="P92">ptr = (struct node *) malloc(sizeof(struct node)); </text:p>
      <text:p text:style-name="P92">if(ptr == NULL) </text:p>
      <text:p text:style-name="P92">{ </text:p>
      <text:p text:style-name="P92">printf("\nOVERFLOW"); </text:p>
      <text:p text:style-name="P92">} </text:p>
      <text:p text:style-name="P92">else </text:p>
      <text:p text:style-name="P92">{ </text:p>
      <text:p text:style-name="P92">ptr-&gt;data=x; </text:p>
      <text:p text:style-name="P92">if(head == NULL) </text:p>
      <text:p text:style-name="P92">{ </text:p>
      <text:p text:style-name="P92">ptr-&gt;next = NULL; </text:p>
      <text:p text:style-name="P92">ptr-&gt;prev = NULL; </text:p>
      <text:p text:style-name="P92">head = ptr;</text:p>
      <text:p text:style-name="P92">} </text:p>
      <text:p text:style-name="P92">else </text:p>
      <text:p text:style-name="P92">{ </text:p>
      <text:p text:style-name="P92"><text:s/>temp = head;</text:p>
      <text:p text:style-name="P92">while(temp-&gt;next!=NULL) </text:p>
      <text:p text:style-name="P92">{ </text:p>
      <text:p text:style-name="P92"><text:s/>temp = temp-&gt;next; </text:p>
      <text:p text:style-name="P92">} </text:p>
      <text:p text:style-name="P92">temp-&gt;next = ptr; </text:p>
      <text:p text:style-name="P92"><text:s/>ptr -&gt;prev=temp; </text:p>
      <text:p text:style-name="P92"><text:s/>ptr-&gt;next = NULL; </text:p>
      <text:p text:style-name="P92">} </text:p>
      <text:p text:style-name="P92">}</text:p>
      <text:p text:style-name="P94">}</text:p>
      <text:p text:style-name="P96">OUTPUT</text:p>
      <text:p text:style-name="P95">Enter the string</text:p>
      <text:p text:style-name="P95">MAlayALAm</text:p>
      <text:p text:style-name="P95">PALINDROME</text:p>
      <text:p text:style-name="P95"/>
      <text:p text:style-name="P95">Enter the string</text:p>
      <text:p text:style-name="P95">APPLE</text:p>
      <text:p text:style-name="P95">NOT PALINDROME</text:p>
      <text:p text:style-name="P95"/>
      <text:p text:style-name="P95"/>
      <text:p text:style-name="P95"/>
      <text:p text:style-name="P95"/>
      <text:p text:style-name="P95"/>
      <text:p text:style-name="P106"><text:soft-page-break/>BUBBLE SORT</text:p>
      <text:p text:style-name="P105">PROGRAM CODE:</text:p>
      <text:p text:style-name="Normal">//<text:span text:style-name="T23">SANIN MOHAMMED N</text:span></text:p>
      <text:p text:style-name="Normal">//<text:span text:style-name="T23">B21CSB55</text:span></text:p>
      <text:p text:style-name="Normal">#include&lt;stdio.h&gt;</text:p>
      <text:p text:style-name="Normal">void main()</text:p>
      <text:p text:style-name="Normal">{</text:p>
      <text:p text:style-name="Normal">int a[50];</text:p>
      <text:p text:style-name="Normal">int i,j,n,temp=0,counte,countc;</text:p>
      <text:p text:style-name="Normal">printf("Enter limit: ");</text:p>
      <text:p text:style-name="Normal">scanf("%d",&amp;n);</text:p>
      <text:p text:style-name="Normal">printf("Enter elements:\n");</text:p>
      <text:p text:style-name="Normal"/>
      <text:p text:style-name="Normal">for(i=0;i&lt;n;i++)</text:p>
      <text:p text:style-name="Normal">scanf("%d",&amp;a[i]);</text:p>
      <text:p text:style-name="Normal"/>
      <text:p text:style-name="Normal">for(i=0;i&lt;n-1;i++)</text:p>
      <text:p text:style-name="Normal">{</text:p>
      <text:p text:style-name="Normal">for(j=0;j&lt;n-i-1;j++)</text:p>
      <text:p text:style-name="Normal">{</text:p>
      <text:p text:style-name="Normal">if(a[j]&gt;a[j+1])</text:p>
      <text:p text:style-name="Normal">{</text:p>
      <text:p text:style-name="Normal">temp=a[j];</text:p>
      <text:p text:style-name="Normal">a[j]=a[j+1];</text:p>
      <text:p text:style-name="Normal">a[j+1]=temp;</text:p>
      <text:p text:style-name="Normal">counte++;</text:p>
      <text:p text:style-name="Normal">}</text:p>
      <text:p text:style-name="Normal">countc++;</text:p>
      <text:p text:style-name="Normal">}</text:p>
      <text:p text:style-name="Normal">}</text:p>
      <text:p text:style-name="Normal">printf("sorted list:\n");</text:p>
      <text:p text:style-name="Normal">for(i=0;i&lt;n;i++)</text:p>
      <text:p text:style-name="Normal"/>
      <text:p text:style-name="Normal">printf("%d\n",a[i]);</text:p>
      <text:p text:style-name="Normal">printf("no.of exchanges:%d\n",counte);</text:p>
      <text:p text:style-name="Normal">printf("no.of comparisons:%d\n",countc);</text:p>
      <text:p text:style-name="Normal"/>
      <text:p text:style-name="Normal">}</text:p>
      <text:p text:style-name="Normal"/>
      <text:p text:style-name="Normal"/>
      <text:p text:style-name="Normal">OUTPUT:</text:p>
      <text:p text:style-name="Normal"/>
      <text:p text:style-name="Normal">Enter limit: 5</text:p>
      <text:p text:style-name="Normal">Enter elements:</text:p>
      <text:p text:style-name="Normal">22</text:p>
      <text:p text:style-name="Normal">1</text:p>
      <text:p text:style-name="Normal">521</text:p>
      <text:p text:style-name="Normal">4</text:p>
      <text:p text:style-name="Normal">75</text:p>
      <text:p text:style-name="Normal">sorted list:</text:p>
      <text:p text:style-name="Normal">1</text:p>
      <text:p text:style-name="Normal">4</text:p>
      <text:p text:style-name="Normal"><text:soft-page-break/>22</text:p>
      <text:p text:style-name="Normal">75</text:p>
      <text:p text:style-name="Normal">521</text:p>
      <text:p text:style-name="Normal">no.of exchanges:4</text:p>
      <text:p text:style-name="Normal">no.of comparisons:1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7"><text:soft-page-break/><text:span text:style-name="T15">S</text:span><text:span text:style-name="T14">ELECTION SORT</text:span></text:p>
      <text:p text:style-name="Normal"/>
      <text:p text:style-name="P105">PROGRAM CODE:</text:p>
      <text:p text:style-name="P108">//<text:span text:style-name="T23">SANIN MOHAMMED N</text:span></text:p>
      <text:p text:style-name="P108">//<text:span text:style-name="T23">B21CSB55</text:span></text:p>
      <text:p text:style-name="Normal">#include&lt;stdio.h&gt;</text:p>
      <text:p text:style-name="Normal">void main()</text:p>
      <text:p text:style-name="Normal">{</text:p>
      <text:p text:style-name="Normal">int arr[60];</text:p>
      <text:p text:style-name="Normal">int n,i,j,swap,pos,min,countc,counte;</text:p>
      <text:p text:style-name="Normal">printf("Enter limit: ");</text:p>
      <text:p text:style-name="Normal">scanf("%d",&amp;n);</text:p>
      <text:p text:style-name="Normal">printf("Enter elements:\t\n");</text:p>
      <text:p text:style-name="Normal">for(i=0;i&lt;n;i++)</text:p>
      <text:p text:style-name="Normal">{</text:p>
      <text:p text:style-name="Normal">scanf("%d",&amp;arr[i]);</text:p>
      <text:p text:style-name="Normal">}</text:p>
      <text:p text:style-name="Normal">for(i=0;i&lt;n-1;i++)</text:p>
      <text:p text:style-name="Normal">{</text:p>
      <text:p text:style-name="Normal">pos=i;</text:p>
      <text:p text:style-name="Normal">min=arr[i];</text:p>
      <text:p text:style-name="Normal">for(j=i+1;j&lt;n;j++)</text:p>
      <text:p text:style-name="Normal">{</text:p>
      <text:p text:style-name="Normal">if(arr[pos]&gt;arr[j])</text:p>
      <text:p text:style-name="Normal">{</text:p>
      <text:p text:style-name="Normal">pos=j;</text:p>
      <text:p text:style-name="Normal">swap=arr[i];</text:p>
      <text:p text:style-name="Normal">arr[i]=arr[pos];</text:p>
      <text:p text:style-name="Normal">arr[pos]=swap;</text:p>
      <text:p text:style-name="Normal">counte++;</text:p>
      <text:p text:style-name="Normal">}</text:p>
      <text:p text:style-name="Normal">}</text:p>
      <text:p text:style-name="Normal">countc++;</text:p>
      <text:p text:style-name="Normal">}</text:p>
      <text:p text:style-name="Normal"><text:span text:style-name="T18">p</text:span><text:span text:style-name="T17">rintf("Sorted list:\n");</text:span></text:p>
      <text:p text:style-name="Normal"><text:span text:style-name="T18">f</text:span><text:span text:style-name="T17">or(i=0;i&lt;n;i++)</text:span></text:p>
      <text:p text:style-name="Normal">printf("%d\t",arr[i]);</text:p>
      <text:p text:style-name="Normal">printf("\nno of comparisoons:%d\n",countc);</text:p>
      <text:p text:style-name="Normal">printf("no of exchanges:%d\n",counte);</text:p>
      <text:p text:style-name="Normal">}</text:p>
      <text:p text:style-name="P105">OUTPUT:</text:p>
      <text:p text:style-name="Normal"/>
      <text:p text:style-name="Normal">Enter limit: 4</text:p>
      <text:p text:style-name="Normal">Enter elements:</text:p>
      <text:p text:style-name="Normal">12</text:p>
      <text:p text:style-name="Normal">4</text:p>
      <text:p text:style-name="Normal">22</text:p>
      <text:p text:style-name="Normal">98</text:p>
      <text:p text:style-name="Normal">Sorted list:</text:p>
      <text:p text:style-name="Normal">4 12 22 98</text:p>
      <text:p text:style-name="Normal">no of comparisoons:3</text:p>
      <text:p text:style-name="Normal">no of exchanges:1</text:p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P100"><text:span text:style-name="T13">LINEAR SEARCH</text:span></text:p>
      <text:p text:style-name="P99">PROGRAM CODE:</text:p>
      <text:p text:style-name="P101">//<text:span text:style-name="T24">SANIN MOHAMMED N</text:span></text:p>
      <text:p text:style-name="Standard">//<text:span text:style-name="T24">B21CSB55</text:span></text:p>
      <text:p text:style-name="Standard">#include&lt;stdio.h&gt;</text:p>
      <text:p text:style-name="Standard">void main()</text:p>
      <text:p text:style-name="Standard">{</text:p>
      <text:p text:style-name="Standard"><text:span text:style-name="T17">int a[50];</text:span></text:p>
      <text:p text:style-name="Standard"><text:span text:style-name="T17">int i,j,count=0,n,search;printf("Enter limit: ");</text:span></text:p>
      <text:p text:style-name="Standard"><text:span text:style-name="T17">scanf("%d",&amp;n);</text:span></text:p>
      <text:p text:style-name="Standard"><text:span text:style-name="T17">printf("Enter elements:\n");</text:span></text:p>
      <text:p text:style-name="Standard"><text:span text:style-name="T17">for(i=0;i&lt;n;i++)</text:span></text:p>
      <text:p text:style-name="Standard"><text:span text:style-name="T17">scanf("%d",&amp;a[i]);</text:span></text:p>
      <text:p text:style-name="Standard"/>
      <text:p text:style-name="Standard"><text:span text:style-name="T17">printf("Enter element to search: ");</text:span></text:p>
      <text:p text:style-name="Standard"><text:span text:style-name="T17">scanf("%d",&amp;search);</text:span></text:p>
      <text:p text:style-name="Standard"><text:span text:style-name="T17">for(i=0;i&lt;n;i++)</text:span></text:p>
      <text:p text:style-name="Standard"><text:span text:style-name="T17">{</text:span></text:p>
      <text:p text:style-name="P102"><text:span text:style-name="T17">if(a[i]==search)</text:span></text:p>
      <text:p text:style-name="P102"><text:span text:style-name="T17">{</text:span></text:p>
      <text:p text:style-name="P102"><text:span text:style-name="T17">printf("Element %d found at %d\n",search,i+1);</text:span></text:p>
      <text:p text:style-name="P102"><text:span text:style-name="T17">count++;</text:span></text:p>
      <text:p text:style-name="P103">}</text:p>
      <text:p text:style-name="Standard"><text:span text:style-name="T17">}</text:span></text:p>
      <text:p text:style-name="Standard"><text:span text:style-name="T19">i</text:span><text:span text:style-name="T17">f(count==0)</text:span></text:p>
      <text:p text:style-name="Standard"><text:span text:style-name="T17">printf("Element not present in array");</text:span></text:p>
      <text:p text:style-name="Standard"><text:span text:style-name="T17">else</text:span></text:p>
      <text:p text:style-name="Standard"><text:span text:style-name="T17">printf("\nNo. of comparisons is %d\n",count);</text:span></text:p>
      <text:p text:style-name="Standard">}</text:p>
      <text:p text:style-name="Standard"/>
      <text:p text:style-name="P99">OUTPUT:</text:p>
      <text:p text:style-name="Standard">Enter limit: 5</text:p>
      <text:p text:style-name="Standard">Enter elements:</text:p>
      <text:p text:style-name="Standard">21</text:p>
      <text:p text:style-name="Standard">3</text:p>
      <text:p text:style-name="Standard">56</text:p>
      <text:p text:style-name="Standard">2</text:p>
      <text:p text:style-name="Standard">56</text:p>
      <text:p text:style-name="Standard">Enter element to search: 56</text:p>
      <text:p text:style-name="Standard">Element 56 found at 3</text:p>
      <text:p text:style-name="Standard">Element 56 found at 5</text:p>
      <text:p text:style-name="Standard"/>
      <text:p text:style-name="Standard">No. of comparisons is 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heriff" svg:font-family="'Liberation Sheriff'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:dlig&amp;smcp" svg:font-family="'Times New Roman:dlig&amp;smcp'" style:font-adornments="Bold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ist_20_Paragraph" style:display-name="List Paragraph" style:family="paragraph" style:default-outline-level="">
      <style:paragraph-properties fo:margin-left="1.27cm" fo:margin-right="0cm" fo:orphans="2" fo:widows="2" fo:text-indent="0cm" style:auto-text-indent="false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5:08:22.983288472</meta:creation-date>
    <dc:date>2023-01-06T14:51:33.123000000</dc:date>
    <meta:editing-duration>PT3H37M12S</meta:editing-duration>
    <meta:editing-cycles>26</meta:editing-cycles>
    <meta:generator>Neat_Office/6.2.8.2$Windows_x86 LibreOffice_project/</meta:generator>
    <meta:document-statistic meta:table-count="0" meta:image-count="0" meta:object-count="0" meta:page-count="101" meta:paragraph-count="3639" meta:word-count="6799" meta:character-count="61538" meta:non-whitespace-character-count="46340"/>
  </office:meta>
</office:document-meta>
</file>